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IN([.A1])" office:value-type="float" office:value="0" calcext:value-type="float">
            <text:p>0</text:p>
          </table:table-cell>
          <table:table-cell table:formula="of:=SIN([.A1])+(RAND()-0.5)*0.2" office:value-type="float" office:value="0.0764557374641299" calcext:value-type="float">
            <text:p>0.07645573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[.A2])" office:value-type="float" office:value="0.0998334166468282" calcext:value-type="float">
            <text:p>0.0998334166</text:p>
          </table:table-cell>
          <table:table-cell table:formula="of:=SIN([.A2])+(RAND()-0.5)*0.2" office:value-type="float" office:value="0.000678587785472362" calcext:value-type="float">
            <text:p>0.00067858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[.A3])" office:value-type="float" office:value="0.198669330795061" calcext:value-type="float">
            <text:p>0.1986693308</text:p>
          </table:table-cell>
          <table:table-cell table:formula="of:=SIN([.A3])+(RAND()-0.5)*0.2" office:value-type="float" office:value="0.216560634431195" calcext:value-type="float">
            <text:p>0.216560634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[.A4])" office:value-type="float" office:value="0.29552020666134" calcext:value-type="float">
            <text:p>0.2955202067</text:p>
          </table:table-cell>
          <table:table-cell table:formula="of:=SIN([.A4])+(RAND()-0.5)*0.2" office:value-type="float" office:value="0.380418813488822" calcext:value-type="float">
            <text:p>0.38041881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[.A5])" office:value-type="float" office:value="0.38941834230865" calcext:value-type="float">
            <text:p>0.3894183423</text:p>
          </table:table-cell>
          <table:table-cell table:formula="of:=SIN([.A5])+(RAND()-0.5)*0.2" office:value-type="float" office:value="0.418848721002738" calcext:value-type="float">
            <text:p>0.4188487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[.A6])" office:value-type="float" office:value="0.479425538604203" calcext:value-type="float">
            <text:p>0.4794255386</text:p>
          </table:table-cell>
          <table:table-cell table:formula="of:=SIN([.A6])+(RAND()-0.5)*0.2" office:value-type="float" office:value="0.536972848505768" calcext:value-type="float">
            <text:p>0.536972848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[.A7])" office:value-type="float" office:value="0.564642473395035" calcext:value-type="float">
            <text:p>0.5646424734</text:p>
          </table:table-cell>
          <table:table-cell table:formula="of:=SIN([.A7])+(RAND()-0.5)*0.2" office:value-type="float" office:value="0.637734835493431" calcext:value-type="float">
            <text:p>0.63773483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[.A8])" office:value-type="float" office:value="0.644217687237691" calcext:value-type="float">
            <text:p>0.6442176872</text:p>
          </table:table-cell>
          <table:table-cell table:formula="of:=SIN([.A8])+(RAND()-0.5)*0.2" office:value-type="float" office:value="0.643941644157898" calcext:value-type="float">
            <text:p>0.643941644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[.A9])" office:value-type="float" office:value="0.717356090899523" calcext:value-type="float">
            <text:p>0.7173560909</text:p>
          </table:table-cell>
          <table:table-cell table:formula="of:=SIN([.A9])+(RAND()-0.5)*0.2" office:value-type="float" office:value="0.63235717923377" calcext:value-type="float">
            <text:p>0.63235717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[.A10])" office:value-type="float" office:value="0.783326909627483" calcext:value-type="float">
            <text:p>0.7833269096</text:p>
          </table:table-cell>
          <table:table-cell table:formula="of:=SIN([.A10])+(RAND()-0.5)*0.2" office:value-type="float" office:value="0.714687892079071" calcext:value-type="float">
            <text:p>0.7146878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11])" office:value-type="float" office:value="0.841470984807896" calcext:value-type="float">
            <text:p>0.8414709848</text:p>
          </table:table-cell>
          <table:table-cell table:formula="of:=SIN([.A11])+(RAND()-0.5)*0.2" office:value-type="float" office:value="0.842364332657966" calcext:value-type="float">
            <text:p>0.842364332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IN([.A12])" office:value-type="float" office:value="0.891207360061435" calcext:value-type="float">
            <text:p>0.8912073601</text:p>
          </table:table-cell>
          <table:table-cell table:formula="of:=SIN([.A12])+(RAND()-0.5)*0.2" office:value-type="float" office:value="0.885421613328709" calcext:value-type="float">
            <text:p>0.88542161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[.A13])" office:value-type="float" office:value="0.932039085967226" calcext:value-type="float">
            <text:p>0.932039086</text:p>
          </table:table-cell>
          <table:table-cell table:formula="of:=SIN([.A13])+(RAND()-0.5)*0.2" office:value-type="float" office:value="0.914814099255709" calcext:value-type="float">
            <text:p>0.91481409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IN([.A14])" office:value-type="float" office:value="0.963558185417193" calcext:value-type="float">
            <text:p>0.9635581854</text:p>
          </table:table-cell>
          <table:table-cell table:formula="of:=SIN([.A14])+(RAND()-0.5)*0.2" office:value-type="float" office:value="0.903585447873908" calcext:value-type="float">
            <text:p>0.903585447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IN([.A15])" office:value-type="float" office:value="0.98544972998846" calcext:value-type="float">
            <text:p>0.98544973</text:p>
          </table:table-cell>
          <table:table-cell table:formula="of:=SIN([.A15])+(RAND()-0.5)*0.2" office:value-type="float" office:value="0.987100945402045" calcext:value-type="float">
            <text:p>0.987100945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[.A16])" office:value-type="float" office:value="0.997494986604055" calcext:value-type="float">
            <text:p>0.9974949866</text:p>
          </table:table-cell>
          <table:table-cell table:formula="of:=SIN([.A16])+(RAND()-0.5)*0.2" office:value-type="float" office:value="0.903192974112083" calcext:value-type="float">
            <text:p>0.903192974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IN([.A17])" office:value-type="float" office:value="0.999573603041505" calcext:value-type="float">
            <text:p>0.999573603</text:p>
          </table:table-cell>
          <table:table-cell table:formula="of:=SIN([.A17])+(RAND()-0.5)*0.2" office:value-type="float" office:value="1.08564337925244" calcext:value-type="float">
            <text:p>1.085643379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SIN([.A18])" office:value-type="float" office:value="0.991664810452468" calcext:value-type="float">
            <text:p>0.9916648105</text:p>
          </table:table-cell>
          <table:table-cell table:formula="of:=SIN([.A18])+(RAND()-0.5)*0.2" office:value-type="float" office:value="0.892306533243366" calcext:value-type="float">
            <text:p>0.892306533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IN([.A19])" office:value-type="float" office:value="0.973847630878195" calcext:value-type="float">
            <text:p>0.9738476309</text:p>
          </table:table-cell>
          <table:table-cell table:formula="of:=SIN([.A19])+(RAND()-0.5)*0.2" office:value-type="float" office:value="0.95282117591913" calcext:value-type="float">
            <text:p>0.952821175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SIN([.A20])" office:value-type="float" office:value="0.946300087687414" calcext:value-type="float">
            <text:p>0.9463000877</text:p>
          </table:table-cell>
          <table:table-cell table:formula="of:=SIN([.A20])+(RAND()-0.5)*0.2" office:value-type="float" office:value="0.890839130948153" calcext:value-type="float">
            <text:p>0.8908391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21])" office:value-type="float" office:value="0.909297426825682" calcext:value-type="float">
            <text:p>0.9092974268</text:p>
          </table:table-cell>
          <table:table-cell table:formula="of:=SIN([.A21])+(RAND()-0.5)*0.2" office:value-type="float" office:value="0.839007206809068" calcext:value-type="float">
            <text:p>0.839007206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SIN([.A22])" office:value-type="float" office:value="0.863209366648874" calcext:value-type="float">
            <text:p>0.8632093666</text:p>
          </table:table-cell>
          <table:table-cell table:formula="of:=SIN([.A22])+(RAND()-0.5)*0.2" office:value-type="float" office:value="0.771838048276907" calcext:value-type="float">
            <text:p>0.771838048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SIN([.A23])" office:value-type="float" office:value="0.80849640381959" calcext:value-type="float">
            <text:p>0.8084964038</text:p>
          </table:table-cell>
          <table:table-cell table:formula="of:=SIN([.A23])+(RAND()-0.5)*0.2" office:value-type="float" office:value="0.733457388993993" calcext:value-type="float">
            <text:p>0.73345738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SIN([.A24])" office:value-type="float" office:value="0.74570521217672" calcext:value-type="float">
            <text:p>0.7457052122</text:p>
          </table:table-cell>
          <table:table-cell table:formula="of:=SIN([.A24])+(RAND()-0.5)*0.2" office:value-type="float" office:value="0.646463053057844" calcext:value-type="float">
            <text:p>0.646463053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SIN([.A25])" office:value-type="float" office:value="0.675463180551151" calcext:value-type="float">
            <text:p>0.6754631806</text:p>
          </table:table-cell>
          <table:table-cell table:formula="of:=SIN([.A25])+(RAND()-0.5)*0.2" office:value-type="float" office:value="0.670279533583516" calcext:value-type="float">
            <text:p>0.67027953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SIN([.A26])" office:value-type="float" office:value="0.598472144103957" calcext:value-type="float">
            <text:p>0.5984721441</text:p>
          </table:table-cell>
          <table:table-cell table:formula="of:=SIN([.A26])+(RAND()-0.5)*0.2" office:value-type="float" office:value="0.52663690282346" calcext:value-type="float">
            <text:p>0.526636902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SIN([.A27])" office:value-type="float" office:value="0.515501371821464" calcext:value-type="float">
            <text:p>0.5155013718</text:p>
          </table:table-cell>
          <table:table-cell table:formula="of:=SIN([.A27])+(RAND()-0.5)*0.2" office:value-type="float" office:value="0.597251792255865" calcext:value-type="float">
            <text:p>0.597251792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SIN([.A28])" office:value-type="float" office:value="0.42737988023383" calcext:value-type="float">
            <text:p>0.4273798802</text:p>
          </table:table-cell>
          <table:table-cell table:formula="of:=SIN([.A28])+(RAND()-0.5)*0.2" office:value-type="float" office:value="0.405109518201252" calcext:value-type="float">
            <text:p>0.405109518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SIN([.A29])" office:value-type="float" office:value="0.334988150155905" calcext:value-type="float">
            <text:p>0.3349881502</text:p>
          </table:table-cell>
          <table:table-cell table:formula="of:=SIN([.A29])+(RAND()-0.5)*0.2" office:value-type="float" office:value="0.259854424993309" calcext:value-type="float">
            <text:p>0.25985442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SIN([.A30])" office:value-type="float" office:value="0.239249329213982" calcext:value-type="float">
            <text:p>0.2392493292</text:p>
          </table:table-cell>
          <table:table-cell table:formula="of:=SIN([.A30])+(RAND()-0.5)*0.2" office:value-type="float" office:value="0.200276099276727" calcext:value-type="float">
            <text:p>0.2002760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31])" office:value-type="float" office:value="0.141120008059867" calcext:value-type="float">
            <text:p>0.1411200081</text:p>
          </table:table-cell>
          <table:table-cell table:formula="of:=SIN([.A31])+(RAND()-0.5)*0.2" office:value-type="float" office:value="0.226249136502944" calcext:value-type="float">
            <text:p>0.226249136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SIN([.A32])" office:value-type="float" office:value="0.0415806624332905" calcext:value-type="float">
            <text:p>0.0415806624</text:p>
          </table:table-cell>
          <table:table-cell table:formula="of:=SIN([.A32])+(RAND()-0.5)*0.2" office:value-type="float" office:value="0.0652626667397559" calcext:value-type="float">
            <text:p>0.065262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SIN([.A33])" office:value-type="float" office:value="-0.0583741434275801" calcext:value-type="float">
            <text:p>-0.0583741434</text:p>
          </table:table-cell>
          <table:table-cell table:formula="of:=SIN([.A33])+(RAND()-0.5)*0.2" office:value-type="float" office:value="-0.0166352410226757" calcext:value-type="float">
            <text:p>-0.01663524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SIN([.A34])" office:value-type="float" office:value="-0.157745694143249" calcext:value-type="float">
            <text:p>-0.1577456941</text:p>
          </table:table-cell>
          <table:table-cell table:formula="of:=SIN([.A34])+(RAND()-0.5)*0.2" office:value-type="float" office:value="-0.135852320266439" calcext:value-type="float">
            <text:p>-0.135852320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SIN([.A35])" office:value-type="float" office:value="-0.255541102026832" calcext:value-type="float">
            <text:p>-0.255541102</text:p>
          </table:table-cell>
          <table:table-cell table:formula="of:=SIN([.A35])+(RAND()-0.5)*0.2" office:value-type="float" office:value="-0.299852652752083" calcext:value-type="float">
            <text:p>-0.299852652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SIN([.A36])" office:value-type="float" office:value="-0.35078322768962" calcext:value-type="float">
            <text:p>-0.3507832277</text:p>
          </table:table-cell>
          <table:table-cell table:formula="of:=SIN([.A36])+(RAND()-0.5)*0.2" office:value-type="float" office:value="-0.414882270179745" calcext:value-type="float">
            <text:p>-0.414882270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SIN([.A37])" office:value-type="float" office:value="-0.442520443294852" calcext:value-type="float">
            <text:p>-0.4425204433</text:p>
          </table:table-cell>
          <table:table-cell table:formula="of:=SIN([.A37])+(RAND()-0.5)*0.2" office:value-type="float" office:value="-0.348090739865511" calcext:value-type="float">
            <text:p>-0.348090739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SIN([.A38])" office:value-type="float" office:value="-0.529836140908493" calcext:value-type="float">
            <text:p>-0.5298361409</text:p>
          </table:table-cell>
          <table:table-cell table:formula="of:=SIN([.A38])+(RAND()-0.5)*0.2" office:value-type="float" office:value="-0.483966094032123" calcext:value-type="float">
            <text:p>-0.48396609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SIN([.A39])" office:value-type="float" office:value="-0.611857890942719" calcext:value-type="float">
            <text:p>-0.6118578909</text:p>
          </table:table-cell>
          <table:table-cell table:formula="of:=SIN([.A39])+(RAND()-0.5)*0.2" office:value-type="float" office:value="-0.553912187926125" calcext:value-type="float">
            <text:p>-0.553912187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SIN([.A40])" office:value-type="float" office:value="-0.687766159183974" calcext:value-type="float">
            <text:p>-0.6877661592</text:p>
          </table:table-cell>
          <table:table-cell table:formula="of:=SIN([.A40])+(RAND()-0.5)*0.2" office:value-type="float" office:value="-0.678806386978994" calcext:value-type="float">
            <text:p>-0.6788063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41])" office:value-type="float" office:value="-0.756802495307928" calcext:value-type="float">
            <text:p>-0.7568024953</text:p>
          </table:table-cell>
          <table:table-cell table:formula="of:=SIN([.A41])+(RAND()-0.5)*0.2" office:value-type="float" office:value="-0.769352955296343" calcext:value-type="float">
            <text:p>-0.769352955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SIN([.A42])" office:value-type="float" office:value="-0.818277111064411" calcext:value-type="float">
            <text:p>-0.8182771111</text:p>
          </table:table-cell>
          <table:table-cell table:formula="of:=SIN([.A42])+(RAND()-0.5)*0.2" office:value-type="float" office:value="-0.816958547264106" calcext:value-type="float">
            <text:p>-0.816958547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SIN([.A43])" office:value-type="float" office:value="-0.871575772413588" calcext:value-type="float">
            <text:p>-0.8715757724</text:p>
          </table:table-cell>
          <table:table-cell table:formula="of:=SIN([.A43])+(RAND()-0.5)*0.2" office:value-type="float" office:value="-0.893142751488439" calcext:value-type="float">
            <text:p>-0.893142751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SIN([.A44])" office:value-type="float" office:value="-0.916165936749455" calcext:value-type="float">
            <text:p>-0.9161659367</text:p>
          </table:table-cell>
          <table:table-cell table:formula="of:=SIN([.A44])+(RAND()-0.5)*0.2" office:value-type="float" office:value="-0.876204570021507" calcext:value-type="float">
            <text:p>-0.8762045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SIN([.A45])" office:value-type="float" office:value="-0.951602073889516" calcext:value-type="float">
            <text:p>-0.9516020739</text:p>
          </table:table-cell>
          <table:table-cell table:formula="of:=SIN([.A45])+(RAND()-0.5)*0.2" office:value-type="float" office:value="-0.957549040988378" calcext:value-type="float">
            <text:p>-0.95754904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SIN([.A46])" office:value-type="float" office:value="-0.977530117665097" calcext:value-type="float">
            <text:p>-0.9775301177</text:p>
          </table:table-cell>
          <table:table-cell table:formula="of:=SIN([.A46])+(RAND()-0.5)*0.2" office:value-type="float" office:value="-0.909072260099143" calcext:value-type="float">
            <text:p>-0.909072260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SIN([.A47])" office:value-type="float" office:value="-0.993691003633465" calcext:value-type="float">
            <text:p>-0.9936910036</text:p>
          </table:table-cell>
          <table:table-cell table:formula="of:=SIN([.A47])+(RAND()-0.5)*0.2" office:value-type="float" office:value="-0.957871025739039" calcext:value-type="float">
            <text:p>-0.957871025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SIN([.A48])" office:value-type="float" office:value="-0.999923257564101" calcext:value-type="float">
            <text:p>-0.9999232576</text:p>
          </table:table-cell>
          <table:table-cell table:formula="of:=SIN([.A48])+(RAND()-0.5)*0.2" office:value-type="float" office:value="-1.09251025918582" calcext:value-type="float">
            <text:p>-1.092510259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SIN([.A49])" office:value-type="float" office:value="-0.996164608835841" calcext:value-type="float">
            <text:p>-0.9961646088</text:p>
          </table:table-cell>
          <table:table-cell table:formula="of:=SIN([.A49])+(RAND()-0.5)*0.2" office:value-type="float" office:value="-0.925708437148148" calcext:value-type="float">
            <text:p>-0.925708437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SIN([.A50])" office:value-type="float" office:value="-0.982452612624332" calcext:value-type="float">
            <text:p>-0.9824526126</text:p>
          </table:table-cell>
          <table:table-cell table:formula="of:=SIN([.A50])+(RAND()-0.5)*0.2" office:value-type="float" office:value="-0.91069086452277" calcext:value-type="float">
            <text:p>-0.91069086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51])" office:value-type="float" office:value="-0.958924274663139" calcext:value-type="float">
            <text:p>-0.9589242747</text:p>
          </table:table-cell>
          <table:table-cell table:formula="of:=SIN([.A51])+(RAND()-0.5)*0.2" office:value-type="float" office:value="-0.96235146960679" calcext:value-type="float">
            <text:p>-0.962351469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SIN([.A52])" office:value-type="float" office:value="-0.925814682327732" calcext:value-type="float">
            <text:p>-0.9258146823</text:p>
          </table:table-cell>
          <table:table-cell table:formula="of:=SIN([.A52])+(RAND()-0.5)*0.2" office:value-type="float" office:value="-0.962941568567007" calcext:value-type="float">
            <text:p>-0.962941568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SIN([.A53])" office:value-type="float" office:value="-0.883454655720153" calcext:value-type="float">
            <text:p>-0.8834546557</text:p>
          </table:table-cell>
          <table:table-cell table:formula="of:=SIN([.A53])+(RAND()-0.5)*0.2" office:value-type="float" office:value="-0.832140520079293" calcext:value-type="float">
            <text:p>-0.832140520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SIN([.A54])" office:value-type="float" office:value="-0.832267442223901" calcext:value-type="float">
            <text:p>-0.8322674422</text:p>
          </table:table-cell>
          <table:table-cell table:formula="of:=SIN([.A54])+(RAND()-0.5)*0.2" office:value-type="float" office:value="-0.882592837483907" calcext:value-type="float">
            <text:p>-0.882592837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SIN([.A55])" office:value-type="float" office:value="-0.772764487555987" calcext:value-type="float">
            <text:p>-0.7727644876</text:p>
          </table:table-cell>
          <table:table-cell table:formula="of:=SIN([.A55])+(RAND()-0.5)*0.2" office:value-type="float" office:value="-0.711309970254815" calcext:value-type="float">
            <text:p>-0.711309970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SIN([.A56])" office:value-type="float" office:value="-0.705540325570392" calcext:value-type="float">
            <text:p>-0.7055403256</text:p>
          </table:table-cell>
          <table:table-cell table:formula="of:=SIN([.A56])+(RAND()-0.5)*0.2" office:value-type="float" office:value="-0.671491383512976" calcext:value-type="float">
            <text:p>-0.671491383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SIN([.A57])" office:value-type="float" office:value="-0.631266637872321" calcext:value-type="float">
            <text:p>-0.6312666379</text:p>
          </table:table-cell>
          <table:table-cell table:formula="of:=SIN([.A57])+(RAND()-0.5)*0.2" office:value-type="float" office:value="-0.576303481384528" calcext:value-type="float">
            <text:p>-0.576303481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SIN([.A58])" office:value-type="float" office:value="-0.550685542597638" calcext:value-type="float">
            <text:p>-0.5506855426</text:p>
          </table:table-cell>
          <table:table-cell table:formula="of:=SIN([.A58])+(RAND()-0.5)*0.2" office:value-type="float" office:value="-0.533685258877666" calcext:value-type="float">
            <text:p>-0.533685258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SIN([.A59])" office:value-type="float" office:value="-0.464602179413757" calcext:value-type="float">
            <text:p>-0.4646021794</text:p>
          </table:table-cell>
          <table:table-cell table:formula="of:=SIN([.A59])+(RAND()-0.5)*0.2" office:value-type="float" office:value="-0.563567264432183" calcext:value-type="float">
            <text:p>-0.563567264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SIN([.A60])" office:value-type="float" office:value="-0.373876664830236" calcext:value-type="float">
            <text:p>-0.3738766648</text:p>
          </table:table-cell>
          <table:table-cell table:formula="of:=SIN([.A60])+(RAND()-0.5)*0.2" office:value-type="float" office:value="-0.385973440712182" calcext:value-type="float">
            <text:p>-0.3859734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61])" office:value-type="float" office:value="-0.279415498198926" calcext:value-type="float">
            <text:p>-0.2794154982</text:p>
          </table:table-cell>
          <table:table-cell table:formula="of:=SIN([.A61])+(RAND()-0.5)*0.2" office:value-type="float" office:value="-0.184088568799182" calcext:value-type="float">
            <text:p>-0.184088568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SIN([.A62])" office:value-type="float" office:value="-0.182162504272095" calcext:value-type="float">
            <text:p>-0.1821625043</text:p>
          </table:table-cell>
          <table:table-cell table:formula="of:=SIN([.A62])+(RAND()-0.5)*0.2" office:value-type="float" office:value="-0.104730631645328" calcext:value-type="float">
            <text:p>-0.104730631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SIN([.A63])" office:value-type="float" office:value="-0.0830894028174964" calcext:value-type="float">
            <text:p>-0.0830894028</text:p>
          </table:table-cell>
          <table:table-cell table:formula="of:=SIN([.A63])+(RAND()-0.5)*0.2" office:value-type="float" office:value="-0.0459157572931883" calcext:value-type="float">
            <text:p>-0.045915757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SIN([.A64])" office:value-type="float" office:value="0.0168139004843506" calcext:value-type="float">
            <text:p>0.0168139005</text:p>
          </table:table-cell>
          <table:table-cell table:formula="of:=SIN([.A64])+(RAND()-0.5)*0.2" office:value-type="float" office:value="0.0462415675861957" calcext:value-type="float">
            <text:p>0.046241567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SIN([.A65])" office:value-type="float" office:value="0.116549204850494" calcext:value-type="float">
            <text:p>0.1165492049</text:p>
          </table:table-cell>
          <table:table-cell table:formula="of:=SIN([.A65])+(RAND()-0.5)*0.2" office:value-type="float" office:value="0.195152422554715" calcext:value-type="float">
            <text:p>0.195152422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SIN([.A66])" office:value-type="float" office:value="0.215119988087815" calcext:value-type="float">
            <text:p>0.2151199881</text:p>
          </table:table-cell>
          <table:table-cell table:formula="of:=SIN([.A66])+(RAND()-0.5)*0.2" office:value-type="float" office:value="0.217443394417194" calcext:value-type="float">
            <text:p>0.217443394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SIN([.A67])" office:value-type="float" office:value="0.311541363513379" calcext:value-type="float">
            <text:p>0.3115413635</text:p>
          </table:table-cell>
          <table:table-cell table:formula="of:=SIN([.A67])+(RAND()-0.5)*0.2" office:value-type="float" office:value="0.313362598149387" calcext:value-type="float">
            <text:p>0.313362598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SIN([.A68])" office:value-type="float" office:value="0.404849920616598" calcext:value-type="float">
            <text:p>0.4048499206</text:p>
          </table:table-cell>
          <table:table-cell table:formula="of:=SIN([.A68])+(RAND()-0.5)*0.2" office:value-type="float" office:value="0.453342386623026" calcext:value-type="float">
            <text:p>0.453342386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SIN([.A69])" office:value-type="float" office:value="0.494113351138609" calcext:value-type="float">
            <text:p>0.4941133511</text:p>
          </table:table-cell>
          <table:table-cell table:formula="of:=SIN([.A69])+(RAND()-0.5)*0.2" office:value-type="float" office:value="0.522831131391528" calcext:value-type="float">
            <text:p>0.522831131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SIN([.A70])" office:value-type="float" office:value="0.5784397643882" calcext:value-type="float">
            <text:p>0.5784397644</text:p>
          </table:table-cell>
          <table:table-cell table:formula="of:=SIN([.A70])+(RAND()-0.5)*0.2" office:value-type="float" office:value="0.581460519543212" calcext:value-type="float">
            <text:p>0.5814605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71])" office:value-type="float" office:value="0.656986598718789" calcext:value-type="float">
            <text:p>0.6569865987</text:p>
          </table:table-cell>
          <table:table-cell table:formula="of:=SIN([.A71])+(RAND()-0.5)*0.2" office:value-type="float" office:value="0.680063459232327" calcext:value-type="float">
            <text:p>0.680063459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SIN([.A72])" office:value-type="float" office:value="0.728969040125876" calcext:value-type="float">
            <text:p>0.7289690401</text:p>
          </table:table-cell>
          <table:table-cell table:formula="of:=SIN([.A72])+(RAND()-0.5)*0.2" office:value-type="float" office:value="0.78939101093848" calcext:value-type="float">
            <text:p>0.789391010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SIN([.A73])" office:value-type="float" office:value="0.793667863849153" calcext:value-type="float">
            <text:p>0.7936678638</text:p>
          </table:table-cell>
          <table:table-cell table:formula="of:=SIN([.A73])+(RAND()-0.5)*0.2" office:value-type="float" office:value="0.847217173715656" calcext:value-type="float">
            <text:p>0.847217173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SIN([.A74])" office:value-type="float" office:value="0.850436620628565" calcext:value-type="float">
            <text:p>0.8504366206</text:p>
          </table:table-cell>
          <table:table-cell table:formula="of:=SIN([.A74])+(RAND()-0.5)*0.2" office:value-type="float" office:value="0.945939350901275" calcext:value-type="float">
            <text:p>0.945939350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SIN([.A75])" office:value-type="float" office:value="0.898708095811627" calcext:value-type="float">
            <text:p>0.8987080958</text:p>
          </table:table-cell>
          <table:table-cell table:formula="of:=SIN([.A75])+(RAND()-0.5)*0.2" office:value-type="float" office:value="0.873527521910465" calcext:value-type="float">
            <text:p>0.873527521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SIN([.A76])" office:value-type="float" office:value="0.937999976774739" calcext:value-type="float">
            <text:p>0.9379999768</text:p>
          </table:table-cell>
          <table:table-cell table:formula="of:=SIN([.A76])+(RAND()-0.5)*0.2" office:value-type="float" office:value="0.936353361954974" calcext:value-type="float">
            <text:p>0.93635336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SIN([.A77])" office:value-type="float" office:value="0.967919672031487" calcext:value-type="float">
            <text:p>0.967919672</text:p>
          </table:table-cell>
          <table:table-cell table:formula="of:=SIN([.A77])+(RAND()-0.5)*0.2" office:value-type="float" office:value="0.87170519142651" calcext:value-type="float">
            <text:p>0.871705191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SIN([.A78])" office:value-type="float" office:value="0.988168233877" calcext:value-type="float">
            <text:p>0.9881682339</text:p>
          </table:table-cell>
          <table:table-cell table:formula="of:=SIN([.A78])+(RAND()-0.5)*0.2" office:value-type="float" office:value="0.892204962355968" calcext:value-type="float">
            <text:p>0.892204962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SIN([.A79])" office:value-type="float" office:value="0.998543345374605" calcext:value-type="float">
            <text:p>0.9985433454</text:p>
          </table:table-cell>
          <table:table-cell table:formula="of:=SIN([.A79])+(RAND()-0.5)*0.2" office:value-type="float" office:value="1.06712252144291" calcext:value-type="float">
            <text:p>1.067122521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SIN([.A80])" office:value-type="float" office:value="0.998941341839772" calcext:value-type="float">
            <text:p>0.9989413418</text:p>
          </table:table-cell>
          <table:table-cell table:formula="of:=SIN([.A80])+(RAND()-0.5)*0.2" office:value-type="float" office:value="0.996650254592341" calcext:value-type="float">
            <text:p>0.9966502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81])" office:value-type="float" office:value="0.989358246623382" calcext:value-type="float">
            <text:p>0.9893582466</text:p>
          </table:table-cell>
          <table:table-cell table:formula="of:=SIN([.A81])+(RAND()-0.5)*0.2" office:value-type="float" office:value="1.03769329564537" calcext:value-type="float">
            <text:p>1.037693295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SIN([.A82])" office:value-type="float" office:value="0.969889810845086" calcext:value-type="float">
            <text:p>0.9698898108</text:p>
          </table:table-cell>
          <table:table-cell table:formula="of:=SIN([.A82])+(RAND()-0.5)*0.2" office:value-type="float" office:value="0.893112582830543" calcext:value-type="float">
            <text:p>0.893112582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SIN([.A83])" office:value-type="float" office:value="0.940730556679772" calcext:value-type="float">
            <text:p>0.9407305567</text:p>
          </table:table-cell>
          <table:table-cell table:formula="of:=SIN([.A83])+(RAND()-0.5)*0.2" office:value-type="float" office:value="0.938566176148015" calcext:value-type="float">
            <text:p>0.938566176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SIN([.A84])" office:value-type="float" office:value="0.902171833756293" calcext:value-type="float">
            <text:p>0.9021718338</text:p>
          </table:table-cell>
          <table:table-cell table:formula="of:=SIN([.A84])+(RAND()-0.5)*0.2" office:value-type="float" office:value="0.904375877407293" calcext:value-type="float">
            <text:p>0.904375877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SIN([.A85])" office:value-type="float" office:value="0.85459890808828" calcext:value-type="float">
            <text:p>0.8545989081</text:p>
          </table:table-cell>
          <table:table-cell table:formula="of:=SIN([.A85])+(RAND()-0.5)*0.2" office:value-type="float" office:value="0.85805675914429" calcext:value-type="float">
            <text:p>0.858056759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SIN([.A86])" office:value-type="float" office:value="0.79848711262349" calcext:value-type="float">
            <text:p>0.7984871126</text:p>
          </table:table-cell>
          <table:table-cell table:formula="of:=SIN([.A86])+(RAND()-0.5)*0.2" office:value-type="float" office:value="0.869033067625798" calcext:value-type="float">
            <text:p>0.869033067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SIN([.A87])" office:value-type="float" office:value="0.734397097874113" calcext:value-type="float">
            <text:p>0.7343970979</text:p>
          </table:table-cell>
          <table:table-cell table:formula="of:=SIN([.A87])+(RAND()-0.5)*0.2" office:value-type="float" office:value="0.806156286049315" calcext:value-type="float">
            <text:p>0.80615628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SIN([.A88])" office:value-type="float" office:value="0.662969230082182" calcext:value-type="float">
            <text:p>0.6629692301</text:p>
          </table:table-cell>
          <table:table-cell table:formula="of:=SIN([.A88])+(RAND()-0.5)*0.2" office:value-type="float" office:value="0.588722513536287" calcext:value-type="float">
            <text:p>0.588722513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SIN([.A89])" office:value-type="float" office:value="0.584917192891762" calcext:value-type="float">
            <text:p>0.5849171929</text:p>
          </table:table-cell>
          <table:table-cell table:formula="of:=SIN([.A89])+(RAND()-0.5)*0.2" office:value-type="float" office:value="0.55018433754757" calcext:value-type="float">
            <text:p>0.550184337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SIN([.A90])" office:value-type="float" office:value="0.501020856457885" calcext:value-type="float">
            <text:p>0.5010208565</text:p>
          </table:table-cell>
          <table:table-cell table:formula="of:=SIN([.A90])+(RAND()-0.5)*0.2" office:value-type="float" office:value="0.491857362515415" calcext:value-type="float">
            <text:p>0.4918573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91])" office:value-type="float" office:value="0.412118485241757" calcext:value-type="float">
            <text:p>0.4121184852</text:p>
          </table:table-cell>
          <table:table-cell table:formula="of:=SIN([.A91])+(RAND()-0.5)*0.2" office:value-type="float" office:value="0.420166142282636" calcext:value-type="float">
            <text:p>0.420166142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SIN([.A92])" office:value-type="float" office:value="0.319098362349352" calcext:value-type="float">
            <text:p>0.3190983623</text:p>
          </table:table-cell>
          <table:table-cell table:formula="of:=SIN([.A92])+(RAND()-0.5)*0.2" office:value-type="float" office:value="0.325335744884243" calcext:value-type="float">
            <text:p>0.325335744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SIN([.A93])" office:value-type="float" office:value="0.222889914100246" calcext:value-type="float">
            <text:p>0.2228899141</text:p>
          </table:table-cell>
          <table:table-cell table:formula="of:=SIN([.A93])+(RAND()-0.5)*0.2" office:value-type="float" office:value="0.226247687560694" calcext:value-type="float">
            <text:p>0.226247687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SIN([.A94])" office:value-type="float" office:value="0.124454423507062" calcext:value-type="float">
            <text:p>0.1244544235</text:p>
          </table:table-cell>
          <table:table-cell table:formula="of:=SIN([.A94])+(RAND()-0.5)*0.2" office:value-type="float" office:value="0.0522562558309556" calcext:value-type="float">
            <text:p>0.052256255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SIN([.A95])" office:value-type="float" office:value="0.0247754254533578" calcext:value-type="float">
            <text:p>0.0247754255</text:p>
          </table:table-cell>
          <table:table-cell table:formula="of:=SIN([.A95])+(RAND()-0.5)*0.2" office:value-type="float" office:value="0.065121769827478" calcext:value-type="float">
            <text:p>0.065121769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SIN([.A96])" office:value-type="float" office:value="-0.0751511204618093" calcext:value-type="float">
            <text:p>-0.0751511205</text:p>
          </table:table-cell>
          <table:table-cell table:formula="of:=SIN([.A96])+(RAND()-0.5)*0.2" office:value-type="float" office:value="-0.0997724253780272" calcext:value-type="float">
            <text:p>-0.09977242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SIN([.A97])" office:value-type="float" office:value="-0.17432678122298" calcext:value-type="float">
            <text:p>-0.1743267812</text:p>
          </table:table-cell>
          <table:table-cell table:formula="of:=SIN([.A97])+(RAND()-0.5)*0.2" office:value-type="float" office:value="-0.142005834628279" calcext:value-type="float">
            <text:p>-0.142005834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SIN([.A98])" office:value-type="float" office:value="-0.271760626410942" calcext:value-type="float">
            <text:p>-0.2717606264</text:p>
          </table:table-cell>
          <table:table-cell table:formula="of:=SIN([.A98])+(RAND()-0.5)*0.2" office:value-type="float" office:value="-0.173543895728763" calcext:value-type="float">
            <text:p>-0.173543895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SIN([.A99])" office:value-type="float" office:value="-0.366479129251927" calcext:value-type="float">
            <text:p>-0.3664791293</text:p>
          </table:table-cell>
          <table:table-cell table:formula="of:=SIN([.A99])+(RAND()-0.5)*0.2" office:value-type="float" office:value="-0.364677291736841" calcext:value-type="float">
            <text:p>-0.364677291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SIN([.A100])" office:value-type="float" office:value="-0.45753589377532" calcext:value-type="float">
            <text:p>-0.4575358938</text:p>
          </table:table-cell>
          <table:table-cell table:formula="of:=SIN([.A100])+(RAND()-0.5)*0.2" office:value-type="float" office:value="-0.462932353073528" calcext:value-type="float">
            <text:p>-0.4629323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01])" office:value-type="float" office:value="-0.544021110889368" calcext:value-type="float">
            <text:p>-0.5440211109</text:p>
          </table:table-cell>
          <table:table-cell table:formula="of:=SIN([.A101])+(RAND()-0.5)*0.2" office:value-type="float" office:value="-0.637836544402741" calcext:value-type="float">
            <text:p>-0.637836544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SIN([.A102])" office:value-type="float" office:value="-0.625070648892881" calcext:value-type="float">
            <text:p>-0.6250706489</text:p>
          </table:table-cell>
          <table:table-cell table:formula="of:=SIN([.A102])+(RAND()-0.5)*0.2" office:value-type="float" office:value="-0.699498489425616" calcext:value-type="float">
            <text:p>-0.699498489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SIN([.A103])" office:value-type="float" office:value="-0.699874687593541" calcext:value-type="float">
            <text:p>-0.6998746876</text:p>
          </table:table-cell>
          <table:table-cell table:formula="of:=SIN([.A103])+(RAND()-0.5)*0.2" office:value-type="float" office:value="-0.768591490367538" calcext:value-type="float">
            <text:p>-0.768591490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SIN([.A104])" office:value-type="float" office:value="-0.76768580976358" calcext:value-type="float">
            <text:p>-0.7676858098</text:p>
          </table:table-cell>
          <table:table-cell table:formula="of:=SIN([.A104])+(RAND()-0.5)*0.2" office:value-type="float" office:value="-0.831389142744675" calcext:value-type="float">
            <text:p>-0.831389142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SIN([.A105])" office:value-type="float" office:value="-0.827826469085652" calcext:value-type="float">
            <text:p>-0.8278264691</text:p>
          </table:table-cell>
          <table:table-cell table:formula="of:=SIN([.A105])+(RAND()-0.5)*0.2" office:value-type="float" office:value="-0.82442472905061" calcext:value-type="float">
            <text:p>-0.824424729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SIN([.A106])" office:value-type="float" office:value="-0.879695759971668" calcext:value-type="float">
            <text:p>-0.87969576</text:p>
          </table:table-cell>
          <table:table-cell table:formula="of:=SIN([.A106])+(RAND()-0.5)*0.2" office:value-type="float" office:value="-0.936437535218005" calcext:value-type="float">
            <text:p>-0.9364375352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SIN([.A107])" office:value-type="float" office:value="-0.922775421612805" calcext:value-type="float">
            <text:p>-0.9227754216</text:p>
          </table:table-cell>
          <table:table-cell table:formula="of:=SIN([.A107])+(RAND()-0.5)*0.2" office:value-type="float" office:value="-0.841183772119603" calcext:value-type="float">
            <text:p>-0.841183772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SIN([.A108])" office:value-type="float" office:value="-0.956635016270187" calcext:value-type="float">
            <text:p>-0.9566350163</text:p>
          </table:table-cell>
          <table:table-cell table:formula="of:=SIN([.A108])+(RAND()-0.5)*0.2" office:value-type="float" office:value="-0.859905130017754" calcext:value-type="float">
            <text:p>-0.8599051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SIN([.A109])" office:value-type="float" office:value="-0.98093623006649" calcext:value-type="float">
            <text:p>-0.9809362301</text:p>
          </table:table-cell>
          <table:table-cell table:formula="of:=SIN([.A109])+(RAND()-0.5)*0.2" office:value-type="float" office:value="-0.968538362159652" calcext:value-type="float">
            <text:p>-0.968538362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SIN([.A110])" office:value-type="float" office:value="-0.995436253306377" calcext:value-type="float">
            <text:p>-0.9954362533</text:p>
          </table:table-cell>
          <table:table-cell table:formula="of:=SIN([.A110])+(RAND()-0.5)*0.2" office:value-type="float" office:value="-0.955355038867253" calcext:value-type="float">
            <text:p>-0.9553550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11])" office:value-type="float" office:value="-0.999990206550704" calcext:value-type="float">
            <text:p>-0.9999902066</text:p>
          </table:table-cell>
          <table:table-cell table:formula="of:=SIN([.A111])+(RAND()-0.5)*0.2" office:value-type="float" office:value="-1.0693219751249" calcext:value-type="float">
            <text:p>-1.069321975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SIN([.A112])" office:value-type="float" office:value="-0.99455258820399" calcext:value-type="float">
            <text:p>-0.9945525882</text:p>
          </table:table-cell>
          <table:table-cell table:formula="of:=SIN([.A112])+(RAND()-0.5)*0.2" office:value-type="float" office:value="-1.0138394315467" calcext:value-type="float">
            <text:p>-1.013839431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SIN([.A113])" office:value-type="float" office:value="-0.979177729151318" calcext:value-type="float">
            <text:p>-0.9791777292</text:p>
          </table:table-cell>
          <table:table-cell table:formula="of:=SIN([.A113])+(RAND()-0.5)*0.2" office:value-type="float" office:value="-0.911065639061029" calcext:value-type="float">
            <text:p>-0.911065639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SIN([.A114])" office:value-type="float" office:value="-0.954019249902091" calcext:value-type="float">
            <text:p>-0.9540192499</text:p>
          </table:table-cell>
          <table:table-cell table:formula="of:=SIN([.A114])+(RAND()-0.5)*0.2" office:value-type="float" office:value="-1.05111812210733" calcext:value-type="float">
            <text:p>-1.051118122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SIN([.A115])" office:value-type="float" office:value="-0.919328525664679" calcext:value-type="float">
            <text:p>-0.9193285257</text:p>
          </table:table-cell>
          <table:table-cell table:formula="of:=SIN([.A115])+(RAND()-0.5)*0.2" office:value-type="float" office:value="-0.986917341735608" calcext:value-type="float">
            <text:p>-0.986917341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SIN([.A116])" office:value-type="float" office:value="-0.875452174688432" calcext:value-type="float">
            <text:p>-0.8754521747</text:p>
          </table:table-cell>
          <table:table-cell table:formula="of:=SIN([.A116])+(RAND()-0.5)*0.2" office:value-type="float" office:value="-0.961537628969852" calcext:value-type="float">
            <text:p>-0.96153762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SIN([.A117])" office:value-type="float" office:value="-0.822828594968713" calcext:value-type="float">
            <text:p>-0.822828595</text:p>
          </table:table-cell>
          <table:table-cell table:formula="of:=SIN([.A117])+(RAND()-0.5)*0.2" office:value-type="float" office:value="-0.77866069492983" calcext:value-type="float">
            <text:p>-0.778660694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SIN([.A118])" office:value-type="float" office:value="-0.761983583919038" calcext:value-type="float">
            <text:p>-0.7619835839</text:p>
          </table:table-cell>
          <table:table-cell table:formula="of:=SIN([.A118])+(RAND()-0.5)*0.2" office:value-type="float" office:value="-0.765631106826742" calcext:value-type="float">
            <text:p>-0.7656311068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SIN([.A119])" office:value-type="float" office:value="-0.693525084777129" calcext:value-type="float">
            <text:p>-0.6935250848</text:p>
          </table:table-cell>
          <table:table-cell table:formula="of:=SIN([.A119])+(RAND()-0.5)*0.2" office:value-type="float" office:value="-0.633786834653792" calcext:value-type="float">
            <text:p>-0.633786834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SIN([.A120])" office:value-type="float" office:value="-0.61813711223704" calcext:value-type="float">
            <text:p>-0.6181371122</text:p>
          </table:table-cell>
          <table:table-cell table:formula="of:=SIN([.A120])+(RAND()-0.5)*0.2" office:value-type="float" office:value="-0.645540049928699" calcext:value-type="float">
            <text:p>-0.6455400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21])" office:value-type="float" office:value="-0.536572918000442" calcext:value-type="float">
            <text:p>-0.536572918</text:p>
          </table:table-cell>
          <table:table-cell table:formula="of:=SIN([.A121])+(RAND()-0.5)*0.2" office:value-type="float" office:value="-0.510627334083242" calcext:value-type="float">
            <text:p>-0.510627334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SIN([.A122])" office:value-type="float" office:value="-0.449647464534609" calcext:value-type="float">
            <text:p>-0.4496474645</text:p>
          </table:table-cell>
          <table:table-cell table:formula="of:=SIN([.A122])+(RAND()-0.5)*0.2" office:value-type="float" office:value="-0.396673201328485" calcext:value-type="float">
            <text:p>-0.396673201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SIN([.A123])" office:value-type="float" office:value="-0.358229282236837" calcext:value-type="float">
            <text:p>-0.3582292822</text:p>
          </table:table-cell>
          <table:table-cell table:formula="of:=SIN([.A123])+(RAND()-0.5)*0.2" office:value-type="float" office:value="-0.383939027710997" calcext:value-type="float">
            <text:p>-0.383939027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SIN([.A124])" office:value-type="float" office:value="-0.263231791365811" calcext:value-type="float">
            <text:p>-0.2632317914</text:p>
          </table:table-cell>
          <table:table-cell table:formula="of:=SIN([.A124])+(RAND()-0.5)*0.2" office:value-type="float" office:value="-0.178865373363638" calcext:value-type="float">
            <text:p>-0.178865373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SIN([.A125])" office:value-type="float" office:value="-0.16560417544832" calcext:value-type="float">
            <text:p>-0.1656041754</text:p>
          </table:table-cell>
          <table:table-cell table:formula="of:=SIN([.A125])+(RAND()-0.5)*0.2" office:value-type="float" office:value="-0.15319829840017" calcext:value-type="float">
            <text:p>-0.153198298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SIN([.A126])" office:value-type="float" office:value="-0.0663218973512113" calcext:value-type="float">
            <text:p>-0.0663218974</text:p>
          </table:table-cell>
          <table:table-cell table:formula="of:=SIN([.A126])+(RAND()-0.5)*0.2" office:value-type="float" office:value="-0.114041558451048" calcext:value-type="float">
            <text:p>-0.114041558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SIN([.A127])" office:value-type="float" office:value="0.033623047221126" calcext:value-type="float">
            <text:p>0.0336230472</text:p>
          </table:table-cell>
          <table:table-cell table:formula="of:=SIN([.A127])+(RAND()-0.5)*0.2" office:value-type="float" office:value="0.114277799522178" calcext:value-type="float">
            <text:p>0.114277799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SIN([.A128])" office:value-type="float" office:value="0.133232041419932" calcext:value-type="float">
            <text:p>0.1332320414</text:p>
          </table:table-cell>
          <table:table-cell table:formula="of:=SIN([.A128])+(RAND()-0.5)*0.2" office:value-type="float" office:value="0.155204210262262" calcext:value-type="float">
            <text:p>0.155204210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SIN([.A129])" office:value-type="float" office:value="0.231509825101527" calcext:value-type="float">
            <text:p>0.2315098251</text:p>
          </table:table-cell>
          <table:table-cell table:formula="of:=SIN([.A129])+(RAND()-0.5)*0.2" office:value-type="float" office:value="0.2728295966782" calcext:value-type="float">
            <text:p>0.272829596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SIN([.A130])" office:value-type="float" office:value="0.327474439137681" calcext:value-type="float">
            <text:p>0.3274744391</text:p>
          </table:table-cell>
          <table:table-cell table:formula="of:=SIN([.A130])+(RAND()-0.5)*0.2" office:value-type="float" office:value="0.314071671146034" calcext:value-type="float">
            <text:p>0.31407167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31])" office:value-type="float" office:value="0.42016703682663" calcext:value-type="float">
            <text:p>0.4201670368</text:p>
          </table:table-cell>
          <table:table-cell table:formula="of:=SIN([.A131])+(RAND()-0.5)*0.2" office:value-type="float" office:value="0.406665643264447" calcext:value-type="float">
            <text:p>0.406665643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IN([.A132])" office:value-type="float" office:value="0.508661464372363" calcext:value-type="float">
            <text:p>0.5086614644</text:p>
          </table:table-cell>
          <table:table-cell table:formula="of:=SIN([.A132])+(RAND()-0.5)*0.2" office:value-type="float" office:value="0.424403663821232" calcext:value-type="float">
            <text:p>0.424403663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IN([.A133])" office:value-type="float" office:value="0.592073514707213" calcext:value-type="float">
            <text:p>0.5920735147</text:p>
          </table:table-cell>
          <table:table-cell table:formula="of:=SIN([.A133])+(RAND()-0.5)*0.2" office:value-type="float" office:value="0.585613010147413" calcext:value-type="float">
            <text:p>0.585613010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SIN([.A134])" office:value-type="float" office:value="0.669569762196592" calcext:value-type="float">
            <text:p>0.6695697622</text:p>
          </table:table-cell>
          <table:table-cell table:formula="of:=SIN([.A134])+(RAND()-0.5)*0.2" office:value-type="float" office:value="0.610921004187516" calcext:value-type="float">
            <text:p>0.610921004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SIN([.A135])" office:value-type="float" office:value="0.740375889952439" calcext:value-type="float">
            <text:p>0.74037589</text:p>
          </table:table-cell>
          <table:table-cell table:formula="of:=SIN([.A135])+(RAND()-0.5)*0.2" office:value-type="float" office:value="0.734389771402958" calcext:value-type="float">
            <text:p>0.734389771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SIN([.A136])" office:value-type="float" office:value="0.803784426551612" calcext:value-type="float">
            <text:p>0.8037844266</text:p>
          </table:table-cell>
          <table:table-cell table:formula="of:=SIN([.A136])+(RAND()-0.5)*0.2" office:value-type="float" office:value="0.781692433514001" calcext:value-type="float">
            <text:p>0.781692433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IN([.A137])" office:value-type="float" office:value="0.859161814856489" calcext:value-type="float">
            <text:p>0.8591618149</text:p>
          </table:table-cell>
          <table:table-cell table:formula="of:=SIN([.A137])+(RAND()-0.5)*0.2" office:value-type="float" office:value="0.889906383254711" calcext:value-type="float">
            <text:p>0.889906383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SIN([.A138])" office:value-type="float" office:value="0.905954742308456" calcext:value-type="float">
            <text:p>0.9059547423</text:p>
          </table:table-cell>
          <table:table-cell table:formula="of:=SIN([.A138])+(RAND()-0.5)*0.2" office:value-type="float" office:value="0.890712930464867" calcext:value-type="float">
            <text:p>0.890712930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SIN([.A139])" office:value-type="float" office:value="0.9436956694441" calcext:value-type="float">
            <text:p>0.9436956694</text:p>
          </table:table-cell>
          <table:table-cell table:formula="of:=SIN([.A139])+(RAND()-0.5)*0.2" office:value-type="float" office:value="0.948176464587272" calcext:value-type="float">
            <text:p>0.9481764646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SIN([.A140])" office:value-type="float" office:value="0.972007501394972" calcext:value-type="float">
            <text:p>0.9720075014</text:p>
          </table:table-cell>
          <table:table-cell table:formula="of:=SIN([.A140])+(RAND()-0.5)*0.2" office:value-type="float" office:value="0.961313952262998" calcext:value-type="float">
            <text:p>0.96131395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41])" office:value-type="float" office:value="0.990607355694868" calcext:value-type="float">
            <text:p>0.9906073557</text:p>
          </table:table-cell>
          <table:table-cell table:formula="of:=SIN([.A141])+(RAND()-0.5)*0.2" office:value-type="float" office:value="0.90066753972473" calcext:value-type="float">
            <text:p>0.9006675397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IN([.A142])" office:value-type="float" office:value="0.999309388747917" calcext:value-type="float">
            <text:p>0.9993093887</text:p>
          </table:table-cell>
          <table:table-cell table:formula="of:=SIN([.A142])+(RAND()-0.5)*0.2" office:value-type="float" office:value="0.952714582778992" calcext:value-type="float">
            <text:p>0.9527145828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SIN([.A143])" office:value-type="float" office:value="0.998026652716363" calcext:value-type="float">
            <text:p>0.9980266527</text:p>
          </table:table-cell>
          <table:table-cell table:formula="of:=SIN([.A143])+(RAND()-0.5)*0.2" office:value-type="float" office:value="0.964860186714942" calcext:value-type="float">
            <text:p>0.964860186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SIN([.A144])" office:value-type="float" office:value="0.986771964274616" calcext:value-type="float">
            <text:p>0.9867719643</text:p>
          </table:table-cell>
          <table:table-cell table:formula="of:=SIN([.A144])+(RAND()-0.5)*0.2" office:value-type="float" office:value="1.01356482928832" calcext:value-type="float">
            <text:p>1.013564829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IN([.A145])" office:value-type="float" office:value="0.965657776549282" calcext:value-type="float">
            <text:p>0.9656577765</text:p>
          </table:table-cell>
          <table:table-cell table:formula="of:=SIN([.A145])+(RAND()-0.5)*0.2" office:value-type="float" office:value="0.98532335539517" calcext:value-type="float">
            <text:p>0.985323355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IN([.A146])" office:value-type="float" office:value="0.934895055524689" calcext:value-type="float">
            <text:p>0.9348950555</text:p>
          </table:table-cell>
          <table:table-cell table:formula="of:=SIN([.A146])+(RAND()-0.5)*0.2" office:value-type="float" office:value="0.873523751057369" calcext:value-type="float">
            <text:p>0.873523751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IN([.A147])" office:value-type="float" office:value="0.894791172140512" calcext:value-type="float">
            <text:p>0.8947911721</text:p>
          </table:table-cell>
          <table:table-cell table:formula="of:=SIN([.A147])+(RAND()-0.5)*0.2" office:value-type="float" office:value="0.959532645971748" calcext:value-type="float">
            <text:p>0.95953264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IN([.A148])" office:value-type="float" office:value="0.845746831142944" calcext:value-type="float">
            <text:p>0.8457468311</text:p>
          </table:table-cell>
          <table:table-cell table:formula="of:=SIN([.A148])+(RAND()-0.5)*0.2" office:value-type="float" office:value="0.849041843380448" calcext:value-type="float">
            <text:p>0.849041843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IN([.A149])" office:value-type="float" office:value="0.788252067375328" calcext:value-type="float">
            <text:p>0.7882520674</text:p>
          </table:table-cell>
          <table:table-cell table:formula="of:=SIN([.A149])+(RAND()-0.5)*0.2" office:value-type="float" office:value="0.806398745063092" calcext:value-type="float">
            <text:p>0.806398745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SIN([.A150])" office:value-type="float" office:value="0.72288134951199" calcext:value-type="float">
            <text:p>0.7228813495</text:p>
          </table:table-cell>
          <table:table-cell table:formula="of:=SIN([.A150])+(RAND()-0.5)*0.2" office:value-type="float" office:value="0.629718934847587" calcext:value-type="float">
            <text:p>0.6297189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151])" office:value-type="float" office:value="0.650287840157132" calcext:value-type="float">
            <text:p>0.6502878402</text:p>
          </table:table-cell>
          <table:table-cell table:formula="of:=SIN([.A151])+(RAND()-0.5)*0.2" office:value-type="float" office:value="0.637292497014011" calcext:value-type="float">
            <text:p>0.63729249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IN([.A152])" office:value-type="float" office:value="0.571196869660005" calcext:value-type="float">
            <text:p>0.5711968697</text:p>
          </table:table-cell>
          <table:table-cell table:formula="of:=SIN([.A152])+(RAND()-0.5)*0.2" office:value-type="float" office:value="0.490183031830772" calcext:value-type="float">
            <text:p>0.490183031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IN([.A153])" office:value-type="float" office:value="0.486398688853817" calcext:value-type="float">
            <text:p>0.4863986889</text:p>
          </table:table-cell>
          <table:table-cell table:formula="of:=SIN([.A153])+(RAND()-0.5)*0.2" office:value-type="float" office:value="0.429529251587676" calcext:value-type="float">
            <text:p>0.429529251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SIN([.A154])" office:value-type="float" office:value="0.396740573130632" calcext:value-type="float">
            <text:p>0.3967405731</text:p>
          </table:table-cell>
          <table:table-cell table:formula="of:=SIN([.A154])+(RAND()-0.5)*0.2" office:value-type="float" office:value="0.372840147510255" calcext:value-type="float">
            <text:p>0.372840147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SIN([.A155])" office:value-type="float" office:value="0.303118356745723" calcext:value-type="float">
            <text:p>0.3031183567</text:p>
          </table:table-cell>
          <table:table-cell table:formula="of:=SIN([.A155])+(RAND()-0.5)*0.2" office:value-type="float" office:value="0.338048840230363" calcext:value-type="float">
            <text:p>0.338048840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IN([.A156])" office:value-type="float" office:value="0.206467481937817" calcext:value-type="float">
            <text:p>0.2064674819</text:p>
          </table:table-cell>
          <table:table-cell table:formula="of:=SIN([.A156])+(RAND()-0.5)*0.2" office:value-type="float" office:value="0.294174098738096" calcext:value-type="float">
            <text:p>0.294174098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IN([.A157])" office:value-type="float" office:value="0.107753652299465" calcext:value-type="float">
            <text:p>0.1077536523</text:p>
          </table:table-cell>
          <table:table-cell table:formula="of:=SIN([.A157])+(RAND()-0.5)*0.2" office:value-type="float" office:value="0.111980619107084" calcext:value-type="float">
            <text:p>0.1119806191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SIN([.A158])" office:value-type="float" office:value="0.00796318378595866" calcext:value-type="float">
            <text:p>0.0079631838</text:p>
          </table:table-cell>
          <table:table-cell table:formula="of:=SIN([.A158])+(RAND()-0.5)*0.2" office:value-type="float" office:value="0.0836405280820862" calcext:value-type="float">
            <text:p>0.083640528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SIN([.A159])" office:value-type="float" office:value="-0.0919068502276586" calcext:value-type="float">
            <text:p>-0.0919068502</text:p>
          </table:table-cell>
          <table:table-cell table:formula="of:=SIN([.A159])+(RAND()-0.5)*0.2" office:value-type="float" office:value="-0.0989559475812512" calcext:value-type="float">
            <text:p>-0.098955947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SIN([.A160])" office:value-type="float" office:value="-0.190858581374167" calcext:value-type="float">
            <text:p>-0.1908585814</text:p>
          </table:table-cell>
          <table:table-cell table:formula="of:=SIN([.A160])+(RAND()-0.5)*0.2" office:value-type="float" office:value="-0.236953875972657" calcext:value-type="float">
            <text:p>-0.236953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61])" office:value-type="float" office:value="-0.287903316665043" calcext:value-type="float">
            <text:p>-0.2879033167</text:p>
          </table:table-cell>
          <table:table-cell table:formula="of:=SIN([.A161])+(RAND()-0.5)*0.2" office:value-type="float" office:value="-0.196097942694624" calcext:value-type="float">
            <text:p>-0.196097942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SIN([.A162])" office:value-type="float" office:value="-0.382071417183986" calcext:value-type="float">
            <text:p>-0.3820714172</text:p>
          </table:table-cell>
          <table:table-cell table:formula="of:=SIN([.A162])+(RAND()-0.5)*0.2" office:value-type="float" office:value="-0.340499778683668" calcext:value-type="float">
            <text:p>-0.340499778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SIN([.A163])" office:value-type="float" office:value="-0.472421986398444" calcext:value-type="float">
            <text:p>-0.4724219864</text:p>
          </table:table-cell>
          <table:table-cell table:formula="of:=SIN([.A163])+(RAND()-0.5)*0.2" office:value-type="float" office:value="-0.379424349147052" calcext:value-type="float">
            <text:p>-0.379424349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SIN([.A164])" office:value-type="float" office:value="-0.558052271286759" calcext:value-type="float">
            <text:p>-0.5580522713</text:p>
          </table:table-cell>
          <table:table-cell table:formula="of:=SIN([.A164])+(RAND()-0.5)*0.2" office:value-type="float" office:value="-0.604895203848171" calcext:value-type="float">
            <text:p>-0.604895203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IN([.A165])" office:value-type="float" office:value="-0.638106682347931" calcext:value-type="float">
            <text:p>-0.6381066823</text:p>
          </table:table-cell>
          <table:table-cell table:formula="of:=SIN([.A165])+(RAND()-0.5)*0.2" office:value-type="float" office:value="-0.600840984201856" calcext:value-type="float">
            <text:p>-0.600840984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SIN([.A166])" office:value-type="float" office:value="-0.711785342369106" calcext:value-type="float">
            <text:p>-0.7117853424</text:p>
          </table:table-cell>
          <table:table-cell table:formula="of:=SIN([.A166])+(RAND()-0.5)*0.2" office:value-type="float" office:value="-0.734633657999214" calcext:value-type="float">
            <text:p>-0.73463365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SIN([.A167])" office:value-type="float" office:value="-0.778352078534281" calcext:value-type="float">
            <text:p>-0.7783520785</text:p>
          </table:table-cell>
          <table:table-cell table:formula="of:=SIN([.A167])+(RAND()-0.5)*0.2" office:value-type="float" office:value="-0.697375349206468" calcext:value-type="float">
            <text:p>-0.697375349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SIN([.A168])" office:value-type="float" office:value="-0.837141778019733" calcext:value-type="float">
            <text:p>-0.837141778</text:p>
          </table:table-cell>
          <table:table-cell table:formula="of:=SIN([.A168])+(RAND()-0.5)*0.2" office:value-type="float" office:value="-0.883649391846276" calcext:value-type="float">
            <text:p>-0.883649391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SIN([.A169])" office:value-type="float" office:value="-0.887567033581493" calcext:value-type="float">
            <text:p>-0.8875670336</text:p>
          </table:table-cell>
          <table:table-cell table:formula="of:=SIN([.A169])+(RAND()-0.5)*0.2" office:value-type="float" office:value="-0.815768104801012" calcext:value-type="float">
            <text:p>-0.815768104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SIN([.A170])" office:value-type="float" office:value="-0.929124012734359" calcext:value-type="float">
            <text:p>-0.9291240127</text:p>
          </table:table-cell>
          <table:table-cell table:formula="of:=SIN([.A170])+(RAND()-0.5)*0.2" office:value-type="float" office:value="-0.923979309951505" calcext:value-type="float">
            <text:p>-0.923979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171])" office:value-type="float" office:value="-0.961397491879549" calcext:value-type="float">
            <text:p>-0.9613974919</text:p>
          </table:table-cell>
          <table:table-cell table:formula="of:=SIN([.A171])+(RAND()-0.5)*0.2" office:value-type="float" office:value="-0.94070137848125" calcext:value-type="float">
            <text:p>-0.940701378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SIN([.A172])" office:value-type="float" office:value="-0.984065005081638" calcext:value-type="float">
            <text:p>-0.9840650051</text:p>
          </table:table-cell>
          <table:table-cell table:formula="of:=SIN([.A172])+(RAND()-0.5)*0.2" office:value-type="float" office:value="-1.01272653703664" calcext:value-type="float">
            <text:p>-1.01272653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SIN([.A173])" office:value-type="float" office:value="-0.996900066041594" calcext:value-type="float">
            <text:p>-0.996900066</text:p>
          </table:table-cell>
          <table:table-cell table:formula="of:=SIN([.A173])+(RAND()-0.5)*0.2" office:value-type="float" office:value="-1.0908535323173" calcext:value-type="float">
            <text:p>-1.0908535323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SIN([.A174])" office:value-type="float" office:value="-0.999774431073012" calcext:value-type="float">
            <text:p>-0.9997744311</text:p>
          </table:table-cell>
          <table:table-cell table:formula="of:=SIN([.A174])+(RAND()-0.5)*0.2" office:value-type="float" office:value="-0.998120266486795" calcext:value-type="float">
            <text:p>-0.998120266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SIN([.A175])" office:value-type="float" office:value="-0.992659380470637" calcext:value-type="float">
            <text:p>-0.9926593805</text:p>
          </table:table-cell>
          <table:table-cell table:formula="of:=SIN([.A175])+(RAND()-0.5)*0.2" office:value-type="float" office:value="-1.03284897985612" calcext:value-type="float">
            <text:p>-1.032848979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SIN([.A176])" office:value-type="float" office:value="-0.975626005468164" calcext:value-type="float">
            <text:p>-0.9756260055</text:p>
          </table:table-cell>
          <table:table-cell table:formula="of:=SIN([.A176])+(RAND()-0.5)*0.2" office:value-type="float" office:value="-0.903811769097317" calcext:value-type="float">
            <text:p>-0.903811769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SIN([.A177])" office:value-type="float" office:value="-0.948844497918133" calcext:value-type="float">
            <text:p>-0.9488444979</text:p>
          </table:table-cell>
          <table:table-cell table:formula="of:=SIN([.A177])+(RAND()-0.5)*0.2" office:value-type="float" office:value="-0.957689171225745" calcext:value-type="float">
            <text:p>-0.9576891712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SIN([.A178])" office:value-type="float" office:value="-0.912582449791196" calcext:value-type="float">
            <text:p>-0.9125824498</text:p>
          </table:table-cell>
          <table:table-cell table:formula="of:=SIN([.A178])+(RAND()-0.5)*0.2" office:value-type="float" office:value="-0.932465684450406" calcext:value-type="float">
            <text:p>-0.932465684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SIN([.A179])" office:value-type="float" office:value="-0.867202179485597" calcext:value-type="float">
            <text:p>-0.8672021795</text:p>
          </table:table-cell>
          <table:table-cell table:formula="of:=SIN([.A179])+(RAND()-0.5)*0.2" office:value-type="float" office:value="-0.861799575227909" calcext:value-type="float">
            <text:p>-0.861799575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SIN([.A180])" office:value-type="float" office:value="-0.813157111661505" calcext:value-type="float">
            <text:p>-0.8131571117</text:p>
          </table:table-cell>
          <table:table-cell table:formula="of:=SIN([.A180])+(RAND()-0.5)*0.2" office:value-type="float" office:value="-0.803033729944374" calcext:value-type="float">
            <text:p>-0.8030337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181])" office:value-type="float" office:value="-0.750987246771695" calcext:value-type="float">
            <text:p>-0.7509872468</text:p>
          </table:table-cell>
          <table:table-cell table:formula="of:=SIN([.A181])+(RAND()-0.5)*0.2" office:value-type="float" office:value="-0.785515311825441" calcext:value-type="float">
            <text:p>-0.785515311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SIN([.A182])" office:value-type="float" office:value="-0.681313765555523" calcext:value-type="float">
            <text:p>-0.6813137656</text:p>
          </table:table-cell>
          <table:table-cell table:formula="of:=SIN([.A182])+(RAND()-0.5)*0.2" office:value-type="float" office:value="-0.686708723328911" calcext:value-type="float">
            <text:p>-0.686708723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SIN([.A183])" office:value-type="float" office:value="-0.60483282240631" calcext:value-type="float">
            <text:p>-0.6048328224</text:p>
          </table:table-cell>
          <table:table-cell table:formula="of:=SIN([.A183])+(RAND()-0.5)*0.2" office:value-type="float" office:value="-0.507438624832424" calcext:value-type="float">
            <text:p>-0.507438624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table:formula="of:=SIN([.A184])" office:value-type="float" office:value="-0.522308589626759" calcext:value-type="float">
            <text:p>-0.5223085896</text:p>
          </table:table-cell>
          <table:table-cell table:formula="of:=SIN([.A184])+(RAND()-0.5)*0.2" office:value-type="float" office:value="-0.465225475855827" calcext:value-type="float">
            <text:p>-0.465225475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SIN([.A185])" office:value-type="float" office:value="-0.434565622071922" calcext:value-type="float">
            <text:p>-0.4345656221</text:p>
          </table:table-cell>
          <table:table-cell table:formula="of:=SIN([.A185])+(RAND()-0.5)*0.2" office:value-type="float" office:value="-0.410829927996919" calcext:value-type="float">
            <text:p>-0.41082992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SIN([.A186])" office:value-type="float" office:value="-0.342480618469643" calcext:value-type="float">
            <text:p>-0.3424806185</text:p>
          </table:table-cell>
          <table:table-cell table:formula="of:=SIN([.A186])+(RAND()-0.5)*0.2" office:value-type="float" office:value="-0.281523729590925" calcext:value-type="float">
            <text:p>-0.281523729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SIN([.A187])" office:value-type="float" office:value="-0.246973661736655" calcext:value-type="float">
            <text:p>-0.2469736617</text:p>
          </table:table-cell>
          <table:table-cell table:formula="of:=SIN([.A187])+(RAND()-0.5)*0.2" office:value-type="float" office:value="-0.339871477645892" calcext:value-type="float">
            <text:p>-0.339871477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SIN([.A188])" office:value-type="float" office:value="-0.14899902581423" calcext:value-type="float">
            <text:p>-0.1489990258</text:p>
          </table:table-cell>
          <table:table-cell table:formula="of:=SIN([.A188])+(RAND()-0.5)*0.2" office:value-type="float" office:value="-0.121887478187675" calcext:value-type="float">
            <text:p>-0.121887478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SIN([.A189])" office:value-type="float" office:value="-0.0495356408783994" calcext:value-type="float">
            <text:p>-0.0495356409</text:p>
          </table:table-cell>
          <table:table-cell table:formula="of:=SIN([.A189])+(RAND()-0.5)*0.2" office:value-type="float" office:value="-0.041308644637262" calcext:value-type="float">
            <text:p>-0.0413086446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SIN([.A190])" office:value-type="float" office:value="0.0504226878067793" calcext:value-type="float">
            <text:p>0.0504226878</text:p>
          </table:table-cell>
          <table:table-cell table:formula="of:=SIN([.A190])+(RAND()-0.5)*0.2" office:value-type="float" office:value="-0.0146915483971743" calcext:value-type="float">
            <text:p>-0.01469154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191])" office:value-type="float" office:value="0.149877209662917" calcext:value-type="float">
            <text:p>0.1498772097</text:p>
          </table:table-cell>
          <table:table-cell table:formula="of:=SIN([.A191])+(RAND()-0.5)*0.2" office:value-type="float" office:value="0.110687931328538" calcext:value-type="float">
            <text:p>0.1106879313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SIN([.A192])" office:value-type="float" office:value="0.247834207982925" calcext:value-type="float">
            <text:p>0.247834208</text:p>
          </table:table-cell>
          <table:table-cell table:formula="of:=SIN([.A192])+(RAND()-0.5)*0.2" office:value-type="float" office:value="0.307693528364582" calcext:value-type="float">
            <text:p>0.307693528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SIN([.A193])" office:value-type="float" office:value="0.343314928819865" calcext:value-type="float">
            <text:p>0.3433149288</text:p>
          </table:table-cell>
          <table:table-cell table:formula="of:=SIN([.A193])+(RAND()-0.5)*0.2" office:value-type="float" office:value="0.396140042671442" calcext:value-type="float">
            <text:p>0.396140042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SIN([.A194])" office:value-type="float" office:value="0.435365360372861" calcext:value-type="float">
            <text:p>0.4353653604</text:p>
          </table:table-cell>
          <table:table-cell table:formula="of:=SIN([.A194])+(RAND()-0.5)*0.2" office:value-type="float" office:value="0.427392149719571" calcext:value-type="float">
            <text:p>0.427392149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SIN([.A195])" office:value-type="float" office:value="0.523065765157666" calcext:value-type="float">
            <text:p>0.5230657652</text:p>
          </table:table-cell>
          <table:table-cell table:formula="of:=SIN([.A195])+(RAND()-0.5)*0.2" office:value-type="float" office:value="0.616704356858831" calcext:value-type="float">
            <text:p>0.616704356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SIN([.A196])" office:value-type="float" office:value="0.605539869719573" calcext:value-type="float">
            <text:p>0.6055398697</text:p>
          </table:table-cell>
          <table:table-cell table:formula="of:=SIN([.A196])+(RAND()-0.5)*0.2" office:value-type="float" office:value="0.568562464013152" calcext:value-type="float">
            <text:p>0.56856246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SIN([.A197])" office:value-type="float" office:value="0.68196362006811" calcext:value-type="float">
            <text:p>0.6819636201</text:p>
          </table:table-cell>
          <table:table-cell table:formula="of:=SIN([.A197])+(RAND()-0.5)*0.2" office:value-type="float" office:value="0.694612865535147" calcext:value-type="float">
            <text:p>0.694612865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SIN([.A198])" office:value-type="float" office:value="0.751573415352125" calcext:value-type="float">
            <text:p>0.7515734154</text:p>
          </table:table-cell>
          <table:table-cell table:formula="of:=SIN([.A198])+(RAND()-0.5)*0.2" office:value-type="float" office:value="0.733828511014674" calcext:value-type="float">
            <text:p>0.73382851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SIN([.A199])" office:value-type="float" office:value="0.813673737507083" calcext:value-type="float">
            <text:p>0.8136737375</text:p>
          </table:table-cell>
          <table:table-cell table:formula="of:=SIN([.A199])+(RAND()-0.5)*0.2" office:value-type="float" office:value="0.729791026890047" calcext:value-type="float">
            <text:p>0.7297910269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SIN([.A200])" office:value-type="float" office:value="0.86764410064165" calcext:value-type="float">
            <text:p>0.8676441006</text:p>
          </table:table-cell>
          <table:table-cell table:formula="of:=SIN([.A200])+(RAND()-0.5)*0.2" office:value-type="float" office:value="0.888736840156656" calcext:value-type="float">
            <text:p>0.8887368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201])" office:value-type="float" office:value="0.912945250727613" calcext:value-type="float">
            <text:p>0.9129452507</text:p>
          </table:table-cell>
          <table:table-cell table:formula="of:=SIN([.A201])+(RAND()-0.5)*0.2" office:value-type="float" office:value="0.88983999521323" calcext:value-type="float">
            <text:p>0.889839995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SIN([.A202])" office:value-type="float" office:value="0.949124553647882" calcext:value-type="float">
            <text:p>0.9491245536</text:p>
          </table:table-cell>
          <table:table-cell table:formula="of:=SIN([.A202])+(RAND()-0.5)*0.2" office:value-type="float" office:value="0.928166044212005" calcext:value-type="float">
            <text:p>0.928166044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SIN([.A203])" office:value-type="float" office:value="0.975820517766967" calcext:value-type="float">
            <text:p>0.9758205178</text:p>
          </table:table-cell>
          <table:table-cell table:formula="of:=SIN([.A203])+(RAND()-0.5)*0.2" office:value-type="float" office:value="1.03784999213529" calcext:value-type="float">
            <text:p>1.0378499921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SIN([.A204])" office:value-type="float" office:value="0.992766405835902" calcext:value-type="float">
            <text:p>0.9927664058</text:p>
          </table:table-cell>
          <table:table-cell table:formula="of:=SIN([.A204])+(RAND()-0.5)*0.2" office:value-type="float" office:value="0.900825501147812" calcext:value-type="float">
            <text:p>0.900825501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SIN([.A205])" office:value-type="float" office:value="0.999792900142668" calcext:value-type="float">
            <text:p>0.9997929001</text:p>
          </table:table-cell>
          <table:table-cell table:formula="of:=SIN([.A205])+(RAND()-0.5)*0.2" office:value-type="float" office:value="0.910417628401368" calcext:value-type="float">
            <text:p>0.910417628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SIN([.A206])" office:value-type="float" office:value="0.996829794278802" calcext:value-type="float">
            <text:p>0.9968297943</text:p>
          </table:table-cell>
          <table:table-cell table:formula="of:=SIN([.A206])+(RAND()-0.5)*0.2" office:value-type="float" office:value="1.08172428852549" calcext:value-type="float">
            <text:p>1.0817242885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SIN([.A207])" office:value-type="float" office:value="0.983906694618624" calcext:value-type="float">
            <text:p>0.9839066946</text:p>
          </table:table-cell>
          <table:table-cell table:formula="of:=SIN([.A207])+(RAND()-0.5)*0.2" office:value-type="float" office:value="1.03753552960755" calcext:value-type="float">
            <text:p>1.037535529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SIN([.A208])" office:value-type="float" office:value="0.961152724502127" calcext:value-type="float">
            <text:p>0.9611527245</text:p>
          </table:table-cell>
          <table:table-cell table:formula="of:=SIN([.A208])+(RAND()-0.5)*0.2" office:value-type="float" office:value="1.03113704295781" calcext:value-type="float">
            <text:p>1.03113704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SIN([.A209])" office:value-type="float" office:value="0.928795234077255" calcext:value-type="float">
            <text:p>0.9287952341</text:p>
          </table:table-cell>
          <table:table-cell table:formula="of:=SIN([.A209])+(RAND()-0.5)*0.2" office:value-type="float" office:value="1.02660628697893" calcext:value-type="float">
            <text:p>1.026606287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SIN([.A210])" office:value-type="float" office:value="0.887157528692369" calcext:value-type="float">
            <text:p>0.8871575287</text:p>
          </table:table-cell>
          <table:table-cell table:formula="of:=SIN([.A210])+(RAND()-0.5)*0.2" office:value-type="float" office:value="0.835436118844409" calcext:value-type="float">
            <text:p>0.83543611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211])" office:value-type="float" office:value="0.836655638536079" calcext:value-type="float">
            <text:p>0.8366556385</text:p>
          </table:table-cell>
          <table:table-cell table:formula="of:=SIN([.A211])+(RAND()-0.5)*0.2" office:value-type="float" office:value="0.889314584137513" calcext:value-type="float">
            <text:p>0.889314584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SIN([.A212])" office:value-type="float" office:value="0.77779416180112" calcext:value-type="float">
            <text:p>0.7777941618</text:p>
          </table:table-cell>
          <table:table-cell table:formula="of:=SIN([.A212])+(RAND()-0.5)*0.2" office:value-type="float" office:value="0.772013044393515" calcext:value-type="float">
            <text:p>0.772013044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SIN([.A213])" office:value-type="float" office:value="0.71116122290601" calcext:value-type="float">
            <text:p>0.7111612229</text:p>
          </table:table-cell>
          <table:table-cell table:formula="of:=SIN([.A213])+(RAND()-0.5)*0.2" office:value-type="float" office:value="0.692737137098955" calcext:value-type="float">
            <text:p>0.6927371371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SIN([.A214])" office:value-type="float" office:value="0.637422596150272" calcext:value-type="float">
            <text:p>0.6374225962</text:p>
          </table:table-cell>
          <table:table-cell table:formula="of:=SIN([.A214])+(RAND()-0.5)*0.2" office:value-type="float" office:value="0.732063210242622" calcext:value-type="float">
            <text:p>0.7320632102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SIN([.A215])" office:value-type="float" office:value="0.557315053517697" calcext:value-type="float">
            <text:p>0.5573150535</text:p>
          </table:table-cell>
          <table:table-cell table:formula="of:=SIN([.A215])+(RAND()-0.5)*0.2" office:value-type="float" office:value="0.563810492546064" calcext:value-type="float">
            <text:p>0.563810492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SIN([.A216])" office:value-type="float" office:value="0.471639003094234" calcext:value-type="float">
            <text:p>0.4716390031</text:p>
          </table:table-cell>
          <table:table-cell table:formula="of:=SIN([.A216])+(RAND()-0.5)*0.2" office:value-type="float" office:value="0.566548679072358" calcext:value-type="float">
            <text:p>0.566548679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SIN([.A217])" office:value-type="float" office:value="0.38125049165498" calcext:value-type="float">
            <text:p>0.3812504917</text:p>
          </table:table-cell>
          <table:table-cell table:formula="of:=SIN([.A217])+(RAND()-0.5)*0.2" office:value-type="float" office:value="0.345782385496902" calcext:value-type="float">
            <text:p>0.345782385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SIN([.A218])" office:value-type="float" office:value="0.287052651327769" calcext:value-type="float">
            <text:p>0.2870526513</text:p>
          </table:table-cell>
          <table:table-cell table:formula="of:=SIN([.A218])+(RAND()-0.5)*0.2" office:value-type="float" office:value="0.239851108631785" calcext:value-type="float">
            <text:p>0.239851108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SIN([.A219])" office:value-type="float" office:value="0.189986675795483" calcext:value-type="float">
            <text:p>0.1899866758</text:p>
          </table:table-cell>
          <table:table-cell table:formula="of:=SIN([.A219])+(RAND()-0.5)*0.2" office:value-type="float" office:value="0.135588138694259" calcext:value-type="float">
            <text:p>0.135588138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SIN([.A220])" office:value-type="float" office:value="0.0910224161998903" calcext:value-type="float">
            <text:p>0.0910224162</text:p>
          </table:table-cell>
          <table:table-cell table:formula="of:=SIN([.A220])+(RAND()-0.5)*0.2" office:value-type="float" office:value="0.0364303162278211" calcext:value-type="float">
            <text:p>0.03643031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221])" office:value-type="float" office:value="-0.00885130929036125" calcext:value-type="float">
            <text:p>-0.0088513093</text:p>
          </table:table-cell>
          <table:table-cell table:formula="of:=SIN([.A221])+(RAND()-0.5)*0.2" office:value-type="float" office:value="-0.0447684701366542" calcext:value-type="float">
            <text:p>-0.0447684701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table:formula="of:=SIN([.A222])" office:value-type="float" office:value="-0.108636595424034" calcext:value-type="float">
            <text:p>-0.1086365954</text:p>
          </table:table-cell>
          <table:table-cell table:formula="of:=SIN([.A222])+(RAND()-0.5)*0.2" office:value-type="float" office:value="-0.150633477674566" calcext:value-type="float">
            <text:p>-0.150633477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table:formula="of:=SIN([.A223])" office:value-type="float" office:value="-0.207336420606714" calcext:value-type="float">
            <text:p>-0.2073364206</text:p>
          </table:table-cell>
          <table:table-cell table:formula="of:=SIN([.A223])+(RAND()-0.5)*0.2" office:value-type="float" office:value="-0.220344468805831" calcext:value-type="float">
            <text:p>-0.220344468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table:formula="of:=SIN([.A224])" office:value-type="float" office:value="-0.303964608811003" calcext:value-type="float">
            <text:p>-0.3039646088</text:p>
          </table:table-cell>
          <table:table-cell table:formula="of:=SIN([.A224])+(RAND()-0.5)*0.2" office:value-type="float" office:value="-0.377158813547504" calcext:value-type="float">
            <text:p>-0.377158813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SIN([.A225])" office:value-type="float" office:value="-0.397555683121394" calcext:value-type="float">
            <text:p>-0.3975556831</text:p>
          </table:table-cell>
          <table:table-cell table:formula="of:=SIN([.A225])+(RAND()-0.5)*0.2" office:value-type="float" office:value="-0.412501675064053" calcext:value-type="float">
            <text:p>-0.412501675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SIN([.A226])" office:value-type="float" office:value="-0.487174512460469" calcext:value-type="float">
            <text:p>-0.4871745125</text:p>
          </table:table-cell>
          <table:table-cell table:formula="of:=SIN([.A226])+(RAND()-0.5)*0.2" office:value-type="float" office:value="-0.443475938649489" calcext:value-type="float">
            <text:p>-0.443475938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table:formula="of:=SIN([.A227])" office:value-type="float" office:value="-0.571925655109523" calcext:value-type="float">
            <text:p>-0.5719256551</text:p>
          </table:table-cell>
          <table:table-cell table:formula="of:=SIN([.A227])+(RAND()-0.5)*0.2" office:value-type="float" office:value="-0.520562385776727" calcext:value-type="float">
            <text:p>-0.5205623858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table:formula="of:=SIN([.A228])" office:value-type="float" office:value="-0.650962305666212" calcext:value-type="float">
            <text:p>-0.6509623057</text:p>
          </table:table-cell>
          <table:table-cell table:formula="of:=SIN([.A228])+(RAND()-0.5)*0.2" office:value-type="float" office:value="-0.72829774533518" calcext:value-type="float">
            <text:p>-0.728297745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SIN([.A229])" office:value-type="float" office:value="-0.723494756044213" calcext:value-type="float">
            <text:p>-0.723494756</text:p>
          </table:table-cell>
          <table:table-cell table:formula="of:=SIN([.A229])+(RAND()-0.5)*0.2" office:value-type="float" office:value="-0.636323039801184" calcext:value-type="float">
            <text:p>-0.6363230398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table:formula="of:=SIN([.A230])" office:value-type="float" office:value="-0.788798285975388" calcext:value-type="float">
            <text:p>-0.788798286</text:p>
          </table:table-cell>
          <table:table-cell table:formula="of:=SIN([.A230])+(RAND()-0.5)*0.2" office:value-type="float" office:value="-0.733982024668983" calcext:value-type="float">
            <text:p>-0.7339820247</text:p>
          </table:table-cell>
        </table:table-row>
        <table:table-row table:style-name="ro1">
          <table:table-cell office:value-type="float" office:value="22.9999999999999" calcext:value-type="float">
            <text:p>23</text:p>
          </table:table-cell>
          <table:table-cell table:formula="of:=SIN([.A231])" office:value-type="float" office:value="-0.846220404175144" calcext:value-type="float">
            <text:p>-0.8462204042</text:p>
          </table:table-cell>
          <table:table-cell table:formula="of:=SIN([.A231])+(RAND()-0.5)*0.2" office:value-type="float" office:value="-0.769127194243517" calcext:value-type="float">
            <text:p>-0.769127194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table:formula="of:=SIN([.A232])" office:value-type="float" office:value="-0.89518736781966" calcext:value-type="float">
            <text:p>-0.8951873678</text:p>
          </table:table-cell>
          <table:table-cell table:formula="of:=SIN([.A232])+(RAND()-0.5)*0.2" office:value-type="float" office:value="-0.878656205110662" calcext:value-type="float">
            <text:p>-0.8786562051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SIN([.A233])" office:value-type="float" office:value="-0.935209915194523" calcext:value-type="float">
            <text:p>-0.9352099152</text:p>
          </table:table-cell>
          <table:table-cell table:formula="of:=SIN([.A233])+(RAND()-0.5)*0.2" office:value-type="float" office:value="-0.947788057908278" calcext:value-type="float">
            <text:p>-0.9477880579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table:formula="of:=SIN([.A234])" office:value-type="float" office:value="-0.965888154236058" calcext:value-type="float">
            <text:p>-0.9658881542</text:p>
          </table:table-cell>
          <table:table-cell table:formula="of:=SIN([.A234])+(RAND()-0.5)*0.2" office:value-type="float" office:value="-0.971233725649694" calcext:value-type="float">
            <text:p>-0.9712337256</text:p>
          </table:table-cell>
        </table:table-row>
        <table:table-row table:style-name="ro1">
          <table:table-cell office:value-type="float" office:value="23.3999999999999" calcext:value-type="float">
            <text:p>23.4</text:p>
          </table:table-cell>
          <table:table-cell table:formula="of:=SIN([.A235])" office:value-type="float" office:value="-0.986915558120641" calcext:value-type="float">
            <text:p>-0.9869155581</text:p>
          </table:table-cell>
          <table:table-cell table:formula="of:=SIN([.A235])+(RAND()-0.5)*0.2" office:value-type="float" office:value="-0.92493881085928" calcext:value-type="float">
            <text:p>-0.924938810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SIN([.A236])" office:value-type="float" office:value="-0.998082027979393" calcext:value-type="float">
            <text:p>-0.998082028</text:p>
          </table:table-cell>
          <table:table-cell table:formula="of:=SIN([.A236])+(RAND()-0.5)*0.2" office:value-type="float" office:value="-1.0075651633313" calcext:value-type="float">
            <text:p>-1.0075651633</text:p>
          </table:table-cell>
        </table:table-row>
        <table:table-row table:style-name="ro1">
          <table:table-cell office:value-type="float" office:value="23.5999999999999" calcext:value-type="float">
            <text:p>23.6</text:p>
          </table:table-cell>
          <table:table-cell table:formula="of:=SIN([.A237])" office:value-type="float" office:value="-0.99927599213663" calcext:value-type="float">
            <text:p>-0.9992759921</text:p>
          </table:table-cell>
          <table:table-cell table:formula="of:=SIN([.A237])+(RAND()-0.5)*0.2" office:value-type="float" office:value="-0.941725168820651" calcext:value-type="float">
            <text:p>-0.9417251688</text:p>
          </table:table-cell>
        </table:table-row>
        <table:table-row table:style-name="ro1">
          <table:table-cell office:value-type="float" office:value="23.6999999999999" calcext:value-type="float">
            <text:p>23.7</text:p>
          </table:table-cell>
          <table:table-cell table:formula="of:=SIN([.A238])" office:value-type="float" office:value="-0.990485520897163" calcext:value-type="float">
            <text:p>-0.9904855209</text:p>
          </table:table-cell>
          <table:table-cell table:formula="of:=SIN([.A238])+(RAND()-0.5)*0.2" office:value-type="float" office:value="-1.05791773787114" calcext:value-type="float">
            <text:p>-1.0579177379</text:p>
          </table:table-cell>
        </table:table-row>
        <table:table-row table:style-name="ro1">
          <table:table-cell office:value-type="float" office:value="23.7999999999999" calcext:value-type="float">
            <text:p>23.8</text:p>
          </table:table-cell>
          <table:table-cell table:formula="of:=SIN([.A239])" office:value-type="float" office:value="-0.971798445743876" calcext:value-type="float">
            <text:p>-0.9717984457</text:p>
          </table:table-cell>
          <table:table-cell table:formula="of:=SIN([.A239])+(RAND()-0.5)*0.2" office:value-type="float" office:value="-0.959709394251364" calcext:value-type="float">
            <text:p>-0.9597093943</text:p>
          </table:table-cell>
        </table:table-row>
        <table:table-row table:style-name="ro1">
          <table:table-cell office:value-type="float" office:value="23.8999999999999" calcext:value-type="float">
            <text:p>23.9</text:p>
          </table:table-cell>
          <table:table-cell table:formula="of:=SIN([.A240])" office:value-type="float" office:value="-0.943401481754572" calcext:value-type="float">
            <text:p>-0.9434014818</text:p>
          </table:table-cell>
          <table:table-cell table:formula="of:=SIN([.A240])+(RAND()-0.5)*0.2" office:value-type="float" office:value="-0.956829546562821" calcext:value-type="float">
            <text:p>-0.9568295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241])" office:value-type="float" office:value="-0.905578362006645" calcext:value-type="float">
            <text:p>-0.905578362</text:p>
          </table:table-cell>
          <table:table-cell table:formula="of:=SIN([.A241])+(RAND()-0.5)*0.2" office:value-type="float" office:value="-0.830674633007448" calcext:value-type="float">
            <text:p>-0.830674633</text:p>
          </table:table-cell>
        </table:table-row>
        <table:table-row table:style-name="ro1">
          <table:table-cell office:value-type="float" office:value="24.0999999999999" calcext:value-type="float">
            <text:p>24.1</text:p>
          </table:table-cell>
          <table:table-cell table:formula="of:=SIN([.A242])" office:value-type="float" office:value="-0.858707002609957" calcext:value-type="float">
            <text:p>-0.8587070026</text:p>
          </table:table-cell>
          <table:table-cell table:formula="of:=SIN([.A242])+(RAND()-0.5)*0.2" office:value-type="float" office:value="-0.770405782585952" calcext:value-type="float">
            <text:p>-0.7704057826</text:p>
          </table:table-cell>
        </table:table-row>
        <table:table-row table:style-name="ro1">
          <table:table-cell office:value-type="float" office:value="24.1999999999999" calcext:value-type="float">
            <text:p>24.2</text:p>
          </table:table-cell>
          <table:table-cell table:formula="of:=SIN([.A243])" office:value-type="float" office:value="-0.803255726693986" calcext:value-type="float">
            <text:p>-0.8032557267</text:p>
          </table:table-cell>
          <table:table-cell table:formula="of:=SIN([.A243])+(RAND()-0.5)*0.2" office:value-type="float" office:value="-0.865565920964672" calcext:value-type="float">
            <text:p>-0.865565921</text:p>
          </table:table-cell>
        </table:table-row>
        <table:table-row table:style-name="ro1">
          <table:table-cell office:value-type="float" office:value="24.2999999999999" calcext:value-type="float">
            <text:p>24.3</text:p>
          </table:table-cell>
          <table:table-cell table:formula="of:=SIN([.A244])" office:value-type="float" office:value="-0.739778585077929" calcext:value-type="float">
            <text:p>-0.7397785851</text:p>
          </table:table-cell>
          <table:table-cell table:formula="of:=SIN([.A244])+(RAND()-0.5)*0.2" office:value-type="float" office:value="-0.794588188312682" calcext:value-type="float">
            <text:p>-0.7945881883</text:p>
          </table:table-cell>
        </table:table-row>
        <table:table-row table:style-name="ro1">
          <table:table-cell office:value-type="float" office:value="24.3999999999999" calcext:value-type="float">
            <text:p>24.4</text:p>
          </table:table-cell>
          <table:table-cell table:formula="of:=SIN([.A245])" office:value-type="float" office:value="-0.668909820378061" calcext:value-type="float">
            <text:p>-0.6689098204</text:p>
          </table:table-cell>
          <table:table-cell table:formula="of:=SIN([.A245])+(RAND()-0.5)*0.2" office:value-type="float" office:value="-0.577256253291156" calcext:value-type="float">
            <text:p>-0.5772562533</text:p>
          </table:table-cell>
        </table:table-row>
        <table:table-row table:style-name="ro1">
          <table:table-cell office:value-type="float" office:value="24.4999999999999" calcext:value-type="float">
            <text:p>24.5</text:p>
          </table:table-cell>
          <table:table-cell table:formula="of:=SIN([.A246])" office:value-type="float" office:value="-0.591357529865167" calcext:value-type="float">
            <text:p>-0.5913575299</text:p>
          </table:table-cell>
          <table:table-cell table:formula="of:=SIN([.A246])+(RAND()-0.5)*0.2" office:value-type="float" office:value="-0.588137069627232" calcext:value-type="float">
            <text:p>-0.5881370696</text:p>
          </table:table-cell>
        </table:table-row>
        <table:table-row table:style-name="ro1">
          <table:table-cell office:value-type="float" office:value="24.5999999999999" calcext:value-type="float">
            <text:p>24.6</text:p>
          </table:table-cell>
          <table:table-cell table:formula="of:=SIN([.A247])" office:value-type="float" office:value="-0.507896590390671" calcext:value-type="float">
            <text:p>-0.5078965904</text:p>
          </table:table-cell>
          <table:table-cell table:formula="of:=SIN([.A247])+(RAND()-0.5)*0.2" office:value-type="float" office:value="-0.559900070232768" calcext:value-type="float">
            <text:p>-0.5599000702</text:p>
          </table:table-cell>
        </table:table-row>
        <table:table-row table:style-name="ro1">
          <table:table-cell office:value-type="float" office:value="24.6999999999999" calcext:value-type="float">
            <text:p>24.7</text:p>
          </table:table-cell>
          <table:table-cell table:formula="of:=SIN([.A248])" office:value-type="float" office:value="-0.41936091607328" calcext:value-type="float">
            <text:p>-0.4193609161</text:p>
          </table:table-cell>
          <table:table-cell table:formula="of:=SIN([.A248])+(RAND()-0.5)*0.2" office:value-type="float" office:value="-0.496630871052699" calcext:value-type="float">
            <text:p>-0.4966308711</text:p>
          </table:table-cell>
        </table:table-row>
        <table:table-row table:style-name="ro1">
          <table:table-cell office:value-type="float" office:value="24.7999999999999" calcext:value-type="float">
            <text:p>24.8</text:p>
          </table:table-cell>
          <table:table-cell table:formula="of:=SIN([.A249])" office:value-type="float" office:value="-0.326635126104773" calcext:value-type="float">
            <text:p>-0.3266351261</text:p>
          </table:table-cell>
          <table:table-cell table:formula="of:=SIN([.A249])+(RAND()-0.5)*0.2" office:value-type="float" office:value="-0.355847477108434" calcext:value-type="float">
            <text:p>-0.3558474771</text:p>
          </table:table-cell>
        </table:table-row>
        <table:table-row table:style-name="ro1">
          <table:table-cell office:value-type="float" office:value="24.8999999999999" calcext:value-type="float">
            <text:p>24.9</text:p>
          </table:table-cell>
          <table:table-cell table:formula="of:=SIN([.A250])" office:value-type="float" office:value="-0.230645705927447" calcext:value-type="float">
            <text:p>-0.2306457059</text:p>
          </table:table-cell>
          <table:table-cell table:formula="of:=SIN([.A250])+(RAND()-0.5)*0.2" office:value-type="float" office:value="-0.151579896435426" calcext:value-type="float">
            <text:p>-0.1515798964</text:p>
          </table:table-cell>
        </table:table-row>
        <table:table-row table:style-name="ro1">
          <table:table-cell office:value-type="float" office:value="24.9999999999999" calcext:value-type="float">
            <text:p>25</text:p>
          </table:table-cell>
          <table:table-cell table:formula="of:=SIN([.A251])" office:value-type="float" office:value="-0.132351750097829" calcext:value-type="float">
            <text:p>-0.1323517501</text:p>
          </table:table-cell>
          <table:table-cell table:formula="of:=SIN([.A251])+(RAND()-0.5)*0.2" office:value-type="float" office:value="-0.152018036516044" calcext:value-type="float">
            <text:p>-0.1520180365</text:p>
          </table:table-cell>
        </table:table-row>
        <table:table-row table:style-name="ro1">
          <table:table-cell office:value-type="float" office:value="25.0999999999999" calcext:value-type="float">
            <text:p>25.1</text:p>
          </table:table-cell>
          <table:table-cell table:formula="of:=SIN([.A252])" office:value-type="float" office:value="-0.0327353793309021" calcext:value-type="float">
            <text:p>-0.0327353793</text:p>
          </table:table-cell>
          <table:table-cell table:formula="of:=SIN([.A252])+(RAND()-0.5)*0.2" office:value-type="float" office:value="-0.11141207382278" calcext:value-type="float">
            <text:p>-0.1114120738</text:p>
          </table:table-cell>
        </table:table-row>
        <table:table-row table:style-name="ro1">
          <table:table-cell office:value-type="float" office:value="25.1999999999999" calcext:value-type="float">
            <text:p>25.2</text:p>
          </table:table-cell>
          <table:table-cell table:formula="of:=SIN([.A253])" office:value-type="float" office:value="0.0672080725254218" calcext:value-type="float">
            <text:p>0.0672080725</text:p>
          </table:table-cell>
          <table:table-cell table:formula="of:=SIN([.A253])+(RAND()-0.5)*0.2" office:value-type="float" office:value="0.149579963722239" calcext:value-type="float">
            <text:p>0.1495799637</text:p>
          </table:table-cell>
        </table:table-row>
        <table:table-row table:style-name="ro1">
          <table:table-cell office:value-type="float" office:value="25.2999999999999" calcext:value-type="float">
            <text:p>25.3</text:p>
          </table:table-cell>
          <table:table-cell table:formula="of:=SIN([.A254])" office:value-type="float" office:value="0.166480003537103" calcext:value-type="float">
            <text:p>0.1664800035</text:p>
          </table:table-cell>
          <table:table-cell table:formula="of:=SIN([.A254])+(RAND()-0.5)*0.2" office:value-type="float" office:value="0.132188966597855" calcext:value-type="float">
            <text:p>0.1321889666</text:p>
          </table:table-cell>
        </table:table-row>
        <table:table-row table:style-name="ro1">
          <table:table-cell office:value-type="float" office:value="25.3999999999999" calcext:value-type="float">
            <text:p>25.4</text:p>
          </table:table-cell>
          <table:table-cell table:formula="of:=SIN([.A255])" office:value-type="float" office:value="0.264088521384415" calcext:value-type="float">
            <text:p>0.2640885214</text:p>
          </table:table-cell>
          <table:table-cell table:formula="of:=SIN([.A255])+(RAND()-0.5)*0.2" office:value-type="float" office:value="0.31681605563384" calcext:value-type="float">
            <text:p>0.3168160556</text:p>
          </table:table-cell>
        </table:table-row>
        <table:table-row table:style-name="ro1">
          <table:table-cell office:value-type="float" office:value="25.4999999999999" calcext:value-type="float">
            <text:p>25.5</text:p>
          </table:table-cell>
          <table:table-cell table:formula="of:=SIN([.A256])" office:value-type="float" office:value="0.359058354022115" calcext:value-type="float">
            <text:p>0.359058354</text:p>
          </table:table-cell>
          <table:table-cell table:formula="of:=SIN([.A256])+(RAND()-0.5)*0.2" office:value-type="float" office:value="0.329074651347607" calcext:value-type="float">
            <text:p>0.3290746513</text:p>
          </table:table-cell>
        </table:table-row>
        <table:table-row table:style-name="ro1">
          <table:table-cell office:value-type="float" office:value="25.5999999999999" calcext:value-type="float">
            <text:p>25.6</text:p>
          </table:table-cell>
          <table:table-cell table:formula="of:=SIN([.A257])" office:value-type="float" office:value="0.450440594275339" calcext:value-type="float">
            <text:p>0.4504405943</text:p>
          </table:table-cell>
          <table:table-cell table:formula="of:=SIN([.A257])+(RAND()-0.5)*0.2" office:value-type="float" office:value="0.376627076650826" calcext:value-type="float">
            <text:p>0.3766270767</text:p>
          </table:table-cell>
        </table:table-row>
        <table:table-row table:style-name="ro1">
          <table:table-cell office:value-type="float" office:value="25.6999999999999" calcext:value-type="float">
            <text:p>25.7</text:p>
          </table:table-cell>
          <table:table-cell table:formula="of:=SIN([.A258])" office:value-type="float" office:value="0.537322181006421" calcext:value-type="float">
            <text:p>0.537322181</text:p>
          </table:table-cell>
          <table:table-cell table:formula="of:=SIN([.A258])+(RAND()-0.5)*0.2" office:value-type="float" office:value="0.506186629840632" calcext:value-type="float">
            <text:p>0.5061866298</text:p>
          </table:table-cell>
        </table:table-row>
        <table:table-row table:style-name="ro1">
          <table:table-cell office:value-type="float" office:value="25.7999999999999" calcext:value-type="float">
            <text:p>25.8</text:p>
          </table:table-cell>
          <table:table-cell table:formula="of:=SIN([.A259])" office:value-type="float" office:value="0.618835022119992" calcext:value-type="float">
            <text:p>0.6188350221</text:p>
          </table:table-cell>
          <table:table-cell table:formula="of:=SIN([.A259])+(RAND()-0.5)*0.2" office:value-type="float" office:value="0.607673439435848" calcext:value-type="float">
            <text:p>0.6076734394</text:p>
          </table:table-cell>
        </table:table-row>
        <table:table-row table:style-name="ro1">
          <table:table-cell office:value-type="float" office:value="25.8999999999999" calcext:value-type="float">
            <text:p>25.9</text:p>
          </table:table-cell>
          <table:table-cell table:formula="of:=SIN([.A260])" office:value-type="float" office:value="0.694164668252201" calcext:value-type="float">
            <text:p>0.6941646683</text:p>
          </table:table-cell>
          <table:table-cell table:formula="of:=SIN([.A260])+(RAND()-0.5)*0.2" office:value-type="float" office:value="0.758865096602098" calcext:value-type="float">
            <text:p>0.7588650966</text:p>
          </table:table-cell>
        </table:table-row>
        <table:table-row table:style-name="ro1">
          <table:table-cell office:value-type="float" office:value="25.9999999999999" calcext:value-type="float">
            <text:p>26</text:p>
          </table:table-cell>
          <table:table-cell table:formula="of:=SIN([.A261])" office:value-type="float" office:value="0.762558450479566" calcext:value-type="float">
            <text:p>0.7625584505</text:p>
          </table:table-cell>
          <table:table-cell table:formula="of:=SIN([.A261])+(RAND()-0.5)*0.2" office:value-type="float" office:value="0.77493774176067" calcext:value-type="float">
            <text:p>0.7749377418</text:p>
          </table:table-cell>
        </table:table-row>
        <table:table-row table:style-name="ro1">
          <table:table-cell office:value-type="float" office:value="26.0999999999999" calcext:value-type="float">
            <text:p>26.1</text:p>
          </table:table-cell>
          <table:table-cell table:formula="of:=SIN([.A262])" office:value-type="float" office:value="0.823333000738045" calcext:value-type="float">
            <text:p>0.8233330007</text:p>
          </table:table-cell>
          <table:table-cell table:formula="of:=SIN([.A262])+(RAND()-0.5)*0.2" office:value-type="float" office:value="0.887441554732492" calcext:value-type="float">
            <text:p>0.8874415547</text:p>
          </table:table-cell>
        </table:table-row>
        <table:table-row table:style-name="ro1">
          <table:table-cell office:value-type="float" office:value="26.1999999999999" calcext:value-type="float">
            <text:p>26.2</text:p>
          </table:table-cell>
          <table:table-cell table:formula="of:=SIN([.A263])" office:value-type="float" office:value="0.87588107981086" calcext:value-type="float">
            <text:p>0.8758810798</text:p>
          </table:table-cell>
          <table:table-cell table:formula="of:=SIN([.A263])+(RAND()-0.5)*0.2" office:value-type="float" office:value="0.942399445449191" calcext:value-type="float">
            <text:p>0.9423994454</text:p>
          </table:table-cell>
        </table:table-row>
        <table:table-row table:style-name="ro1">
          <table:table-cell office:value-type="float" office:value="26.2999999999999" calcext:value-type="float">
            <text:p>26.3</text:p>
          </table:table-cell>
          <table:table-cell table:formula="of:=SIN([.A264])" office:value-type="float" office:value="0.919677644661996" calcext:value-type="float">
            <text:p>0.9196776447</text:p>
          </table:table-cell>
          <table:table-cell table:formula="of:=SIN([.A264])+(RAND()-0.5)*0.2" office:value-type="float" office:value="0.822926824652958" calcext:value-type="float">
            <text:p>0.8229268247</text:p>
          </table:table-cell>
        </table:table-row>
        <table:table-row table:style-name="ro1">
          <table:table-cell office:value-type="float" office:value="26.3999999999999" calcext:value-type="float">
            <text:p>26.4</text:p>
          </table:table-cell>
          <table:table-cell table:formula="of:=SIN([.A265])" office:value-type="float" office:value="0.95428509449268" calcext:value-type="float">
            <text:p>0.9542850945</text:p>
          </table:table-cell>
          <table:table-cell table:formula="of:=SIN([.A265])+(RAND()-0.5)*0.2" office:value-type="float" office:value="0.96951733452881" calcext:value-type="float">
            <text:p>0.9695173345</text:p>
          </table:table-cell>
        </table:table-row>
        <table:table-row table:style-name="ro1">
          <table:table-cell office:value-type="float" office:value="26.4999999999999" calcext:value-type="float">
            <text:p>26.5</text:p>
          </table:table-cell>
          <table:table-cell table:formula="of:=SIN([.A266])" office:value-type="float" office:value="0.979357643103904" calcext:value-type="float">
            <text:p>0.9793576431</text:p>
          </table:table-cell>
          <table:table-cell table:formula="of:=SIN([.A266])+(RAND()-0.5)*0.2" office:value-type="float" office:value="1.00159086497009" calcext:value-type="float">
            <text:p>1.001590865</text:p>
          </table:table-cell>
        </table:table-row>
        <table:table-row table:style-name="ro1">
          <table:table-cell office:value-type="float" office:value="26.5999999999999" calcext:value-type="float">
            <text:p>26.6</text:p>
          </table:table-cell>
          <table:table-cell table:formula="of:=SIN([.A267])" office:value-type="float" office:value="0.994644773877832" calcext:value-type="float">
            <text:p>0.9946447739</text:p>
          </table:table-cell>
          <table:table-cell table:formula="of:=SIN([.A267])+(RAND()-0.5)*0.2" office:value-type="float" office:value="0.969987536953437" calcext:value-type="float">
            <text:p>0.969987537</text:p>
          </table:table-cell>
        </table:table-row>
        <table:table-row table:style-name="ro1">
          <table:table-cell office:value-type="float" office:value="26.6999999999999" calcext:value-type="float">
            <text:p>26.7</text:p>
          </table:table-cell>
          <table:table-cell table:formula="of:=SIN([.A268])" office:value-type="float" office:value="0.99999374285702" calcext:value-type="float">
            <text:p>0.9999937429</text:p>
          </table:table-cell>
          <table:table-cell table:formula="of:=SIN([.A268])+(RAND()-0.5)*0.2" office:value-type="float" office:value="0.993860349239674" calcext:value-type="float">
            <text:p>0.9938603492</text:p>
          </table:table-cell>
        </table:table-row>
        <table:table-row table:style-name="ro1">
          <table:table-cell office:value-type="float" office:value="26.7999999999999" calcext:value-type="float">
            <text:p>26.8</text:p>
          </table:table-cell>
          <table:table-cell table:formula="of:=SIN([.A269])" office:value-type="float" office:value="0.995351104911565" calcext:value-type="float">
            <text:p>0.9953511049</text:p>
          </table:table-cell>
          <table:table-cell table:formula="of:=SIN([.A269])+(RAND()-0.5)*0.2" office:value-type="float" office:value="0.952809242352991" calcext:value-type="float">
            <text:p>0.9528092424</text:p>
          </table:table-cell>
        </table:table-row>
        <table:table-row table:style-name="ro1">
          <table:table-cell office:value-type="float" office:value="26.8999999999999" calcext:value-type="float">
            <text:p>26.9</text:p>
          </table:table-cell>
          <table:table-cell table:formula="of:=SIN([.A270])" office:value-type="float" office:value="0.980763247745165" calcext:value-type="float">
            <text:p>0.9807632477</text:p>
          </table:table-cell>
          <table:table-cell table:formula="of:=SIN([.A270])+(RAND()-0.5)*0.2" office:value-type="float" office:value="0.976279709158519" calcext:value-type="float">
            <text:p>0.9762797092</text:p>
          </table:table-cell>
        </table:table-row>
        <table:table-row table:style-name="ro1">
          <table:table-cell office:value-type="float" office:value="26.9999999999999" calcext:value-type="float">
            <text:p>27</text:p>
          </table:table-cell>
          <table:table-cell table:formula="of:=SIN([.A271])" office:value-type="float" office:value="0.956375928404522" calcext:value-type="float">
            <text:p>0.9563759284</text:p>
          </table:table-cell>
          <table:table-cell table:formula="of:=SIN([.A271])+(RAND()-0.5)*0.2" office:value-type="float" office:value="0.924151996564832" calcext:value-type="float">
            <text:p>0.9241519966</text:p>
          </table:table-cell>
        </table:table-row>
        <table:table-row table:style-name="ro1">
          <table:table-cell office:value-type="float" office:value="27.0999999999999" calcext:value-type="float">
            <text:p>27.1</text:p>
          </table:table-cell>
          <table:table-cell table:formula="of:=SIN([.A272])" office:value-type="float" office:value="0.922432816923111" calcext:value-type="float">
            <text:p>0.9224328169</text:p>
          </table:table-cell>
          <table:table-cell table:formula="of:=SIN([.A272])+(RAND()-0.5)*0.2" office:value-type="float" office:value="1.01685837908693" calcext:value-type="float">
            <text:p>1.0168583791</text:p>
          </table:table-cell>
        </table:table-row>
        <table:table-row table:style-name="ro1">
          <table:table-cell office:value-type="float" office:value="27.1999999999999" calcext:value-type="float">
            <text:p>27.2</text:p>
          </table:table-cell>
          <table:table-cell table:formula="of:=SIN([.A273])" office:value-type="float" office:value="0.879273061650753" calcext:value-type="float">
            <text:p>0.8792730617</text:p>
          </table:table-cell>
          <table:table-cell table:formula="of:=SIN([.A273])+(RAND()-0.5)*0.2" office:value-type="float" office:value="0.951369159772009" calcext:value-type="float">
            <text:p>0.9513691598</text:p>
          </table:table-cell>
        </table:table-row>
        <table:table-row table:style-name="ro1">
          <table:table-cell office:value-type="float" office:value="27.2999999999999" calcext:value-type="float">
            <text:p>27.3</text:p>
          </table:table-cell>
          <table:table-cell table:formula="of:=SIN([.A274])" office:value-type="float" office:value="0.827327900595416" calcext:value-type="float">
            <text:p>0.8273279006</text:p>
          </table:table-cell>
          <table:table-cell table:formula="of:=SIN([.A274])+(RAND()-0.5)*0.2" office:value-type="float" office:value="0.855986310989981" calcext:value-type="float">
            <text:p>0.855986311</text:p>
          </table:table-cell>
        </table:table-row>
        <table:table-row table:style-name="ro1">
          <table:table-cell office:value-type="float" office:value="27.3999999999999" calcext:value-type="float">
            <text:p>27.4</text:p>
          </table:table-cell>
          <table:table-cell table:formula="of:=SIN([.A275])" office:value-type="float" office:value="0.767116352635571" calcext:value-type="float">
            <text:p>0.7671163526</text:p>
          </table:table-cell>
          <table:table-cell table:formula="of:=SIN([.A275])+(RAND()-0.5)*0.2" office:value-type="float" office:value="0.710208478056961" calcext:value-type="float">
            <text:p>0.7102084781</text:p>
          </table:table-cell>
        </table:table-row>
        <table:table-row table:style-name="ro1">
          <table:table-cell office:value-type="float" office:value="27.4999999999999" calcext:value-type="float">
            <text:p>27.5</text:p>
          </table:table-cell>
          <table:table-cell table:formula="of:=SIN([.A276])" office:value-type="float" office:value="0.699240031655144" calcext:value-type="float">
            <text:p>0.6992400317</text:p>
          </table:table-cell>
          <table:table-cell table:formula="of:=SIN([.A276])+(RAND()-0.5)*0.2" office:value-type="float" office:value="0.747815867935504" calcext:value-type="float">
            <text:p>0.7478158679</text:p>
          </table:table-cell>
        </table:table-row>
        <table:table-row table:style-name="ro1">
          <table:table-cell office:value-type="float" office:value="27.5999999999999" calcext:value-type="float">
            <text:p>27.6</text:p>
          </table:table-cell>
          <table:table-cell table:formula="of:=SIN([.A277])" office:value-type="float" office:value="0.624377135416441" calcext:value-type="float">
            <text:p>0.6243771354</text:p>
          </table:table-cell>
          <table:table-cell table:formula="of:=SIN([.A277])+(RAND()-0.5)*0.2" office:value-type="float" office:value="0.560363296508738" calcext:value-type="float">
            <text:p>0.5603632965</text:p>
          </table:table-cell>
        </table:table-row>
        <table:table-row table:style-name="ro1">
          <table:table-cell office:value-type="float" office:value="27.6999999999999" calcext:value-type="float">
            <text:p>27.7</text:p>
          </table:table-cell>
          <table:table-cell table:formula="of:=SIN([.A278])" office:value-type="float" office:value="0.543275669232304" calcext:value-type="float">
            <text:p>0.5432756692</text:p>
          </table:table-cell>
          <table:table-cell table:formula="of:=SIN([.A278])+(RAND()-0.5)*0.2" office:value-type="float" office:value="0.465388097768943" calcext:value-type="float">
            <text:p>0.4653880978</text:p>
          </table:table-cell>
        </table:table-row>
        <table:table-row table:style-name="ro1">
          <table:table-cell office:value-type="float" office:value="27.7999999999999" calcext:value-type="float">
            <text:p>27.8</text:p>
          </table:table-cell>
          <table:table-cell table:formula="of:=SIN([.A279])" office:value-type="float" office:value="0.456745972144253" calcext:value-type="float">
            <text:p>0.4567459721</text:p>
          </table:table-cell>
          <table:table-cell table:formula="of:=SIN([.A279])+(RAND()-0.5)*0.2" office:value-type="float" office:value="0.376366431531332" calcext:value-type="float">
            <text:p>0.3763664315</text:p>
          </table:table-cell>
        </table:table-row>
        <table:table-row table:style-name="ro1">
          <table:table-cell office:value-type="float" office:value="27.8999999999999" calcext:value-type="float">
            <text:p>27.9</text:p>
          </table:table-cell>
          <table:table-cell table:formula="of:=SIN([.A280])" office:value-type="float" office:value="0.365652620282681" calcext:value-type="float">
            <text:p>0.3656526203</text:p>
          </table:table-cell>
          <table:table-cell table:formula="of:=SIN([.A280])+(RAND()-0.5)*0.2" office:value-type="float" office:value="0.41910685468717" calcext:value-type="float">
            <text:p>0.4191068547</text:p>
          </table:table-cell>
        </table:table-row>
        <table:table-row table:style-name="ro1">
          <table:table-cell office:value-type="float" office:value="27.9999999999999" calcext:value-type="float">
            <text:p>28</text:p>
          </table:table-cell>
          <table:table-cell table:formula="of:=SIN([.A281])" office:value-type="float" office:value="0.270905788307931" calcext:value-type="float">
            <text:p>0.2709057883</text:p>
          </table:table-cell>
          <table:table-cell table:formula="of:=SIN([.A281])+(RAND()-0.5)*0.2" office:value-type="float" office:value="0.205310701783667" calcext:value-type="float">
            <text:p>0.2053107018</text:p>
          </table:table-cell>
        </table:table-row>
        <table:table-row table:style-name="ro1">
          <table:table-cell office:value-type="float" office:value="28.0999999999999" calcext:value-type="float">
            <text:p>28.1</text:p>
          </table:table-cell>
          <table:table-cell table:formula="of:=SIN([.A282])" office:value-type="float" office:value="0.173452155245962" calcext:value-type="float">
            <text:p>0.1734521552</text:p>
          </table:table-cell>
          <table:table-cell table:formula="of:=SIN([.A282])+(RAND()-0.5)*0.2" office:value-type="float" office:value="0.159117169492441" calcext:value-type="float">
            <text:p>0.1591171695</text:p>
          </table:table-cell>
        </table:table-row>
        <table:table-row table:style-name="ro1">
          <table:table-cell office:value-type="float" office:value="28.1999999999999" calcext:value-type="float">
            <text:p>28.2</text:p>
          </table:table-cell>
          <table:table-cell table:formula="of:=SIN([.A283])" office:value-type="float" office:value="0.0742654455844286" calcext:value-type="float">
            <text:p>0.0742654456</text:p>
          </table:table-cell>
          <table:table-cell table:formula="of:=SIN([.A283])+(RAND()-0.5)*0.2" office:value-type="float" office:value="0.0670444848034504" calcext:value-type="float">
            <text:p>0.0670444848</text:p>
          </table:table-cell>
        </table:table-row>
        <table:table-row table:style-name="ro1">
          <table:table-cell office:value-type="float" office:value="28.2999999999999" calcext:value-type="float">
            <text:p>28.3</text:p>
          </table:table-cell>
          <table:table-cell table:formula="of:=SIN([.A284])" office:value-type="float" office:value="-0.025663299860492" calcext:value-type="float">
            <text:p>-0.0256632999</text:p>
          </table:table-cell>
          <table:table-cell table:formula="of:=SIN([.A284])+(RAND()-0.5)*0.2" office:value-type="float" office:value="-0.110936640437752" calcext:value-type="float">
            <text:p>-0.1109366404</text:p>
          </table:table-cell>
        </table:table-row>
        <table:table-row table:style-name="ro1">
          <table:table-cell office:value-type="float" office:value="28.3999999999999" calcext:value-type="float">
            <text:p>28.4</text:p>
          </table:table-cell>
          <table:table-cell table:formula="of:=SIN([.A285])" office:value-type="float" office:value="-0.125335626096366" calcext:value-type="float">
            <text:p>-0.1253356261</text:p>
          </table:table-cell>
          <table:table-cell table:formula="of:=SIN([.A285])+(RAND()-0.5)*0.2" office:value-type="float" office:value="-0.205189644663496" calcext:value-type="float">
            <text:p>-0.2051896447</text:p>
          </table:table-cell>
        </table:table-row>
        <table:table-row table:style-name="ro1">
          <table:table-cell office:value-type="float" office:value="28.4999999999999" calcext:value-type="float">
            <text:p>28.5</text:p>
          </table:table-cell>
          <table:table-cell table:formula="of:=SIN([.A286])" office:value-type="float" office:value="-0.223755640186727" calcext:value-type="float">
            <text:p>-0.2237556402</text:p>
          </table:table-cell>
          <table:table-cell table:formula="of:=SIN([.A286])+(RAND()-0.5)*0.2" office:value-type="float" office:value="-0.146736814989135" calcext:value-type="float">
            <text:p>-0.146736815</text:p>
          </table:table-cell>
        </table:table-row>
        <table:table-row table:style-name="ro1">
          <table:table-cell office:value-type="float" office:value="28.5999999999999" calcext:value-type="float">
            <text:p>28.6</text:p>
          </table:table-cell>
          <table:table-cell table:formula="of:=SIN([.A287])" office:value-type="float" office:value="-0.319939961884131" calcext:value-type="float">
            <text:p>-0.3199399619</text:p>
          </table:table-cell>
          <table:table-cell table:formula="of:=SIN([.A287])+(RAND()-0.5)*0.2" office:value-type="float" office:value="-0.282267514657189" calcext:value-type="float">
            <text:p>-0.2822675147</text:p>
          </table:table-cell>
        </table:table-row>
        <table:table-row table:style-name="ro1">
          <table:table-cell office:value-type="float" office:value="28.6999999999999" calcext:value-type="float">
            <text:p>28.7</text:p>
          </table:table-cell>
          <table:table-cell table:formula="of:=SIN([.A288])" office:value-type="float" office:value="-0.412927549240479" calcext:value-type="float">
            <text:p>-0.4129275492</text:p>
          </table:table-cell>
          <table:table-cell table:formula="of:=SIN([.A288])+(RAND()-0.5)*0.2" office:value-type="float" office:value="-0.498242504849398" calcext:value-type="float">
            <text:p>-0.4982425048</text:p>
          </table:table-cell>
        </table:table-row>
        <table:table-row table:style-name="ro1">
          <table:table-cell office:value-type="float" office:value="28.7999999999999" calcext:value-type="float">
            <text:p>28.8</text:p>
          </table:table-cell>
          <table:table-cell table:formula="of:=SIN([.A289])" office:value-type="float" office:value="-0.501789301020516" calcext:value-type="float">
            <text:p>-0.501789301</text:p>
          </table:table-cell>
          <table:table-cell table:formula="of:=SIN([.A289])+(RAND()-0.5)*0.2" office:value-type="float" office:value="-0.529401376556096" calcext:value-type="float">
            <text:p>-0.5294013766</text:p>
          </table:table-cell>
        </table:table-row>
        <table:table-row table:style-name="ro1">
          <table:table-cell office:value-type="float" office:value="28.8999999999999" calcext:value-type="float">
            <text:p>28.9</text:p>
          </table:table-cell>
          <table:table-cell table:formula="of:=SIN([.A290])" office:value-type="float" office:value="-0.58563733997424" calcext:value-type="float">
            <text:p>-0.58563734</text:p>
          </table:table-cell>
          <table:table-cell table:formula="of:=SIN([.A290])+(RAND()-0.5)*0.2" office:value-type="float" office:value="-0.506487877691582" calcext:value-type="float">
            <text:p>-0.5064878777</text:p>
          </table:table-cell>
        </table:table-row>
        <table:table-row table:style-name="ro1">
          <table:table-cell office:value-type="float" office:value="28.9999999999999" calcext:value-type="float">
            <text:p>29</text:p>
          </table:table-cell>
          <table:table-cell table:formula="of:=SIN([.A291])" office:value-type="float" office:value="-0.663633884212914" calcext:value-type="float">
            <text:p>-0.6636338842</text:p>
          </table:table-cell>
          <table:table-cell table:formula="of:=SIN([.A291])+(RAND()-0.5)*0.2" office:value-type="float" office:value="-0.572037938938457" calcext:value-type="float">
            <text:p>-0.5720379389</text:p>
          </table:table-cell>
        </table:table-row>
        <table:table-row table:style-name="ro1">
          <table:table-cell office:value-type="float" office:value="29.0999999999999" calcext:value-type="float">
            <text:p>29.1</text:p>
          </table:table-cell>
          <table:table-cell table:formula="of:=SIN([.A292])" office:value-type="float" office:value="-0.734999618048729" calcext:value-type="float">
            <text:p>-0.734999618</text:p>
          </table:table-cell>
          <table:table-cell table:formula="of:=SIN([.A292])+(RAND()-0.5)*0.2" office:value-type="float" office:value="-0.832580651969599" calcext:value-type="float">
            <text:p>-0.832580652</text:p>
          </table:table-cell>
        </table:table-row>
        <table:table-row table:style-name="ro1">
          <table:table-cell office:value-type="float" office:value="29.1999999999999" calcext:value-type="float">
            <text:p>29.2</text:p>
          </table:table-cell>
          <table:table-cell table:formula="of:=SIN([.A293])" office:value-type="float" office:value="-0.799021478659573" calcext:value-type="float">
            <text:p>-0.7990214787</text:p>
          </table:table-cell>
          <table:table-cell table:formula="of:=SIN([.A293])+(RAND()-0.5)*0.2" office:value-type="float" office:value="-0.80510818139753" calcext:value-type="float">
            <text:p>-0.8051081814</text:p>
          </table:table-cell>
        </table:table-row>
        <table:table-row table:style-name="ro1">
          <table:table-cell office:value-type="float" office:value="29.2999999999999" calcext:value-type="float">
            <text:p>29.3</text:p>
          </table:table-cell>
          <table:table-cell table:formula="of:=SIN([.A294])" office:value-type="float" office:value="-0.855059780777032" calcext:value-type="float">
            <text:p>-0.8550597808</text:p>
          </table:table-cell>
          <table:table-cell table:formula="of:=SIN([.A294])+(RAND()-0.5)*0.2" office:value-type="float" office:value="-0.860762032112638" calcext:value-type="float">
            <text:p>-0.8607620321</text:p>
          </table:table-cell>
        </table:table-row>
        <table:table-row table:style-name="ro1">
          <table:table-cell office:value-type="float" office:value="29.3999999999999" calcext:value-type="float">
            <text:p>29.4</text:p>
          </table:table-cell>
          <table:table-cell table:formula="of:=SIN([.A295])" office:value-type="float" office:value="-0.902554608210155" calcext:value-type="float">
            <text:p>-0.9025546082</text:p>
          </table:table-cell>
          <table:table-cell table:formula="of:=SIN([.A295])+(RAND()-0.5)*0.2" office:value-type="float" office:value="-0.898425808203571" calcext:value-type="float">
            <text:p>-0.8984258082</text:p>
          </table:table-cell>
        </table:table-row>
        <table:table-row table:style-name="ro1">
          <table:table-cell office:value-type="float" office:value="29.4999999999999" calcext:value-type="float">
            <text:p>29.5</text:p>
          </table:table-cell>
          <table:table-cell table:formula="of:=SIN([.A296])" office:value-type="float" office:value="-0.94103140834293" calcext:value-type="float">
            <text:p>-0.9410314083</text:p>
          </table:table-cell>
          <table:table-cell table:formula="of:=SIN([.A296])+(RAND()-0.5)*0.2" office:value-type="float" office:value="-0.888235494946526" calcext:value-type="float">
            <text:p>-0.8882354949</text:p>
          </table:table-cell>
        </table:table-row>
        <table:table-row table:style-name="ro1">
          <table:table-cell office:value-type="float" office:value="29.5999999999999" calcext:value-type="float">
            <text:p>29.6</text:p>
          </table:table-cell>
          <table:table-cell table:formula="of:=SIN([.A297])" office:value-type="float" office:value="-0.970105733707168" calcext:value-type="float">
            <text:p>-0.9701057337</text:p>
          </table:table-cell>
          <table:table-cell table:formula="of:=SIN([.A297])+(RAND()-0.5)*0.2" office:value-type="float" office:value="-0.935671252462634" calcext:value-type="float">
            <text:p>-0.9356712525</text:p>
          </table:table-cell>
        </table:table-row>
        <table:table-row table:style-name="ro1">
          <table:table-cell office:value-type="float" office:value="29.6999999999999" calcext:value-type="float">
            <text:p>29.7</text:p>
          </table:table-cell>
          <table:table-cell table:formula="of:=SIN([.A298])" office:value-type="float" office:value="-0.989487083254524" calcext:value-type="float">
            <text:p>-0.9894870833</text:p>
          </table:table-cell>
          <table:table-cell table:formula="of:=SIN([.A298])+(RAND()-0.5)*0.2" office:value-type="float" office:value="-0.985463838463791" calcext:value-type="float">
            <text:p>-0.9854638385</text:p>
          </table:table-cell>
        </table:table-row>
        <table:table-row table:style-name="ro1">
          <table:table-cell office:value-type="float" office:value="29.7999999999999" calcext:value-type="float">
            <text:p>29.8</text:p>
          </table:table-cell>
          <table:table-cell table:formula="of:=SIN([.A299])" office:value-type="float" office:value="-0.998981804946946" calcext:value-type="float">
            <text:p>-0.9989818049</text:p>
          </table:table-cell>
          <table:table-cell table:formula="of:=SIN([.A299])+(RAND()-0.5)*0.2" office:value-type="float" office:value="-1.01597748444094" calcext:value-type="float">
            <text:p>-1.0159774844</text:p>
          </table:table-cell>
        </table:table-row>
        <table:table-row table:style-name="ro1">
          <table:table-cell office:value-type="float" office:value="29.8999999999999" calcext:value-type="float">
            <text:p>29.9</text:p>
          </table:table-cell>
          <table:table-cell table:formula="of:=SIN([.A300])" office:value-type="float" office:value="-0.998495030663819" calcext:value-type="float">
            <text:p>-0.9984950307</text:p>
          </table:table-cell>
          <table:table-cell table:formula="of:=SIN([.A300])+(RAND()-0.5)*0.2" office:value-type="float" office:value="-0.902565004378468" calcext:value-type="float">
            <text:p>-0.9025650044</text:p>
          </table:table-cell>
        </table:table-row>
        <table:table-row table:style-name="ro1">
          <table:table-cell office:value-type="float" office:value="29.9999999999999" calcext:value-type="float">
            <text:p>30</text:p>
          </table:table-cell>
          <table:table-cell table:formula="of:=SIN([.A301])" office:value-type="float" office:value="-0.988031624092873" calcext:value-type="float">
            <text:p>-0.9880316241</text:p>
          </table:table-cell>
          <table:table-cell table:formula="of:=SIN([.A301])+(RAND()-0.5)*0.2" office:value-type="float" office:value="-1.05817734517452" calcext:value-type="float">
            <text:p>-1.0581773452</text:p>
          </table:table-cell>
        </table:table-row>
        <table:table-row table:style-name="ro1">
          <table:table-cell office:value-type="float" office:value="30.0999999999999" calcext:value-type="float">
            <text:p>30.1</text:p>
          </table:table-cell>
          <table:table-cell table:formula="of:=SIN([.A302])" office:value-type="float" office:value="-0.967696132133825" calcext:value-type="float">
            <text:p>-0.9676961321</text:p>
          </table:table-cell>
          <table:table-cell table:formula="of:=SIN([.A302])+(RAND()-0.5)*0.2" office:value-type="float" office:value="-0.92572279995784" calcext:value-type="float">
            <text:p>-0.9257228</text:p>
          </table:table-cell>
        </table:table-row>
        <table:table-row table:style-name="ro1">
          <table:table-cell office:value-type="float" office:value="30.1999999999999" calcext:value-type="float">
            <text:p>30.2</text:p>
          </table:table-cell>
          <table:table-cell table:formula="of:=SIN([.A303])" office:value-type="float" office:value="-0.937691740300307" calcext:value-type="float">
            <text:p>-0.9376917403</text:p>
          </table:table-cell>
          <table:table-cell table:formula="of:=SIN([.A303])+(RAND()-0.5)*0.2" office:value-type="float" office:value="-1.02774068082663" calcext:value-type="float">
            <text:p>-1.0277406808</text:p>
          </table:table-cell>
        </table:table-row>
        <table:table-row table:style-name="ro1">
          <table:table-cell office:value-type="float" office:value="30.2999999999999" calcext:value-type="float">
            <text:p>30.3</text:p>
          </table:table-cell>
          <table:table-cell table:formula="of:=SIN([.A304])" office:value-type="float" office:value="-0.898318242557387" calcext:value-type="float">
            <text:p>-0.8983182426</text:p>
          </table:table-cell>
          <table:table-cell table:formula="of:=SIN([.A304])+(RAND()-0.5)*0.2" office:value-type="float" office:value="-0.907301106020849" calcext:value-type="float">
            <text:p>-0.907301106</text:p>
          </table:table-cell>
        </table:table-row>
        <table:table-row table:style-name="ro1">
          <table:table-cell office:value-type="float" office:value="30.3999999999999" calcext:value-type="float">
            <text:p>30.4</text:p>
          </table:table-cell>
          <table:table-cell table:formula="of:=SIN([.A305])" office:value-type="float" office:value="-0.849969045879366" calcext:value-type="float">
            <text:p>-0.8499690459</text:p>
          </table:table-cell>
          <table:table-cell table:formula="of:=SIN([.A305])+(RAND()-0.5)*0.2" office:value-type="float" office:value="-0.902633126327814" calcext:value-type="float">
            <text:p>-0.9026331263</text:p>
          </table:table-cell>
        </table:table-row>
        <table:table-row table:style-name="ro1">
          <table:table-cell office:value-type="float" office:value="30.4999999999999" calcext:value-type="float">
            <text:p>30.5</text:p>
          </table:table-cell>
          <table:table-cell table:formula="of:=SIN([.A306])" office:value-type="float" office:value="-0.793127239457333" calcext:value-type="float">
            <text:p>-0.7931272395</text:p>
          </table:table-cell>
          <table:table-cell table:formula="of:=SIN([.A306])+(RAND()-0.5)*0.2" office:value-type="float" office:value="-0.711124093000778" calcext:value-type="float">
            <text:p>-0.711124093</text:p>
          </table:table-cell>
        </table:table-row>
        <table:table-row table:style-name="ro1">
          <table:table-cell office:value-type="float" office:value="30.5999999999999" calcext:value-type="float">
            <text:p>30.6</text:p>
          </table:table-cell>
          <table:table-cell table:formula="of:=SIN([.A307])" office:value-type="float" office:value="-0.728360767831647" calcext:value-type="float">
            <text:p>-0.7283607678</text:p>
          </table:table-cell>
          <table:table-cell table:formula="of:=SIN([.A307])+(RAND()-0.5)*0.2" office:value-type="float" office:value="-0.666602454084524" calcext:value-type="float">
            <text:p>-0.6666024541</text:p>
          </table:table-cell>
        </table:table-row>
        <table:table-row table:style-name="ro1">
          <table:table-cell office:value-type="float" office:value="30.6999999999999" calcext:value-type="float">
            <text:p>30.7</text:p>
          </table:table-cell>
          <table:table-cell table:formula="of:=SIN([.A308])" office:value-type="float" office:value="-0.656316756177847" calcext:value-type="float">
            <text:p>-0.6563167562</text:p>
          </table:table-cell>
          <table:table-cell table:formula="of:=SIN([.A308])+(RAND()-0.5)*0.2" office:value-type="float" office:value="-0.681312876753662" calcext:value-type="float">
            <text:p>-0.6813128768</text:p>
          </table:table-cell>
        </table:table-row>
        <table:table-row table:style-name="ro1">
          <table:table-cell office:value-type="float" office:value="30.7999999999999" calcext:value-type="float">
            <text:p>30.8</text:p>
          </table:table-cell>
          <table:table-cell table:formula="of:=SIN([.A309])" office:value-type="float" office:value="-0.577715044445793" calcext:value-type="float">
            <text:p>-0.5777150444</text:p>
          </table:table-cell>
          <table:table-cell table:formula="of:=SIN([.A309])+(RAND()-0.5)*0.2" office:value-type="float" office:value="-0.593763749651114" calcext:value-type="float">
            <text:p>-0.5937637497</text:p>
          </table:table-cell>
        </table:table-row>
        <table:table-row table:style-name="ro1">
          <table:table-cell office:value-type="float" office:value="30.8999999999999" calcext:value-type="float">
            <text:p>30.9</text:p>
          </table:table-cell>
          <table:table-cell table:formula="of:=SIN([.A310])" office:value-type="float" office:value="-0.493340994956846" calcext:value-type="float">
            <text:p>-0.493340995</text:p>
          </table:table-cell>
          <table:table-cell table:formula="of:=SIN([.A310])+(RAND()-0.5)*0.2" office:value-type="float" office:value="-0.499944593132417" calcext:value-type="float">
            <text:p>-0.4999445931</text:p>
          </table:table-cell>
        </table:table-row>
        <table:table-row table:style-name="ro1">
          <table:table-cell office:value-type="float" office:value="30.9999999999999" calcext:value-type="float">
            <text:p>31</text:p>
          </table:table-cell>
          <table:table-cell table:formula="of:=SIN([.A311])" office:value-type="float" office:value="-0.404037645323136" calcext:value-type="float">
            <text:p>-0.4040376453</text:p>
          </table:table-cell>
          <table:table-cell table:formula="of:=SIN([.A311])+(RAND()-0.5)*0.2" office:value-type="float" office:value="-0.467996675059134" calcext:value-type="float">
            <text:p>-0.4679966751</text:p>
          </table:table-cell>
        </table:table-row>
        <table:table-row table:style-name="ro1">
          <table:table-cell office:value-type="float" office:value="31.0999999999999" calcext:value-type="float">
            <text:p>31.1</text:p>
          </table:table-cell>
          <table:table-cell table:formula="of:=SIN([.A312])" office:value-type="float" office:value="-0.310697285094447" calcext:value-type="float">
            <text:p>-0.3106972851</text:p>
          </table:table-cell>
          <table:table-cell table:formula="of:=SIN([.A312])+(RAND()-0.5)*0.2" office:value-type="float" office:value="-0.347434426759518" calcext:value-type="float">
            <text:p>-0.3474344268</text:p>
          </table:table-cell>
        </table:table-row>
        <table:table-row table:style-name="ro1">
          <table:table-cell office:value-type="float" office:value="31.1999999999999" calcext:value-type="float">
            <text:p>31.2</text:p>
          </table:table-cell>
          <table:table-cell table:formula="of:=SIN([.A313])" office:value-type="float" office:value="-0.214252540295961" calcext:value-type="float">
            <text:p>-0.2142525403</text:p>
          </table:table-cell>
          <table:table-cell table:formula="of:=SIN([.A313])+(RAND()-0.5)*0.2" office:value-type="float" office:value="-0.215085773928108" calcext:value-type="float">
            <text:p>-0.2150857739</text:p>
          </table:table-cell>
        </table:table-row>
        <table:table-row table:style-name="ro1">
          <table:table-cell office:value-type="float" office:value="31.2999999999999" calcext:value-type="float">
            <text:p>31.3</text:p>
          </table:table-cell>
          <table:table-cell table:formula="of:=SIN([.A314])" office:value-type="float" office:value="-0.115667054937318" calcext:value-type="float">
            <text:p>-0.1156670549</text:p>
          </table:table-cell>
          <table:table-cell table:formula="of:=SIN([.A314])+(RAND()-0.5)*0.2" office:value-type="float" office:value="-0.046707850783229" calcext:value-type="float">
            <text:p>-0.0467078508</text:p>
          </table:table-cell>
        </table:table-row>
        <table:table-row table:style-name="ro1">
          <table:table-cell office:value-type="float" office:value="31.3999999999999" calcext:value-type="float">
            <text:p>31.4</text:p>
          </table:table-cell>
          <table:table-cell table:formula="of:=SIN([.A315])" office:value-type="float" office:value="-0.01592586260018" calcext:value-type="float">
            <text:p>-0.0159258626</text:p>
          </table:table-cell>
          <table:table-cell table:formula="of:=SIN([.A315])+(RAND()-0.5)*0.2" office:value-type="float" office:value="-0.0641412660545582" calcext:value-type="float">
            <text:p>-0.0641412661</text:p>
          </table:table-cell>
        </table:table-row>
        <table:table-row table:style-name="ro1">
          <table:table-cell office:value-type="float" office:value="31.4999999999999" calcext:value-type="float">
            <text:p>31.5</text:p>
          </table:table-cell>
          <table:table-cell table:formula="of:=SIN([.A316])" office:value-type="float" office:value="0.0839744556916689" calcext:value-type="float">
            <text:p>0.0839744557</text:p>
          </table:table-cell>
          <table:table-cell table:formula="of:=SIN([.A316])+(RAND()-0.5)*0.2" office:value-type="float" office:value="0.105731063078884" calcext:value-type="float">
            <text:p>0.1057310631</text:p>
          </table:table-cell>
        </table:table-row>
        <table:table-row table:style-name="ro1">
          <table:table-cell office:value-type="float" office:value="31.5999999999999" calcext:value-type="float">
            <text:p>31.6</text:p>
          </table:table-cell>
          <table:table-cell table:formula="of:=SIN([.A317])" office:value-type="float" office:value="0.183035728980511" calcext:value-type="float">
            <text:p>0.183035729</text:p>
          </table:table-cell>
          <table:table-cell table:formula="of:=SIN([.A317])+(RAND()-0.5)*0.2" office:value-type="float" office:value="0.282471202213972" calcext:value-type="float">
            <text:p>0.2824712022</text:p>
          </table:table-cell>
        </table:table-row>
        <table:table-row table:style-name="ro1">
          <table:table-cell office:value-type="float" office:value="31.6999999999999" calcext:value-type="float">
            <text:p>31.7</text:p>
          </table:table-cell>
          <table:table-cell table:formula="of:=SIN([.A318])" office:value-type="float" office:value="0.280268169768941" calcext:value-type="float">
            <text:p>0.2802681698</text:p>
          </table:table-cell>
          <table:table-cell table:formula="of:=SIN([.A318])+(RAND()-0.5)*0.2" office:value-type="float" office:value="0.335963323588338" calcext:value-type="float">
            <text:p>0.3359633236</text:p>
          </table:table-cell>
        </table:table-row>
        <table:table-row table:style-name="ro1">
          <table:table-cell office:value-type="float" office:value="31.7999999999999" calcext:value-type="float">
            <text:p>31.8</text:p>
          </table:table-cell>
          <table:table-cell table:formula="of:=SIN([.A319])" office:value-type="float" office:value="0.374700263649386" calcext:value-type="float">
            <text:p>0.3747002636</text:p>
          </table:table-cell>
          <table:table-cell table:formula="of:=SIN([.A319])+(RAND()-0.5)*0.2" office:value-type="float" office:value="0.399379706377325" calcext:value-type="float">
            <text:p>0.3993797064</text:p>
          </table:table-cell>
        </table:table-row>
        <table:table-row table:style-name="ro1">
          <table:table-cell office:value-type="float" office:value="31.8999999999999" calcext:value-type="float">
            <text:p>31.9</text:p>
          </table:table-cell>
          <table:table-cell table:formula="of:=SIN([.A320])" office:value-type="float" office:value="0.465388476354886" calcext:value-type="float">
            <text:p>0.4653884764</text:p>
          </table:table-cell>
          <table:table-cell table:formula="of:=SIN([.A320])+(RAND()-0.5)*0.2" office:value-type="float" office:value="0.53002878052171" calcext:value-type="float">
            <text:p>0.5300287805</text:p>
          </table:table-cell>
        </table:table-row>
        <table:table-row table:style-name="ro1">
          <table:table-cell office:value-type="float" office:value="31.9999999999999" calcext:value-type="float">
            <text:p>32</text:p>
          </table:table-cell>
          <table:table-cell table:formula="of:=SIN([.A321])" office:value-type="float" office:value="0.551426681241625" calcext:value-type="float">
            <text:p>0.5514266812</text:p>
          </table:table-cell>
          <table:table-cell table:formula="of:=SIN([.A321])+(RAND()-0.5)*0.2" office:value-type="float" office:value="0.562156182172382" calcext:value-type="float">
            <text:p>0.5621561822</text:p>
          </table:table-cell>
        </table:table-row>
        <table:table-row table:style-name="ro1">
          <table:table-cell office:value-type="float" office:value="32.0999999999999" calcext:value-type="float">
            <text:p>32.1</text:p>
          </table:table-cell>
          <table:table-cell table:formula="of:=SIN([.A322])" office:value-type="float" office:value="0.631955213006819" calcext:value-type="float">
            <text:p>0.631955213</text:p>
          </table:table-cell>
          <table:table-cell table:formula="of:=SIN([.A322])+(RAND()-0.5)*0.2" office:value-type="float" office:value="0.599294131342555" calcext:value-type="float">
            <text:p>0.5992941313</text:p>
          </table:table-cell>
        </table:table-row>
        <table:table-row table:style-name="ro1">
          <table:table-cell office:value-type="float" office:value="32.1999999999999" calcext:value-type="float">
            <text:p>32.2</text:p>
          </table:table-cell>
          <table:table-cell table:formula="of:=SIN([.A323])" office:value-type="float" office:value="0.706169457180274" calcext:value-type="float">
            <text:p>0.7061694572</text:p>
          </table:table-cell>
          <table:table-cell table:formula="of:=SIN([.A323])+(RAND()-0.5)*0.2" office:value-type="float" office:value="0.635068552573991" calcext:value-type="float">
            <text:p>0.6350685526</text:p>
          </table:table-cell>
        </table:table-row>
        <table:table-row table:style-name="ro1">
          <table:table-cell office:value-type="float" office:value="32.2999999999999" calcext:value-type="float">
            <text:p>32.3</text:p>
          </table:table-cell>
          <table:table-cell table:formula="of:=SIN([.A324])" office:value-type="float" office:value="0.773327889566171" calcext:value-type="float">
            <text:p>0.7733278896</text:p>
          </table:table-cell>
          <table:table-cell table:formula="of:=SIN([.A324])+(RAND()-0.5)*0.2" office:value-type="float" office:value="0.825888977472532" calcext:value-type="float">
            <text:p>0.8258889775</text:p>
          </table:table-cell>
        </table:table-row>
        <table:table-row table:style-name="ro1">
          <table:table-cell office:value-type="float" office:value="32.3999999999999" calcext:value-type="float">
            <text:p>32.4</text:p>
          </table:table-cell>
          <table:table-cell table:formula="of:=SIN([.A325])" office:value-type="float" office:value="0.832759485307737" calcext:value-type="float">
            <text:p>0.8327594853</text:p>
          </table:table-cell>
          <table:table-cell table:formula="of:=SIN([.A325])+(RAND()-0.5)*0.2" office:value-type="float" office:value="0.882897935209451" calcext:value-type="float">
            <text:p>0.8828979352</text:p>
          </table:table-cell>
        </table:table-row>
        <table:table-row table:style-name="ro1">
          <table:table-cell office:value-type="float" office:value="32.4999999999999" calcext:value-type="float">
            <text:p>32.5</text:p>
          </table:table-cell>
          <table:table-cell table:formula="of:=SIN([.A326])" office:value-type="float" office:value="0.883870423545791" calcext:value-type="float">
            <text:p>0.8838704235</text:p>
          </table:table-cell>
          <table:table-cell table:formula="of:=SIN([.A326])+(RAND()-0.5)*0.2" office:value-type="float" office:value="0.971935660306094" calcext:value-type="float">
            <text:p>0.9719356603</text:p>
          </table:table-cell>
        </table:table-row>
        <table:table-row table:style-name="ro1">
          <table:table-cell office:value-type="float" office:value="32.5999999999999" calcext:value-type="float">
            <text:p>32.6</text:p>
          </table:table-cell>
          <table:table-cell table:formula="of:=SIN([.A327])" office:value-type="float" office:value="0.926150020680496" calcext:value-type="float">
            <text:p>0.9261500207</text:p>
          </table:table-cell>
          <table:table-cell table:formula="of:=SIN([.A327])+(RAND()-0.5)*0.2" office:value-type="float" office:value="0.88890004013955" calcext:value-type="float">
            <text:p>0.8889000401</text:p>
          </table:table-cell>
        </table:table-row>
        <table:table-row table:style-name="ro1">
          <table:table-cell office:value-type="float" office:value="32.6999999999999" calcext:value-type="float">
            <text:p>32.7</text:p>
          </table:table-cell>
          <table:table-cell table:formula="of:=SIN([.A328])" office:value-type="float" office:value="0.959175832953056" calcext:value-type="float">
            <text:p>0.959175833</text:p>
          </table:table-cell>
          <table:table-cell table:formula="of:=SIN([.A328])+(RAND()-0.5)*0.2" office:value-type="float" office:value="0.982463875144472" calcext:value-type="float">
            <text:p>0.9824638751</text:p>
          </table:table-cell>
        </table:table-row>
        <table:table-row table:style-name="ro1">
          <table:table-cell office:value-type="float" office:value="32.7999999999999" calcext:value-type="float">
            <text:p>32.8</text:p>
          </table:table-cell>
          <table:table-cell table:formula="of:=SIN([.A329])" office:value-type="float" office:value="0.982617877364125" calcext:value-type="float">
            <text:p>0.9826178774</text:p>
          </table:table-cell>
          <table:table-cell table:formula="of:=SIN([.A329])+(RAND()-0.5)*0.2" office:value-type="float" office:value="0.981869692342322" calcext:value-type="float">
            <text:p>0.9818696923</text:p>
          </table:table-cell>
        </table:table-row>
        <table:table-row table:style-name="ro1">
          <table:table-cell office:value-type="float" office:value="32.8999999999999" calcext:value-type="float">
            <text:p>32.9</text:p>
          </table:table-cell>
          <table:table-cell table:formula="of:=SIN([.A330])" office:value-type="float" office:value="0.996241928754856" calcext:value-type="float">
            <text:p>0.9962419288</text:p>
          </table:table-cell>
          <table:table-cell table:formula="of:=SIN([.A330])+(RAND()-0.5)*0.2" office:value-type="float" office:value="0.955409185799321" calcext:value-type="float">
            <text:p>0.9554091858</text:p>
          </table:table-cell>
        </table:table-row>
        <table:table-row table:style-name="ro1">
          <table:table-cell office:value-type="float" office:value="32.9999999999999" calcext:value-type="float">
            <text:p>33</text:p>
          </table:table-cell>
          <table:table-cell table:formula="of:=SIN([.A331])" office:value-type="float" office:value="0.999911860107268" calcext:value-type="float">
            <text:p>0.9999118601</text:p>
          </table:table-cell>
          <table:table-cell table:formula="of:=SIN([.A331])+(RAND()-0.5)*0.2" office:value-type="float" office:value="0.956908727819855" calcext:value-type="float">
            <text:p>0.9569087278</text:p>
          </table:table-cell>
        </table:table-row>
        <table:table-row table:style-name="ro1">
          <table:table-cell office:value-type="float" office:value="33.0999999999999" calcext:value-type="float">
            <text:p>33.1</text:p>
          </table:table-cell>
          <table:table-cell table:formula="of:=SIN([.A332])" office:value-type="float" office:value="0.993591002680405" calcext:value-type="float">
            <text:p>0.9935910027</text:p>
          </table:table-cell>
          <table:table-cell table:formula="of:=SIN([.A332])+(RAND()-0.5)*0.2" office:value-type="float" office:value="0.924791592199399" calcext:value-type="float">
            <text:p>0.9247915922</text:p>
          </table:table-cell>
        </table:table-row>
        <table:table-row table:style-name="ro1">
          <table:table-cell office:value-type="float" office:value="33.1999999999999" calcext:value-type="float">
            <text:p>33.2</text:p>
          </table:table-cell>
          <table:table-cell table:formula="of:=SIN([.A333])" office:value-type="float" office:value="0.977342512392277" calcext:value-type="float">
            <text:p>0.9773425124</text:p>
          </table:table-cell>
          <table:table-cell table:formula="of:=SIN([.A333])+(RAND()-0.5)*0.2" office:value-type="float" office:value="1.00885922720546" calcext:value-type="float">
            <text:p>1.0088592272</text:p>
          </table:table-cell>
        </table:table-row>
        <table:table-row table:style-name="ro1">
          <table:table-cell office:value-type="float" office:value="33.2999999999999" calcext:value-type="float">
            <text:p>33.3</text:p>
          </table:table-cell>
          <table:table-cell table:formula="of:=SIN([.A334])" office:value-type="float" office:value="0.951328738786809" calcext:value-type="float">
            <text:p>0.9513287388</text:p>
          </table:table-cell>
          <table:table-cell table:formula="of:=SIN([.A334])+(RAND()-0.5)*0.2" office:value-type="float" office:value="0.978220615450822" calcext:value-type="float">
            <text:p>0.9782206155</text:p>
          </table:table-cell>
        </table:table-row>
        <table:table-row table:style-name="ro1">
          <table:table-cell office:value-type="float" office:value="33.3999999999999" calcext:value-type="float">
            <text:p>33.4</text:p>
          </table:table-cell>
          <table:table-cell table:formula="of:=SIN([.A335])" office:value-type="float" office:value="0.915809602890853" calcext:value-type="float">
            <text:p>0.9158096029</text:p>
          </table:table-cell>
          <table:table-cell table:formula="of:=SIN([.A335])+(RAND()-0.5)*0.2" office:value-type="float" office:value="0.846843159892355" calcext:value-type="float">
            <text:p>0.8468431599</text:p>
          </table:table-cell>
        </table:table-row>
        <table:table-row table:style-name="ro1">
          <table:table-cell office:value-type="float" office:value="33.4999999999999" calcext:value-type="float">
            <text:p>33.5</text:p>
          </table:table-cell>
          <table:table-cell table:formula="of:=SIN([.A336])" office:value-type="float" office:value="0.871140000169218" calcext:value-type="float">
            <text:p>0.8711400002</text:p>
          </table:table-cell>
          <table:table-cell table:formula="of:=SIN([.A336])+(RAND()-0.5)*0.2" office:value-type="float" office:value="0.958632869870455" calcext:value-type="float">
            <text:p>0.9586328699</text:p>
          </table:table-cell>
        </table:table-row>
        <table:table-row table:style-name="ro1">
          <table:table-cell office:value-type="float" office:value="33.5999999999999" calcext:value-type="float">
            <text:p>33.6</text:p>
          </table:table-cell>
          <table:table-cell table:formula="of:=SIN([.A337])" office:value-type="float" office:value="0.817766254526491" calcext:value-type="float">
            <text:p>0.8177662545</text:p>
          </table:table-cell>
          <table:table-cell table:formula="of:=SIN([.A337])+(RAND()-0.5)*0.2" office:value-type="float" office:value="0.864244858725856" calcext:value-type="float">
            <text:p>0.8642448587</text:p>
          </table:table-cell>
        </table:table-row>
        <table:table-row table:style-name="ro1">
          <table:table-cell office:value-type="float" office:value="33.6999999999999" calcext:value-type="float">
            <text:p>33.7</text:p>
          </table:table-cell>
          <table:table-cell table:formula="of:=SIN([.A338])" office:value-type="float" office:value="0.756221658786123" calcext:value-type="float">
            <text:p>0.7562216588</text:p>
          </table:table-cell>
          <table:table-cell table:formula="of:=SIN([.A338])+(RAND()-0.5)*0.2" office:value-type="float" office:value="0.849331543783953" calcext:value-type="float">
            <text:p>0.8493315438</text:p>
          </table:table-cell>
        </table:table-row>
        <table:table-row table:style-name="ro1">
          <table:table-cell office:value-type="float" office:value="33.7999999999999" calcext:value-type="float">
            <text:p>33.8</text:p>
          </table:table-cell>
          <table:table-cell table:formula="of:=SIN([.A339])" office:value-type="float" office:value="0.687121146204806" calcext:value-type="float">
            <text:p>0.6871211462</text:p>
          </table:table-cell>
          <table:table-cell table:formula="of:=SIN([.A339])+(RAND()-0.5)*0.2" office:value-type="float" office:value="0.774613611991442" calcext:value-type="float">
            <text:p>0.774613612</text:p>
          </table:table-cell>
        </table:table-row>
        <table:table-row table:style-name="ro1">
          <table:table-cell office:value-type="float" office:value="33.8999999999999" calcext:value-type="float">
            <text:p>33.9</text:p>
          </table:table-cell>
          <table:table-cell table:formula="of:=SIN([.A340])" office:value-type="float" office:value="0.611155146262664" calcext:value-type="float">
            <text:p>0.6111551463</text:p>
          </table:table-cell>
          <table:table-cell table:formula="of:=SIN([.A340])+(RAND()-0.5)*0.2" office:value-type="float" office:value="0.689173159976545" calcext:value-type="float">
            <text:p>0.68917316</text:p>
          </table:table-cell>
        </table:table-row>
        <table:table-row table:style-name="ro1">
          <table:table-cell office:value-type="float" office:value="33.9999999999999" calcext:value-type="float">
            <text:p>34</text:p>
          </table:table-cell>
          <table:table-cell table:formula="of:=SIN([.A341])" office:value-type="float" office:value="0.529082686120096" calcext:value-type="float">
            <text:p>0.5290826861</text:p>
          </table:table-cell>
          <table:table-cell table:formula="of:=SIN([.A341])+(RAND()-0.5)*0.2" office:value-type="float" office:value="0.555986055258113" calcext:value-type="float">
            <text:p>0.5559860553</text:p>
          </table:table-cell>
        </table:table-row>
        <table:table-row table:style-name="ro1">
          <table:table-cell office:value-type="float" office:value="34.0999999999999" calcext:value-type="float">
            <text:p>34.1</text:p>
          </table:table-cell>
          <table:table-cell table:formula="of:=SIN([.A342])" office:value-type="float" office:value="0.441723806669307" calcext:value-type="float">
            <text:p>0.4417238067</text:p>
          </table:table-cell>
          <table:table-cell table:formula="of:=SIN([.A342])+(RAND()-0.5)*0.2" office:value-type="float" office:value="0.531693501237151" calcext:value-type="float">
            <text:p>0.5316935012</text:p>
          </table:table-cell>
        </table:table-row>
        <table:table-row table:style-name="ro1">
          <table:table-cell office:value-type="float" office:value="34.1999999999999" calcext:value-type="float">
            <text:p>34.2</text:p>
          </table:table-cell>
          <table:table-cell table:formula="of:=SIN([.A343])" office:value-type="float" office:value="0.349951368956749" calcext:value-type="float">
            <text:p>0.349951369</text:p>
          </table:table-cell>
          <table:table-cell table:formula="of:=SIN([.A343])+(RAND()-0.5)*0.2" office:value-type="float" office:value="0.387754175872464" calcext:value-type="float">
            <text:p>0.3877541759</text:p>
          </table:table-cell>
        </table:table-row>
        <table:table-row table:style-name="ro1">
          <table:table-cell office:value-type="float" office:value="34.2999999999999" calcext:value-type="float">
            <text:p>34.3</text:p>
          </table:table-cell>
          <table:table-cell table:formula="of:=SIN([.A344])" office:value-type="float" office:value="0.254682332844117" calcext:value-type="float">
            <text:p>0.2546823328</text:p>
          </table:table-cell>
          <table:table-cell table:formula="of:=SIN([.A344])+(RAND()-0.5)*0.2" office:value-type="float" office:value="0.328694822880084" calcext:value-type="float">
            <text:p>0.3286948229</text:p>
          </table:table-cell>
        </table:table-row>
        <table:table-row table:style-name="ro1">
          <table:table-cell office:value-type="float" office:value="34.3999999999999" calcext:value-type="float">
            <text:p>34.4</text:p>
          </table:table-cell>
          <table:table-cell table:formula="of:=SIN([.A345])" office:value-type="float" office:value="0.156868595048494" calcext:value-type="float">
            <text:p>0.156868595</text:p>
          </table:table-cell>
          <table:table-cell table:formula="of:=SIN([.A345])+(RAND()-0.5)*0.2" office:value-type="float" office:value="0.0991740623728256" calcext:value-type="float">
            <text:p>0.0991740624</text:p>
          </table:table-cell>
        </table:table-row>
        <table:table-row table:style-name="ro1">
          <table:table-cell office:value-type="float" office:value="34.4999999999999" calcext:value-type="float">
            <text:p>34.5</text:p>
          </table:table-cell>
          <table:table-cell table:formula="of:=SIN([.A346])" office:value-type="float" office:value="0.0574874781050168" calcext:value-type="float">
            <text:p>0.0574874781</text:p>
          </table:table-cell>
          <table:table-cell table:formula="of:=SIN([.A346])+(RAND()-0.5)*0.2" office:value-type="float" office:value="0.00110159138929172" calcext:value-type="float">
            <text:p>0.0011015914</text:p>
          </table:table-cell>
        </table:table-row>
        <table:table-row table:style-name="ro1">
          <table:table-cell office:value-type="float" office:value="34.5999999999999" calcext:value-type="float">
            <text:p>34.6</text:p>
          </table:table-cell>
          <table:table-cell table:formula="of:=SIN([.A347])" office:value-type="float" office:value="-0.0424680347168592" calcext:value-type="float">
            <text:p>-0.0424680347</text:p>
          </table:table-cell>
          <table:table-cell table:formula="of:=SIN([.A347])+(RAND()-0.5)*0.2" office:value-type="float" office:value="-0.122025659176126" calcext:value-type="float">
            <text:p>-0.1220256592</text:p>
          </table:table-cell>
        </table:table-row>
        <table:table-row table:style-name="ro1">
          <table:table-cell office:value-type="float" office:value="34.6999999999999" calcext:value-type="float">
            <text:p>34.7</text:p>
          </table:table-cell>
          <table:table-cell table:formula="of:=SIN([.A348])" office:value-type="float" office:value="-0.14199922097391" calcext:value-type="float">
            <text:p>-0.141999221</text:p>
          </table:table-cell>
          <table:table-cell table:formula="of:=SIN([.A348])+(RAND()-0.5)*0.2" office:value-type="float" office:value="-0.149921511425735" calcext:value-type="float">
            <text:p>-0.1499215114</text:p>
          </table:table-cell>
        </table:table-row>
        <table:table-row table:style-name="ro1">
          <table:table-cell office:value-type="float" office:value="34.7999999999999" calcext:value-type="float">
            <text:p>34.8</text:p>
          </table:table-cell>
          <table:table-cell table:formula="of:=SIN([.A349])" office:value-type="float" office:value="-0.240111597953692" calcext:value-type="float">
            <text:p>-0.240111598</text:p>
          </table:table-cell>
          <table:table-cell table:formula="of:=SIN([.A349])+(RAND()-0.5)*0.2" office:value-type="float" office:value="-0.262273941096246" calcext:value-type="float">
            <text:p>-0.2622739411</text:p>
          </table:table-cell>
        </table:table-row>
        <table:table-row table:style-name="ro1">
          <table:table-cell office:value-type="float" office:value="34.8999999999999" calcext:value-type="float">
            <text:p>34.9</text:p>
          </table:table-cell>
          <table:table-cell table:formula="of:=SIN([.A350])" office:value-type="float" office:value="-0.335824859217055" calcext:value-type="float">
            <text:p>-0.3358248592</text:p>
          </table:table-cell>
          <table:table-cell table:formula="of:=SIN([.A350])+(RAND()-0.5)*0.2" office:value-type="float" office:value="-0.306959618982173" calcext:value-type="float">
            <text:p>-0.306959619</text:p>
          </table:table-cell>
        </table:table-row>
        <table:table-row table:style-name="ro1">
          <table:table-cell office:value-type="float" office:value="34.9999999999999" calcext:value-type="float">
            <text:p>35</text:p>
          </table:table-cell>
          <table:table-cell table:formula="of:=SIN([.A351])" office:value-type="float" office:value="-0.428182669496068" calcext:value-type="float">
            <text:p>-0.4281826695</text:p>
          </table:table-cell>
          <table:table-cell table:formula="of:=SIN([.A351])+(RAND()-0.5)*0.2" office:value-type="float" office:value="-0.517002592096009" calcext:value-type="float">
            <text:p>-0.5170025921</text:p>
          </table:table-cell>
        </table:table-row>
        <table:table-row table:style-name="ro1">
          <table:table-cell office:value-type="float" office:value="35.0999999999999" calcext:value-type="float">
            <text:p>35.1</text:p>
          </table:table-cell>
          <table:table-cell table:formula="of:=SIN([.A352])" office:value-type="float" office:value="-0.516262220079848" calcext:value-type="float">
            <text:p>-0.5162622201</text:p>
          </table:table-cell>
          <table:table-cell table:formula="of:=SIN([.A352])+(RAND()-0.5)*0.2" office:value-type="float" office:value="-0.473433677666658" calcext:value-type="float">
            <text:p>-0.4734336777</text:p>
          </table:table-cell>
        </table:table-row>
        <table:table-row table:style-name="ro1">
          <table:table-cell office:value-type="float" office:value="35.1999999999999" calcext:value-type="float">
            <text:p>35.2</text:p>
          </table:table-cell>
          <table:table-cell table:formula="of:=SIN([.A353])" office:value-type="float" office:value="-0.599183449214191" calcext:value-type="float">
            <text:p>-0.5991834492</text:p>
          </table:table-cell>
          <table:table-cell table:formula="of:=SIN([.A353])+(RAND()-0.5)*0.2" office:value-type="float" office:value="-0.603737461212889" calcext:value-type="float">
            <text:p>-0.6037374612</text:p>
          </table:table-cell>
        </table:table-row>
        <table:table-row table:style-name="ro1">
          <table:table-cell office:value-type="float" office:value="35.2999999999999" calcext:value-type="float">
            <text:p>35.3</text:p>
          </table:table-cell>
          <table:table-cell table:formula="of:=SIN([.A354])" office:value-type="float" office:value="-0.676117835387696" calcext:value-type="float">
            <text:p>-0.6761178354</text:p>
          </table:table-cell>
          <table:table-cell table:formula="of:=SIN([.A354])+(RAND()-0.5)*0.2" office:value-type="float" office:value="-0.702722970450406" calcext:value-type="float">
            <text:p>-0.7027229705</text:p>
          </table:table-cell>
        </table:table-row>
        <table:table-row table:style-name="ro1">
          <table:table-cell office:value-type="float" office:value="35.3999999999999" calcext:value-type="float">
            <text:p>35.4</text:p>
          </table:table-cell>
          <table:table-cell table:formula="of:=SIN([.A355])" office:value-type="float" office:value="-0.746296675644855" calcext:value-type="float">
            <text:p>-0.7462966756</text:p>
          </table:table-cell>
          <table:table-cell table:formula="of:=SIN([.A355])+(RAND()-0.5)*0.2" office:value-type="float" office:value="-0.764690743574912" calcext:value-type="float">
            <text:p>-0.7646907436</text:p>
          </table:table-cell>
        </table:table-row>
        <table:table-row table:style-name="ro1">
          <table:table-cell office:value-type="float" office:value="35.4999999999999" calcext:value-type="float">
            <text:p>35.5</text:p>
          </table:table-cell>
          <table:table-cell table:formula="of:=SIN([.A356])" office:value-type="float" office:value="-0.809018766211852" calcext:value-type="float">
            <text:p>-0.8090187662</text:p>
          </table:table-cell>
          <table:table-cell table:formula="of:=SIN([.A356])+(RAND()-0.5)*0.2" office:value-type="float" office:value="-0.753857894365251" calcext:value-type="float">
            <text:p>-0.7538578944</text:p>
          </table:table-cell>
        </table:table-row>
        <table:table-row table:style-name="ro1">
          <table:table-cell office:value-type="float" office:value="35.5999999999999" calcext:value-type="float">
            <text:p>35.6</text:p>
          </table:table-cell>
          <table:table-cell table:formula="of:=SIN([.A357])" office:value-type="float" office:value="-0.863657408692909" calcext:value-type="float">
            <text:p>-0.8636574087</text:p>
          </table:table-cell>
          <table:table-cell table:formula="of:=SIN([.A357])+(RAND()-0.5)*0.2" office:value-type="float" office:value="-0.869060725831462" calcext:value-type="float">
            <text:p>-0.8690607258</text:p>
          </table:table-cell>
        </table:table-row>
        <table:table-row table:style-name="ro1">
          <table:table-cell office:value-type="float" office:value="35.6999999999999" calcext:value-type="float">
            <text:p>35.7</text:p>
          </table:table-cell>
          <table:table-cell table:formula="of:=SIN([.A358])" office:value-type="float" office:value="-0.909666671833487" calcext:value-type="float">
            <text:p>-0.9096666718</text:p>
          </table:table-cell>
          <table:table-cell table:formula="of:=SIN([.A358])+(RAND()-0.5)*0.2" office:value-type="float" office:value="-0.854553073408546" calcext:value-type="float">
            <text:p>-0.8545530734</text:p>
          </table:table-cell>
        </table:table-row>
        <table:table-row table:style-name="ro1">
          <table:table-cell office:value-type="float" office:value="35.7999999999999" calcext:value-type="float">
            <text:p>35.8</text:p>
          </table:table-cell>
          <table:table-cell table:formula="of:=SIN([.A359])" office:value-type="float" office:value="-0.946586846284931" calcext:value-type="float">
            <text:p>-0.9465868463</text:p>
          </table:table-cell>
          <table:table-cell table:formula="of:=SIN([.A359])+(RAND()-0.5)*0.2" office:value-type="float" office:value="-0.889818696029847" calcext:value-type="float">
            <text:p>-0.889818696</text:p>
          </table:table-cell>
        </table:table-row>
        <table:table-row table:style-name="ro1">
          <table:table-cell office:value-type="float" office:value="35.8999999999999" calcext:value-type="float">
            <text:p>35.9</text:p>
          </table:table-cell>
          <table:table-cell table:formula="of:=SIN([.A360])" office:value-type="float" office:value="-0.974049037868305" calcext:value-type="float">
            <text:p>-0.9740490379</text:p>
          </table:table-cell>
          <table:table-cell table:formula="of:=SIN([.A360])+(RAND()-0.5)*0.2" office:value-type="float" office:value="-1.00567006402291" calcext:value-type="float">
            <text:p>-1.005670064</text:p>
          </table:table-cell>
        </table:table-row>
        <table:table-row table:style-name="ro1">
          <table:table-cell office:value-type="float" office:value="35.9999999999999" calcext:value-type="float">
            <text:p>36</text:p>
          </table:table-cell>
          <table:table-cell table:formula="of:=SIN([.A361])" office:value-type="float" office:value="-0.991778853443104" calcext:value-type="float">
            <text:p>-0.9917788534</text:p>
          </table:table-cell>
          <table:table-cell table:formula="of:=SIN([.A361])+(RAND()-0.5)*0.2" office:value-type="float" office:value="-1.05356967253669" calcext:value-type="float">
            <text:p>-1.0535696725</text:p>
          </table:table-cell>
        </table:table-row>
        <table:table-row table:style-name="ro1">
          <table:table-cell office:value-type="float" office:value="36.0999999999999" calcext:value-type="float">
            <text:p>36.1</text:p>
          </table:table-cell>
          <table:table-cell table:formula="of:=SIN([.A362])" office:value-type="float" office:value="-0.9995991425528" calcext:value-type="float">
            <text:p>-0.9995991426</text:p>
          </table:table-cell>
          <table:table-cell table:formula="of:=SIN([.A362])+(RAND()-0.5)*0.2" office:value-type="float" office:value="-0.922170899196975" calcext:value-type="float">
            <text:p>-0.9221708992</text:p>
          </table:table-cell>
        </table:table-row>
        <table:table-row table:style-name="ro1">
          <table:table-cell office:value-type="float" office:value="36.1999999999999" calcext:value-type="float">
            <text:p>36.2</text:p>
          </table:table-cell>
          <table:table-cell table:formula="of:=SIN([.A363])" office:value-type="float" office:value="-0.997431767453655" calcext:value-type="float">
            <text:p>-0.9974317675</text:p>
          </table:table-cell>
          <table:table-cell table:formula="of:=SIN([.A363])+(RAND()-0.5)*0.2" office:value-type="float" office:value="-0.921149562719494" calcext:value-type="float">
            <text:p>-0.9211495627</text:p>
          </table:table-cell>
        </table:table-row>
        <table:table-row table:style-name="ro1">
          <table:table-cell office:value-type="float" office:value="36.2999999999999" calcext:value-type="float">
            <text:p>36.3</text:p>
          </table:table-cell>
          <table:table-cell table:formula="of:=SIN([.A364])" office:value-type="float" office:value="-0.98529838384122" calcext:value-type="float">
            <text:p>-0.9852983838</text:p>
          </table:table-cell>
          <table:table-cell table:formula="of:=SIN([.A364])+(RAND()-0.5)*0.2" office:value-type="float" office:value="-1.0505094777792" calcext:value-type="float">
            <text:p>-1.0505094778</text:p>
          </table:table-cell>
        </table:table-row>
        <table:table-row table:style-name="ro1">
          <table:table-cell office:value-type="float" office:value="36.3999999999999" calcext:value-type="float">
            <text:p>36.4</text:p>
          </table:table-cell>
          <table:table-cell table:formula="of:=SIN([.A365])" office:value-type="float" office:value="-0.963320224473786" calcext:value-type="float">
            <text:p>-0.9633202245</text:p>
          </table:table-cell>
          <table:table-cell table:formula="of:=SIN([.A365])+(RAND()-0.5)*0.2" office:value-type="float" office:value="-0.909843347242635" calcext:value-type="float">
            <text:p>-0.9098433472</text:p>
          </table:table-cell>
        </table:table-row>
        <table:table-row table:style-name="ro1">
          <table:table-cell office:value-type="float" office:value="36.4999999999999" calcext:value-type="float">
            <text:p>36.5</text:p>
          </table:table-cell>
          <table:table-cell table:formula="of:=SIN([.A366])" office:value-type="float" office:value="-0.931716887854742" calcext:value-type="float">
            <text:p>-0.9317168879</text:p>
          </table:table-cell>
          <table:table-cell table:formula="of:=SIN([.A366])+(RAND()-0.5)*0.2" office:value-type="float" office:value="-0.958927609973358" calcext:value-type="float">
            <text:p>-0.95892761</text:p>
          </table:table-cell>
        </table:table-row>
        <table:table-row table:style-name="ro1">
          <table:table-cell office:value-type="float" office:value="36.5999999999999" calcext:value-type="float">
            <text:p>36.6</text:p>
          </table:table-cell>
          <table:table-cell table:formula="of:=SIN([.A367])" office:value-type="float" office:value="-0.890804144076907" calcext:value-type="float">
            <text:p>-0.8908041441</text:p>
          </table:table-cell>
          <table:table-cell table:formula="of:=SIN([.A367])+(RAND()-0.5)*0.2" office:value-type="float" office:value="-0.87806635153284" calcext:value-type="float">
            <text:p>-0.8780663515</text:p>
          </table:table-cell>
        </table:table-row>
        <table:table-row table:style-name="ro1">
          <table:table-cell office:value-type="float" office:value="36.6999999999999" calcext:value-type="float">
            <text:p>36.7</text:p>
          </table:table-cell>
          <table:table-cell table:formula="of:=SIN([.A368])" office:value-type="float" office:value="-0.840990779752155" calcext:value-type="float">
            <text:p>-0.8409907798</text:p>
          </table:table-cell>
          <table:table-cell table:formula="of:=SIN([.A368])+(RAND()-0.5)*0.2" office:value-type="float" office:value="-0.786201810946932" calcext:value-type="float">
            <text:p>-0.7862018109</text:p>
          </table:table-cell>
        </table:table-row>
        <table:table-row table:style-name="ro1">
          <table:table-cell office:value-type="float" office:value="36.7999999999999" calcext:value-type="float">
            <text:p>36.8</text:p>
          </table:table-cell>
          <table:table-cell table:formula="of:=SIN([.A369])" office:value-type="float" office:value="-0.782774513550712" calcext:value-type="float">
            <text:p>-0.7827745136</text:p>
          </table:table-cell>
          <table:table-cell table:formula="of:=SIN([.A369])+(RAND()-0.5)*0.2" office:value-type="float" office:value="-0.726740949331461" calcext:value-type="float">
            <text:p>-0.7267409493</text:p>
          </table:table-cell>
        </table:table-row>
        <table:table-row table:style-name="ro1">
          <table:table-cell office:value-type="float" office:value="36.8999999999999" calcext:value-type="float">
            <text:p>36.9</text:p>
          </table:table-cell>
          <table:table-cell table:formula="of:=SIN([.A370])" office:value-type="float" office:value="-0.716737023160727" calcext:value-type="float">
            <text:p>-0.7167370232</text:p>
          </table:table-cell>
          <table:table-cell table:formula="of:=SIN([.A370])+(RAND()-0.5)*0.2" office:value-type="float" office:value="-0.801532023145751" calcext:value-type="float">
            <text:p>-0.8015320231</text:p>
          </table:table-cell>
        </table:table-row>
        <table:table-row table:style-name="ro1">
          <table:table-cell office:value-type="float" office:value="36.9999999999999" calcext:value-type="float">
            <text:p>37</text:p>
          </table:table-cell>
          <table:table-cell table:formula="of:=SIN([.A371])" office:value-type="float" office:value="-0.643538133357076" calcext:value-type="float">
            <text:p>-0.6435381334</text:p>
          </table:table-cell>
          <table:table-cell table:formula="of:=SIN([.A371])+(RAND()-0.5)*0.2" office:value-type="float" office:value="-0.640431221876649" calcext:value-type="float">
            <text:p>-0.6404312219</text:p>
          </table:table-cell>
        </table:table-row>
        <table:table-row table:style-name="ro1">
          <table:table-cell office:value-type="float" office:value="37.0999999999999" calcext:value-type="float">
            <text:p>37.1</text:p>
          </table:table-cell>
          <table:table-cell table:formula="of:=SIN([.A372])" office:value-type="float" office:value="-0.563909223250345" calcext:value-type="float">
            <text:p>-0.5639092233</text:p>
          </table:table-cell>
          <table:table-cell table:formula="of:=SIN([.A372])+(RAND()-0.5)*0.2" office:value-type="float" office:value="-0.543864089430541" calcext:value-type="float">
            <text:p>-0.5438640894</text:p>
          </table:table-cell>
        </table:table-row>
        <table:table-row table:style-name="ro1">
          <table:table-cell office:value-type="float" office:value="37.1999999999999" calcext:value-type="float">
            <text:p>37.2</text:p>
          </table:table-cell>
          <table:table-cell table:formula="of:=SIN([.A373])" office:value-type="float" office:value="-0.478645918588502" calcext:value-type="float">
            <text:p>-0.4786459186</text:p>
          </table:table-cell>
          <table:table-cell table:formula="of:=SIN([.A373])+(RAND()-0.5)*0.2" office:value-type="float" office:value="-0.48884080138558" calcext:value-type="float">
            <text:p>-0.4888408014</text:p>
          </table:table-cell>
        </table:table-row>
        <table:table-row table:style-name="ro1">
          <table:table-cell office:value-type="float" office:value="37.2999999999999" calcext:value-type="float">
            <text:p>37.3</text:p>
          </table:table-cell>
          <table:table-cell table:formula="of:=SIN([.A374])" office:value-type="float" office:value="-0.388600142127435" calcext:value-type="float">
            <text:p>-0.3886001421</text:p>
          </table:table-cell>
          <table:table-cell table:formula="of:=SIN([.A374])+(RAND()-0.5)*0.2" office:value-type="float" office:value="-0.335682147894587" calcext:value-type="float">
            <text:p>-0.3356821479</text:p>
          </table:table-cell>
        </table:table-row>
        <table:table-row table:style-name="ro1">
          <table:table-cell office:value-type="float" office:value="37.3999999999999" calcext:value-type="float">
            <text:p>37.4</text:p>
          </table:table-cell>
          <table:table-cell table:formula="of:=SIN([.A375])" office:value-type="float" office:value="-0.294671601500353" calcext:value-type="float">
            <text:p>-0.2946716015</text:p>
          </table:table-cell>
          <table:table-cell table:formula="of:=SIN([.A375])+(RAND()-0.5)*0.2" office:value-type="float" office:value="-0.270687429910516" calcext:value-type="float">
            <text:p>-0.2706874299</text:p>
          </table:table-cell>
        </table:table-row>
        <table:table-row table:style-name="ro1">
          <table:table-cell office:value-type="float" office:value="37.4999999999999" calcext:value-type="float">
            <text:p>37.5</text:p>
          </table:table-cell>
          <table:table-cell table:formula="of:=SIN([.A376])" office:value-type="float" office:value="-0.19779879963656" calcext:value-type="float">
            <text:p>-0.1977987996</text:p>
          </table:table-cell>
          <table:table-cell table:formula="of:=SIN([.A376])+(RAND()-0.5)*0.2" office:value-type="float" office:value="-0.126203368237959" calcext:value-type="float">
            <text:p>-0.1262033682</text:p>
          </table:table-cell>
        </table:table-row>
        <table:table-row table:style-name="ro1">
          <table:table-cell office:value-type="float" office:value="37.5999999999999" calcext:value-type="float">
            <text:p>37.6</text:p>
          </table:table-cell>
          <table:table-cell table:formula="of:=SIN([.A377])" office:value-type="float" office:value="-0.0989496575503885" calcext:value-type="float">
            <text:p>-0.0989496576</text:p>
          </table:table-cell>
          <table:table-cell table:formula="of:=SIN([.A377])+(RAND()-0.5)*0.2" office:value-type="float" office:value="-0.174848157337242" calcext:value-type="float">
            <text:p>-0.1748481573</text:p>
          </table:table-cell>
        </table:table-row>
        <table:table-row table:style-name="ro1">
          <table:table-cell office:value-type="float" office:value="37.6999999999999" calcext:value-type="float">
            <text:p>37.7</text:p>
          </table:table-cell>
          <table:table-cell table:formula="of:=SIN([.A378])" office:value-type="float" office:value="0.000888156805611011" calcext:value-type="float">
            <text:p>0.0008881568</text:p>
          </table:table-cell>
          <table:table-cell table:formula="of:=SIN([.A378])+(RAND()-0.5)*0.2" office:value-type="float" office:value="0.0943363593038682" calcext:value-type="float">
            <text:p>0.0943363593</text:p>
          </table:table-cell>
        </table:table-row>
        <table:table-row table:style-name="ro1">
          <table:table-cell office:value-type="float" office:value="37.7999999999999" calcext:value-type="float">
            <text:p>37.8</text:p>
          </table:table-cell>
          <table:table-cell table:formula="of:=SIN([.A379])" office:value-type="float" office:value="0.100717096992402" calcext:value-type="float">
            <text:p>0.100717097</text:p>
          </table:table-cell>
          <table:table-cell table:formula="of:=SIN([.A379])+(RAND()-0.5)*0.2" office:value-type="float" office:value="0.140976965923427" calcext:value-type="float">
            <text:p>0.1409769659</text:p>
          </table:table-cell>
        </table:table-row>
        <table:table-row table:style-name="ro1">
          <table:table-cell office:value-type="float" office:value="37.8999999999999" calcext:value-type="float">
            <text:p>37.9</text:p>
          </table:table-cell>
          <table:table-cell table:formula="of:=SIN([.A380])" office:value-type="float" office:value="0.19953970523869" calcext:value-type="float">
            <text:p>0.1995397052</text:p>
          </table:table-cell>
          <table:table-cell table:formula="of:=SIN([.A380])+(RAND()-0.5)*0.2" office:value-type="float" office:value="0.110370262305637" calcext:value-type="float">
            <text:p>0.1103702623</text:p>
          </table:table-cell>
        </table:table-row>
        <table:table-row table:style-name="ro1">
          <table:table-cell office:value-type="float" office:value="37.9999999999999" calcext:value-type="float">
            <text:p>38</text:p>
          </table:table-cell>
          <table:table-cell table:formula="of:=SIN([.A381])" office:value-type="float" office:value="0.29636857870929" calcext:value-type="float">
            <text:p>0.2963685787</text:p>
          </table:table-cell>
          <table:table-cell table:formula="of:=SIN([.A381])+(RAND()-0.5)*0.2" office:value-type="float" office:value="0.392885040379689" calcext:value-type="float">
            <text:p>0.3928850404</text:p>
          </table:table-cell>
        </table:table-row>
        <table:table-row table:style-name="ro1">
          <table:table-cell office:value-type="float" office:value="38.0999999999999" calcext:value-type="float">
            <text:p>38.1</text:p>
          </table:table-cell>
          <table:table-cell table:formula="of:=SIN([.A382])" office:value-type="float" office:value="0.390236235307848" calcext:value-type="float">
            <text:p>0.3902362353</text:p>
          </table:table-cell>
          <table:table-cell table:formula="of:=SIN([.A382])+(RAND()-0.5)*0.2" office:value-type="float" office:value="0.407267614072507" calcext:value-type="float">
            <text:p>0.4072676141</text:p>
          </table:table-cell>
        </table:table-row>
        <table:table-row table:style-name="ro1">
          <table:table-cell office:value-type="float" office:value="38.1999999999999" calcext:value-type="float">
            <text:p>38.2</text:p>
          </table:table-cell>
          <table:table-cell table:formula="of:=SIN([.A383])" office:value-type="float" office:value="0.480204780438165" calcext:value-type="float">
            <text:p>0.4802047804</text:p>
          </table:table-cell>
          <table:table-cell table:formula="of:=SIN([.A383])+(RAND()-0.5)*0.2" office:value-type="float" office:value="0.38767703351676" calcext:value-type="float">
            <text:p>0.3876770335</text:p>
          </table:table-cell>
        </table:table-row>
        <table:table-row table:style-name="ro1">
          <table:table-cell office:value-type="float" office:value="38.2999999999999" calcext:value-type="float">
            <text:p>38.3</text:p>
          </table:table-cell>
          <table:table-cell table:formula="of:=SIN([.A384])" office:value-type="float" office:value="0.565375278136941" calcext:value-type="float">
            <text:p>0.5653752781</text:p>
          </table:table-cell>
          <table:table-cell table:formula="of:=SIN([.A384])+(RAND()-0.5)*0.2" office:value-type="float" office:value="0.514996438605028" calcext:value-type="float">
            <text:p>0.5149964386</text:p>
          </table:table-cell>
        </table:table-row>
        <table:table-row table:style-name="ro1">
          <table:table-cell office:value-type="float" office:value="38.3999999999999" calcext:value-type="float">
            <text:p>38.4</text:p>
          </table:table-cell>
          <table:table-cell table:formula="of:=SIN([.A385])" office:value-type="float" office:value="0.644896732944791" calcext:value-type="float">
            <text:p>0.6448967329</text:p>
          </table:table-cell>
          <table:table-cell table:formula="of:=SIN([.A385])+(RAND()-0.5)*0.2" office:value-type="float" office:value="0.56686317690069" calcext:value-type="float">
            <text:p>0.5668631769</text:p>
          </table:table-cell>
        </table:table-row>
        <table:table-row table:style-name="ro1">
          <table:table-cell office:value-type="float" office:value="38.4999999999999" calcext:value-type="float">
            <text:p>38.5</text:p>
          </table:table-cell>
          <table:table-cell table:formula="of:=SIN([.A386])" office:value-type="float" office:value="0.71797459277157" calcext:value-type="float">
            <text:p>0.7179745928</text:p>
          </table:table-cell>
          <table:table-cell table:formula="of:=SIN([.A386])+(RAND()-0.5)*0.2" office:value-type="float" office:value="0.656245083201865" calcext:value-type="float">
            <text:p>0.6562450832</text:p>
          </table:table-cell>
        </table:table-row>
        <table:table-row table:style-name="ro1">
          <table:table-cell office:value-type="float" office:value="38.5999999999999" calcext:value-type="float">
            <text:p>38.6</text:p>
          </table:table-cell>
          <table:table-cell table:formula="of:=SIN([.A387])" office:value-type="float" office:value="0.783878687798227" calcext:value-type="float">
            <text:p>0.7838786878</text:p>
          </table:table-cell>
          <table:table-cell table:formula="of:=SIN([.A387])+(RAND()-0.5)*0.2" office:value-type="float" office:value="0.788215630996222" calcext:value-type="float">
            <text:p>0.788215631</text:p>
          </table:table-cell>
        </table:table-row>
        <table:table-row table:style-name="ro1">
          <table:table-cell office:value-type="float" office:value="38.6999999999999" calcext:value-type="float">
            <text:p>38.7</text:p>
          </table:table-cell>
          <table:table-cell table:formula="of:=SIN([.A388])" office:value-type="float" office:value="0.841950526092247" calcext:value-type="float">
            <text:p>0.8419505261</text:p>
          </table:table-cell>
          <table:table-cell table:formula="of:=SIN([.A388])+(RAND()-0.5)*0.2" office:value-type="float" office:value="0.921283704046206" calcext:value-type="float">
            <text:p>0.921283704</text:p>
          </table:table-cell>
        </table:table-row>
        <table:table-row table:style-name="ro1">
          <table:table-cell office:value-type="float" office:value="38.7999999999999" calcext:value-type="float">
            <text:p>38.8</text:p>
          </table:table-cell>
          <table:table-cell table:formula="of:=SIN([.A389])" office:value-type="float" office:value="0.891609873041396" calcext:value-type="float">
            <text:p>0.891609873</text:p>
          </table:table-cell>
          <table:table-cell table:formula="of:=SIN([.A389])+(RAND()-0.5)*0.2" office:value-type="float" office:value="0.795279618516449" calcext:value-type="float">
            <text:p>0.7952796185</text:p>
          </table:table-cell>
        </table:table-row>
        <table:table-row table:style-name="ro1">
          <table:table-cell office:value-type="float" office:value="38.8999999999999" calcext:value-type="float">
            <text:p>38.9</text:p>
          </table:table-cell>
          <table:table-cell table:formula="of:=SIN([.A390])" office:value-type="float" office:value="0.932360548866151" calcext:value-type="float">
            <text:p>0.9323605489</text:p>
          </table:table-cell>
          <table:table-cell table:formula="of:=SIN([.A390])+(RAND()-0.5)*0.2" office:value-type="float" office:value="0.832528561321256" calcext:value-type="float">
            <text:p>0.8325285613</text:p>
          </table:table-cell>
        </table:table-row>
        <table:table-row table:style-name="ro1">
          <table:table-cell office:value-type="float" office:value="38.9999999999999" calcext:value-type="float">
            <text:p>39</text:p>
          </table:table-cell>
          <table:table-cell table:formula="of:=SIN([.A391])" office:value-type="float" office:value="0.963795386284059" calcext:value-type="float">
            <text:p>0.9637953863</text:p>
          </table:table-cell>
          <table:table-cell table:formula="of:=SIN([.A391])+(RAND()-0.5)*0.2" office:value-type="float" office:value="0.989044638938671" calcext:value-type="float">
            <text:p>0.9890446389</text:p>
          </table:table-cell>
        </table:table-row>
        <table:table-row table:style-name="ro1">
          <table:table-cell office:value-type="float" office:value="39.0999999999999" calcext:value-type="float">
            <text:p>39.1</text:p>
          </table:table-cell>
          <table:table-cell table:formula="of:=SIN([.A392])" office:value-type="float" office:value="0.985600298790615" calcext:value-type="float">
            <text:p>0.9856002988</text:p>
          </table:table-cell>
          <table:table-cell table:formula="of:=SIN([.A392])+(RAND()-0.5)*0.2" office:value-type="float" office:value="1.04059657092055" calcext:value-type="float">
            <text:p>1.0405965709</text:p>
          </table:table-cell>
        </table:table-row>
        <table:table-row table:style-name="ro1">
          <table:table-cell office:value-type="float" office:value="39.1999999999999" calcext:value-type="float">
            <text:p>39.2</text:p>
          </table:table-cell>
          <table:table-cell table:formula="of:=SIN([.A393])" office:value-type="float" office:value="0.997557418907798" calcext:value-type="float">
            <text:p>0.9975574189</text:p>
          </table:table-cell>
          <table:table-cell table:formula="of:=SIN([.A393])+(RAND()-0.5)*0.2" office:value-type="float" office:value="0.93655471375472" calcext:value-type="float">
            <text:p>0.9365547138</text:p>
          </table:table-cell>
        </table:table-row>
        <table:table-row table:style-name="ro1">
          <table:table-cell office:value-type="float" office:value="39.2999999999999" calcext:value-type="float">
            <text:p>39.3</text:p>
          </table:table-cell>
          <table:table-cell table:formula="of:=SIN([.A394])" office:value-type="float" office:value="0.999547275043895" calcext:value-type="float">
            <text:p>0.999547275</text:p>
          </table:table-cell>
          <table:table-cell table:formula="of:=SIN([.A394])+(RAND()-0.5)*0.2" office:value-type="float" office:value="0.923026764513796" calcext:value-type="float">
            <text:p>0.9230267645</text:p>
          </table:table-cell>
        </table:table-row>
        <table:table-row table:style-name="ro1">
          <table:table-cell office:value-type="float" office:value="39.3999999999999" calcext:value-type="float">
            <text:p>39.4</text:p>
          </table:table-cell>
          <table:table-cell table:formula="of:=SIN([.A395])" office:value-type="float" office:value="0.991549985214155" calcext:value-type="float">
            <text:p>0.9915499852</text:p>
          </table:table-cell>
          <table:table-cell table:formula="of:=SIN([.A395])+(RAND()-0.5)*0.2" office:value-type="float" office:value="1.08290529131053" calcext:value-type="float">
            <text:p>1.0829052913</text:p>
          </table:table-cell>
        </table:table-row>
        <table:table-row table:style-name="ro1">
          <table:table-cell office:value-type="float" office:value="39.4999999999999" calcext:value-type="float">
            <text:p>39.5</text:p>
          </table:table-cell>
          <table:table-cell table:formula="of:=SIN([.A396])" office:value-type="float" office:value="0.973645455695002" calcext:value-type="float">
            <text:p>0.9736454557</text:p>
          </table:table-cell>
          <table:table-cell table:formula="of:=SIN([.A396])+(RAND()-0.5)*0.2" office:value-type="float" office:value="1.01450781959785" calcext:value-type="float">
            <text:p>1.0145078196</text:p>
          </table:table-cell>
        </table:table-row>
        <table:table-row table:style-name="ro1">
          <table:table-cell office:value-type="float" office:value="39.5999999999999" calcext:value-type="float">
            <text:p>39.6</text:p>
          </table:table-cell>
          <table:table-cell table:formula="of:=SIN([.A397])" office:value-type="float" office:value="0.946012582626943" calcext:value-type="float">
            <text:p>0.9460125826</text:p>
          </table:table-cell>
          <table:table-cell table:formula="of:=SIN([.A397])+(RAND()-0.5)*0.2" office:value-type="float" office:value="0.851871491220597" calcext:value-type="float">
            <text:p>0.8518714912</text:p>
          </table:table-cell>
        </table:table-row>
        <table:table-row table:style-name="ro1">
          <table:table-cell office:value-type="float" office:value="39.6999999999999" calcext:value-type="float">
            <text:p>39.7</text:p>
          </table:table-cell>
          <table:table-cell table:formula="of:=SIN([.A398])" office:value-type="float" office:value="0.908927464543461" calcext:value-type="float">
            <text:p>0.9089274645</text:p>
          </table:table-cell>
          <table:table-cell table:formula="of:=SIN([.A398])+(RAND()-0.5)*0.2" office:value-type="float" office:value="0.841864244558468" calcext:value-type="float">
            <text:p>0.8418642446</text:p>
          </table:table-cell>
        </table:table-row>
        <table:table-row table:style-name="ro1">
          <table:table-cell office:value-type="float" office:value="39.7999999999999" calcext:value-type="float">
            <text:p>39.8</text:p>
          </table:table-cell>
          <table:table-cell table:formula="of:=SIN([.A399])" office:value-type="float" office:value="0.862760643685733" calcext:value-type="float">
            <text:p>0.8627606437</text:p>
          </table:table-cell>
          <table:table-cell table:formula="of:=SIN([.A399])+(RAND()-0.5)*0.2" office:value-type="float" office:value="0.935258547101666" calcext:value-type="float">
            <text:p>0.9352585471</text:p>
          </table:table-cell>
        </table:table-row>
        <table:table-row table:style-name="ro1">
          <table:table-cell office:value-type="float" office:value="39.8999999999999" calcext:value-type="float">
            <text:p>39.9</text:p>
          </table:table-cell>
          <table:table-cell table:formula="of:=SIN([.A400])" office:value-type="float" office:value="0.807973403667048" calcext:value-type="float">
            <text:p>0.8079734037</text:p>
          </table:table-cell>
          <table:table-cell table:formula="of:=SIN([.A400])+(RAND()-0.5)*0.2" office:value-type="float" office:value="0.885062319130585" calcext:value-type="float">
            <text:p>0.8850623191</text:p>
          </table:table-cell>
        </table:table-row>
        <table:table-row table:style-name="ro1">
          <table:table-cell office:value-type="float" office:value="39.9999999999999" calcext:value-type="float">
            <text:p>40</text:p>
          </table:table-cell>
          <table:table-cell table:formula="of:=SIN([.A401])" office:value-type="float" office:value="0.74511316047942" calcext:value-type="float">
            <text:p>0.7451131605</text:p>
          </table:table-cell>
          <table:table-cell table:formula="of:=SIN([.A401])+(RAND()-0.5)*0.2" office:value-type="float" office:value="0.672426236858197" calcext:value-type="float">
            <text:p>0.6724262369</text:p>
          </table:table-cell>
        </table:table-row>
        <table:table-row table:style-name="ro1">
          <table:table-cell office:value-type="float" office:value="40.0999999999999" calcext:value-type="float">
            <text:p>40.1</text:p>
          </table:table-cell>
          <table:table-cell table:formula="of:=SIN([.A402])" office:value-type="float" office:value="0.674807992893951" calcext:value-type="float">
            <text:p>0.6748079929</text:p>
          </table:table-cell>
          <table:table-cell table:formula="of:=SIN([.A402])+(RAND()-0.5)*0.2" office:value-type="float" office:value="0.703084215186285" calcext:value-type="float">
            <text:p>0.7030842152</text:p>
          </table:table-cell>
        </table:table-row>
        <table:table-row table:style-name="ro1">
          <table:table-cell office:value-type="float" office:value="40.1999999999999" calcext:value-type="float">
            <text:p>40.2</text:p>
          </table:table-cell>
          <table:table-cell table:formula="of:=SIN([.A403])" office:value-type="float" office:value="0.597760366905346" calcext:value-type="float">
            <text:p>0.5977603669</text:p>
          </table:table-cell>
          <table:table-cell table:formula="of:=SIN([.A403])+(RAND()-0.5)*0.2" office:value-type="float" office:value="0.539743362391233" calcext:value-type="float">
            <text:p>0.5397433624</text:p>
          </table:table-cell>
        </table:table-row>
        <table:table-row table:style-name="ro1">
          <table:table-cell office:value-type="float" office:value="40.2999999999999" calcext:value-type="float">
            <text:p>40.3</text:p>
          </table:table-cell>
          <table:table-cell table:formula="of:=SIN([.A404])" office:value-type="float" office:value="0.51474011692393" calcext:value-type="float">
            <text:p>0.5147401169</text:p>
          </table:table-cell>
          <table:table-cell table:formula="of:=SIN([.A404])+(RAND()-0.5)*0.2" office:value-type="float" office:value="0.466439009999738" calcext:value-type="float">
            <text:p>0.46643901</text:p>
          </table:table-cell>
        </table:table-row>
        <table:table-row table:style-name="ro1">
          <table:table-cell office:value-type="float" office:value="40.3999999999999" calcext:value-type="float">
            <text:p>40.4</text:p>
          </table:table-cell>
          <table:table-cell table:formula="of:=SIN([.A405])" office:value-type="float" office:value="0.426576753844669" calcext:value-type="float">
            <text:p>0.4265767538</text:p>
          </table:table-cell>
          <table:table-cell table:formula="of:=SIN([.A405])+(RAND()-0.5)*0.2" office:value-type="float" office:value="0.420281172030768" calcext:value-type="float">
            <text:p>0.420281172</text:p>
          </table:table-cell>
        </table:table-row>
        <table:table-row table:style-name="ro1">
          <table:table-cell office:value-type="float" office:value="40.4999999999999" calcext:value-type="float">
            <text:p>40.5</text:p>
          </table:table-cell>
          <table:table-cell table:formula="of:=SIN([.A406])" office:value-type="float" office:value="0.334151176848528" calcext:value-type="float">
            <text:p>0.3341511768</text:p>
          </table:table-cell>
          <table:table-cell table:formula="of:=SIN([.A406])+(RAND()-0.5)*0.2" office:value-type="float" office:value="0.409133321159598" calcext:value-type="float">
            <text:p>0.4091333212</text:p>
          </table:table-cell>
        </table:table-row>
        <table:table-row table:style-name="ro1">
          <table:table-cell office:value-type="float" office:value="40.5999999999999" calcext:value-type="float">
            <text:p>40.6</text:p>
          </table:table-cell>
          <table:table-cell table:formula="of:=SIN([.A407])" office:value-type="float" office:value="0.238386871749002" calcext:value-type="float">
            <text:p>0.2383868717</text:p>
          </table:table-cell>
          <table:table-cell table:formula="of:=SIN([.A407])+(RAND()-0.5)*0.2" office:value-type="float" office:value="0.313050234028537" calcext:value-type="float">
            <text:p>0.313050234</text:p>
          </table:table-cell>
        </table:table-row>
        <table:table-row table:style-name="ro1">
          <table:table-cell office:value-type="float" office:value="40.6999999999999" calcext:value-type="float">
            <text:p>40.7</text:p>
          </table:table-cell>
          <table:table-cell table:formula="of:=SIN([.A408])" office:value-type="float" office:value="0.140240683827184" calcext:value-type="float">
            <text:p>0.1402406838</text:p>
          </table:table-cell>
          <table:table-cell table:formula="of:=SIN([.A408])+(RAND()-0.5)*0.2" office:value-type="float" office:value="0.062980060653396" calcext:value-type="float">
            <text:p>0.0629800607</text:p>
          </table:table-cell>
        </table:table-row>
        <table:table-row table:style-name="ro1">
          <table:table-cell office:value-type="float" office:value="40.7999999999999" calcext:value-type="float">
            <text:p>40.8</text:p>
          </table:table-cell>
          <table:table-cell table:formula="of:=SIN([.A409])" office:value-type="float" office:value="0.0406932573499713" calcext:value-type="float">
            <text:p>0.0406932573</text:p>
          </table:table-cell>
          <table:table-cell table:formula="of:=SIN([.A409])+(RAND()-0.5)*0.2" office:value-type="float" office:value="0.0840897661833648" calcext:value-type="float">
            <text:p>0.0840897662</text:p>
          </table:table-cell>
        </table:table-row>
        <table:table-row table:style-name="ro1">
          <table:table-cell office:value-type="float" office:value="40.8999999999999" calcext:value-type="float">
            <text:p>40.9</text:p>
          </table:table-cell>
          <table:table-cell table:formula="of:=SIN([.A410])" office:value-type="float" office:value="-0.0592607627032728" calcext:value-type="float">
            <text:p>-0.0592607627</text:p>
          </table:table-cell>
          <table:table-cell table:formula="of:=SIN([.A410])+(RAND()-0.5)*0.2" office:value-type="float" office:value="-0.124954247927892" calcext:value-type="float">
            <text:p>-0.1249542479</text:p>
          </table:table-cell>
        </table:table-row>
        <table:table-row table:style-name="ro1">
          <table:table-cell office:value-type="float" office:value="40.9999999999999" calcext:value-type="float">
            <text:p>41</text:p>
          </table:table-cell>
          <table:table-cell table:formula="of:=SIN([.A411])" office:value-type="float" office:value="-0.158622668804597" calcext:value-type="float">
            <text:p>-0.1586226688</text:p>
          </table:table-cell>
          <table:table-cell table:formula="of:=SIN([.A411])+(RAND()-0.5)*0.2" office:value-type="float" office:value="-0.102791537838053" calcext:value-type="float">
            <text:p>-0.1027915378</text:p>
          </table:table-cell>
        </table:table-row>
        <table:table-row table:style-name="ro1">
          <table:table-cell office:value-type="float" office:value="41.0999999999999" calcext:value-type="float">
            <text:p>41.1</text:p>
          </table:table-cell>
          <table:table-cell table:formula="of:=SIN([.A412])" office:value-type="float" office:value="-0.256399669632908" calcext:value-type="float">
            <text:p>-0.2563996696</text:p>
          </table:table-cell>
          <table:table-cell table:formula="of:=SIN([.A412])+(RAND()-0.5)*0.2" office:value-type="float" office:value="-0.308269598981958" calcext:value-type="float">
            <text:p>-0.308269599</text:p>
          </table:table-cell>
        </table:table-row>
        <table:table-row table:style-name="ro1">
          <table:table-cell office:value-type="float" office:value="41.1999999999999" calcext:value-type="float">
            <text:p>41.2</text:p>
          </table:table-cell>
          <table:table-cell table:formula="of:=SIN([.A413])" office:value-type="float" office:value="-0.35161480971671" calcext:value-type="float">
            <text:p>-0.3516148097</text:p>
          </table:table-cell>
          <table:table-cell table:formula="of:=SIN([.A413])+(RAND()-0.5)*0.2" office:value-type="float" office:value="-0.391098134294742" calcext:value-type="float">
            <text:p>-0.3910981343</text:p>
          </table:table-cell>
        </table:table-row>
        <table:table-row table:style-name="ro1">
          <table:table-cell office:value-type="float" office:value="41.2999999999999" calcext:value-type="float">
            <text:p>41.3</text:p>
          </table:table-cell>
          <table:table-cell table:formula="of:=SIN([.A414])" office:value-type="float" office:value="-0.443316730850219" calcext:value-type="float">
            <text:p>-0.4433167309</text:p>
          </table:table-cell>
          <table:table-cell table:formula="of:=SIN([.A414])+(RAND()-0.5)*0.2" office:value-type="float" office:value="-0.344036767718225" calcext:value-type="float">
            <text:p>-0.3440367677</text:p>
          </table:table-cell>
        </table:table-row>
        <table:table-row table:style-name="ro1">
          <table:table-cell office:value-type="float" office:value="41.3999999999999" calcext:value-type="float">
            <text:p>41.4</text:p>
          </table:table-cell>
          <table:table-cell table:formula="of:=SIN([.A415])" office:value-type="float" office:value="-0.530589177750107" calcext:value-type="float">
            <text:p>-0.5305891778</text:p>
          </table:table-cell>
          <table:table-cell table:formula="of:=SIN([.A415])+(RAND()-0.5)*0.2" office:value-type="float" office:value="-0.463395671464559" calcext:value-type="float">
            <text:p>-0.4633956715</text:p>
          </table:table-cell>
        </table:table-row>
        <table:table-row table:style-name="ro1">
          <table:table-cell office:value-type="float" office:value="41.4999999999999" calcext:value-type="float">
            <text:p>41.5</text:p>
          </table:table-cell>
          <table:table-cell table:formula="of:=SIN([.A416])" office:value-type="float" office:value="-0.61256015297538" calcext:value-type="float">
            <text:p>-0.612560153</text:p>
          </table:table-cell>
          <table:table-cell table:formula="of:=SIN([.A416])+(RAND()-0.5)*0.2" office:value-type="float" office:value="-0.670707421950533" calcext:value-type="float">
            <text:p>-0.670707422</text:p>
          </table:table-cell>
        </table:table-row>
        <table:table-row table:style-name="ro1">
          <table:table-cell office:value-type="float" office:value="41.5999999999999" calcext:value-type="float">
            <text:p>41.6</text:p>
          </table:table-cell>
          <table:table-cell table:formula="of:=SIN([.A417])" office:value-type="float" office:value="-0.688410629637588" calcext:value-type="float">
            <text:p>-0.6884106296</text:p>
          </table:table-cell>
          <table:table-cell table:formula="of:=SIN([.A417])+(RAND()-0.5)*0.2" office:value-type="float" office:value="-0.761483213424731" calcext:value-type="float">
            <text:p>-0.7614832134</text:p>
          </table:table-cell>
        </table:table-row>
        <table:table-row table:style-name="ro1">
          <table:table-cell office:value-type="float" office:value="41.6999999999999" calcext:value-type="float">
            <text:p>41.7</text:p>
          </table:table-cell>
          <table:table-cell table:formula="of:=SIN([.A418])" office:value-type="float" office:value="-0.757382734846752" calcext:value-type="float">
            <text:p>-0.7573827348</text:p>
          </table:table-cell>
          <table:table-cell table:formula="of:=SIN([.A418])+(RAND()-0.5)*0.2" office:value-type="float" office:value="-0.739404258067216" calcext:value-type="float">
            <text:p>-0.7394042581</text:p>
          </table:table-cell>
        </table:table-row>
        <table:table-row table:style-name="ro1">
          <table:table-cell office:value-type="float" office:value="41.7999999999999" calcext:value-type="float">
            <text:p>41.8</text:p>
          </table:table-cell>
          <table:table-cell table:formula="of:=SIN([.A419])" office:value-type="float" office:value="-0.818787322126778" calcext:value-type="float">
            <text:p>-0.8187873221</text:p>
          </table:table-cell>
          <table:table-cell table:formula="of:=SIN([.A419])+(RAND()-0.5)*0.2" office:value-type="float" office:value="-0.78823891107783" calcext:value-type="float">
            <text:p>-0.7882389111</text:p>
          </table:table-cell>
        </table:table-row>
        <table:table-row table:style-name="ro1">
          <table:table-cell office:value-type="float" office:value="41.8999999999999" calcext:value-type="float">
            <text:p>41.9</text:p>
          </table:table-cell>
          <table:table-cell table:formula="of:=SIN([.A420])" office:value-type="float" office:value="-0.872010857139218" calcext:value-type="float">
            <text:p>-0.8720108571</text:p>
          </table:table-cell>
          <table:table-cell table:formula="of:=SIN([.A420])+(RAND()-0.5)*0.2" office:value-type="float" office:value="-0.786345836140651" calcext:value-type="float">
            <text:p>-0.7863458361</text:p>
          </table:table-cell>
        </table:table-row>
        <table:table-row table:style-name="ro1">
          <table:table-cell office:value-type="float" office:value="41.9999999999999" calcext:value-type="float">
            <text:p>42</text:p>
          </table:table-cell>
          <table:table-cell table:formula="of:=SIN([.A421])" office:value-type="float" office:value="-0.916521547915585" calcext:value-type="float">
            <text:p>-0.9165215479</text:p>
          </table:table-cell>
          <table:table-cell table:formula="of:=SIN([.A421])+(RAND()-0.5)*0.2" office:value-type="float" office:value="-0.966334572009914" calcext:value-type="float">
            <text:p>-0.966334572</text:p>
          </table:table-cell>
        </table:table-row>
        <table:table-row table:style-name="ro1">
          <table:table-cell office:value-type="float" office:value="42.0999999999999" calcext:value-type="float">
            <text:p>42.1</text:p>
          </table:table-cell>
          <table:table-cell table:formula="of:=SIN([.A422])" office:value-type="float" office:value="-0.951874658346928" calcext:value-type="float">
            <text:p>-0.9518746583</text:p>
          </table:table-cell>
          <table:table-cell table:formula="of:=SIN([.A422])+(RAND()-0.5)*0.2" office:value-type="float" office:value="-0.874554477979249" calcext:value-type="float">
            <text:p>-0.874554478</text:p>
          </table:table-cell>
        </table:table-row>
        <table:table-row table:style-name="ro1">
          <table:table-cell office:value-type="float" office:value="42.1999999999999" calcext:value-type="float">
            <text:p>42.2</text:p>
          </table:table-cell>
          <table:table-cell table:formula="of:=SIN([.A423])" office:value-type="float" office:value="-0.977716951839996" calcext:value-type="float">
            <text:p>-0.9777169518</text:p>
          </table:table-cell>
          <table:table-cell table:formula="of:=SIN([.A423])+(RAND()-0.5)*0.2" office:value-type="float" office:value="-0.880019898176563" calcext:value-type="float">
            <text:p>-0.8800198982</text:p>
          </table:table-cell>
        </table:table-row>
        <table:table-row table:style-name="ro1">
          <table:table-cell office:value-type="float" office:value="42.2999999999999" calcext:value-type="float">
            <text:p>42.3</text:p>
          </table:table-cell>
          <table:table-cell table:formula="of:=SIN([.A424])" office:value-type="float" office:value="-0.993790220740533" calcext:value-type="float">
            <text:p>-0.9937902207</text:p>
          </table:table-cell>
          <table:table-cell table:formula="of:=SIN([.A424])+(RAND()-0.5)*0.2" office:value-type="float" office:value="-1.05559494871767" calcext:value-type="float">
            <text:p>-1.0555949487</text:p>
          </table:table-cell>
        </table:table-row>
        <table:table-row table:style-name="ro1">
          <table:table-cell office:value-type="float" office:value="42.3999999999999" calcext:value-type="float">
            <text:p>42.4</text:p>
          </table:table-cell>
          <table:table-cell table:formula="of:=SIN([.A425])" office:value-type="float" office:value="-0.999933866258802" calcext:value-type="float">
            <text:p>-0.9999338663</text:p>
          </table:table-cell>
          <table:table-cell table:formula="of:=SIN([.A425])+(RAND()-0.5)*0.2" office:value-type="float" office:value="-1.08142121391008" calcext:value-type="float">
            <text:p>-1.0814212139</text:p>
          </table:table-cell>
        </table:table-row>
        <table:table-row table:style-name="ro1">
          <table:table-cell office:value-type="float" office:value="42.4999999999999" calcext:value-type="float">
            <text:p>42.5</text:p>
          </table:table-cell>
          <table:table-cell table:formula="of:=SIN([.A426])" office:value-type="float" office:value="-0.996086503119605" calcext:value-type="float">
            <text:p>-0.9960865031</text:p>
          </table:table-cell>
          <table:table-cell table:formula="of:=SIN([.A426])+(RAND()-0.5)*0.2" office:value-type="float" office:value="-1.06065134403429" calcext:value-type="float">
            <text:p>-1.060651344</text:p>
          </table:table-cell>
        </table:table-row>
        <table:table-row table:style-name="ro1">
          <table:table-cell office:value-type="float" office:value="42.5999999999999" calcext:value-type="float">
            <text:p>42.6</text:p>
          </table:table-cell>
          <table:table-cell table:formula="of:=SIN([.A427])" office:value-type="float" office:value="-0.982286572903657" calcext:value-type="float">
            <text:p>-0.9822865729</text:p>
          </table:table-cell>
          <table:table-cell table:formula="of:=SIN([.A427])+(RAND()-0.5)*0.2" office:value-type="float" office:value="-1.03338041606385" calcext:value-type="float">
            <text:p>-1.0333804161</text:p>
          </table:table-cell>
        </table:table-row>
        <table:table-row table:style-name="ro1">
          <table:table-cell office:value-type="float" office:value="42.6999999999999" calcext:value-type="float">
            <text:p>42.7</text:p>
          </table:table-cell>
          <table:table-cell table:formula="of:=SIN([.A428])" office:value-type="float" office:value="-0.958671959952027" calcext:value-type="float">
            <text:p>-0.95867196</text:p>
          </table:table-cell>
          <table:table-cell table:formula="of:=SIN([.A428])+(RAND()-0.5)*0.2" office:value-type="float" office:value="-1.01376819032854" calcext:value-type="float">
            <text:p>-1.0137681903</text:p>
          </table:table-cell>
        </table:table-row>
        <table:table-row table:style-name="ro1">
          <table:table-cell office:value-type="float" office:value="42.7999999999999" calcext:value-type="float">
            <text:p>42.8</text:p>
          </table:table-cell>
          <table:table-cell table:formula="of:=SIN([.A429])" office:value-type="float" office:value="-0.925478613671376" calcext:value-type="float">
            <text:p>-0.9254786137</text:p>
          </table:table-cell>
          <table:table-cell table:formula="of:=SIN([.A429])+(RAND()-0.5)*0.2" office:value-type="float" office:value="-0.841033333648457" calcext:value-type="float">
            <text:p>-0.8410333336</text:p>
          </table:table-cell>
        </table:table-row>
        <table:table-row table:style-name="ro1">
          <table:table-cell office:value-type="float" office:value="42.8999999999999" calcext:value-type="float">
            <text:p>42.9</text:p>
          </table:table-cell>
          <table:table-cell table:formula="of:=SIN([.A430])" office:value-type="float" office:value="-0.883038191005475" calcext:value-type="float">
            <text:p>-0.883038191</text:p>
          </table:table-cell>
          <table:table-cell table:formula="of:=SIN([.A430])+(RAND()-0.5)*0.2" office:value-type="float" office:value="-0.885938849134259" calcext:value-type="float">
            <text:p>-0.8859388491</text:p>
          </table:table-cell>
        </table:table-row>
        <table:table-row table:style-name="ro1">
          <table:table-cell office:value-type="float" office:value="42.9999999999999" calcext:value-type="float">
            <text:p>43</text:p>
          </table:table-cell>
          <table:table-cell table:formula="of:=SIN([.A431])" office:value-type="float" office:value="-0.831774742628665" calcext:value-type="float">
            <text:p>-0.8317747426</text:p>
          </table:table-cell>
          <table:table-cell table:formula="of:=SIN([.A431])+(RAND()-0.5)*0.2" office:value-type="float" office:value="-0.761455020035835" calcext:value-type="float">
            <text:p>-0.76145502</text:p>
          </table:table-cell>
        </table:table-row>
        <table:table-row table:style-name="ro1">
          <table:table-cell office:value-type="float" office:value="43.0999999999999" calcext:value-type="float">
            <text:p>43.1</text:p>
          </table:table-cell>
          <table:table-cell table:formula="of:=SIN([.A432])" office:value-type="float" office:value="-0.772200475971684" calcext:value-type="float">
            <text:p>-0.772200476</text:p>
          </table:table-cell>
          <table:table-cell table:formula="of:=SIN([.A432])+(RAND()-0.5)*0.2" office:value-type="float" office:value="-0.797046506976247" calcext:value-type="float">
            <text:p>-0.797046507</text:p>
          </table:table-cell>
        </table:table-row>
        <table:table-row table:style-name="ro1">
          <table:table-cell office:value-type="float" office:value="43.1999999999999" calcext:value-type="float">
            <text:p>43.2</text:p>
          </table:table-cell>
          <table:table-cell table:formula="of:=SIN([.A433])" office:value-type="float" office:value="-0.704910637414334" calcext:value-type="float">
            <text:p>-0.7049106374</text:p>
          </table:table-cell>
          <table:table-cell table:formula="of:=SIN([.A433])+(RAND()-0.5)*0.2" office:value-type="float" office:value="-0.696467758784322" calcext:value-type="float">
            <text:p>-0.6964677588</text:p>
          </table:table-cell>
        </table:table-row>
        <table:table-row table:style-name="ro1">
          <table:table-cell office:value-type="float" office:value="43.2999999999999" calcext:value-type="float">
            <text:p>43.3</text:p>
          </table:table-cell>
          <table:table-cell table:formula="of:=SIN([.A434])" office:value-type="float" office:value="-0.630577564780422" calcext:value-type="float">
            <text:p>-0.6305775648</text:p>
          </table:table-cell>
          <table:table-cell table:formula="of:=SIN([.A434])+(RAND()-0.5)*0.2" office:value-type="float" office:value="-0.642449529078611" calcext:value-type="float">
            <text:p>-0.6424495291</text:p>
          </table:table-cell>
        </table:table-row>
        <table:table-row table:style-name="ro1">
          <table:table-cell office:value-type="float" office:value="43.3999999999999" calcext:value-type="float">
            <text:p>43.4</text:p>
          </table:table-cell>
          <table:table-cell table:formula="of:=SIN([.A435])" office:value-type="float" office:value="-0.549943969560449" calcext:value-type="float">
            <text:p>-0.5499439696</text:p>
          </table:table-cell>
          <table:table-cell table:formula="of:=SIN([.A435])+(RAND()-0.5)*0.2" office:value-type="float" office:value="-0.490477345719595" calcext:value-type="float">
            <text:p>-0.4904773457</text:p>
          </table:table-cell>
        </table:table-row>
        <table:table-row table:style-name="ro1">
          <table:table-cell office:value-type="float" office:value="43.4999999999999" calcext:value-type="float">
            <text:p>43.5</text:p>
          </table:table-cell>
          <table:table-cell table:formula="of:=SIN([.A436])" office:value-type="float" office:value="-0.463815515983934" calcext:value-type="float">
            <text:p>-0.463815516</text:p>
          </table:table-cell>
          <table:table-cell table:formula="of:=SIN([.A436])+(RAND()-0.5)*0.2" office:value-type="float" office:value="-0.417392617028291" calcext:value-type="float">
            <text:p>-0.417392617</text:p>
          </table:table-cell>
        </table:table-row>
        <table:table-row table:style-name="ro1">
          <table:table-cell office:value-type="float" office:value="43.5999999999999" calcext:value-type="float">
            <text:p>43.6</text:p>
          </table:table-cell>
          <table:table-cell table:formula="of:=SIN([.A437])" office:value-type="float" office:value="-0.373052771088741" calcext:value-type="float">
            <text:p>-0.3730527711</text:p>
          </table:table-cell>
          <table:table-cell table:formula="of:=SIN([.A437])+(RAND()-0.5)*0.2" office:value-type="float" office:value="-0.292379245839155" calcext:value-type="float">
            <text:p>-0.2923792458</text:p>
          </table:table-cell>
        </table:table-row>
        <table:table-row table:style-name="ro1">
          <table:table-cell office:value-type="float" office:value="43.6999999999999" calcext:value-type="float">
            <text:p>43.7</text:p>
          </table:table-cell>
          <table:table-cell table:formula="of:=SIN([.A438])" office:value-type="float" office:value="-0.278562606219673" calcext:value-type="float">
            <text:p>-0.2785626062</text:p>
          </table:table-cell>
          <table:table-cell table:formula="of:=SIN([.A438])+(RAND()-0.5)*0.2" office:value-type="float" office:value="-0.255929097999358" calcext:value-type="float">
            <text:p>-0.255929098</text:p>
          </table:table-cell>
        </table:table-row>
        <table:table-row table:style-name="ro1">
          <table:table-cell office:value-type="float" office:value="43.7999999999999" calcext:value-type="float">
            <text:p>43.8</text:p>
          </table:table-cell>
          <table:table-cell table:formula="of:=SIN([.A439])" office:value-type="float" office:value="-0.181289135869814" calcext:value-type="float">
            <text:p>-0.1812891359</text:p>
          </table:table-cell>
          <table:table-cell table:formula="of:=SIN([.A439])+(RAND()-0.5)*0.2" office:value-type="float" office:value="-0.252455094522086" calcext:value-type="float">
            <text:p>-0.2524550945</text:p>
          </table:table-cell>
        </table:table-row>
        <table:table-row table:style-name="ro1">
          <table:table-cell office:value-type="float" office:value="43.8999999999999" calcext:value-type="float">
            <text:p>43.9</text:p>
          </table:table-cell>
          <table:table-cell table:formula="of:=SIN([.A440])" office:value-type="float" office:value="-0.0822042844005638" calcext:value-type="float">
            <text:p>-0.0822042844</text:p>
          </table:table-cell>
          <table:table-cell table:formula="of:=SIN([.A440])+(RAND()-0.5)*0.2" office:value-type="float" office:value="-0.138263734544512" calcext:value-type="float">
            <text:p>-0.1382637345</text:p>
          </table:table-cell>
        </table:table-row>
        <table:table-row table:style-name="ro1">
          <table:table-cell office:value-type="float" office:value="43.9999999999999" calcext:value-type="float">
            <text:p>44</text:p>
          </table:table-cell>
          <table:table-cell table:formula="of:=SIN([.A441])" office:value-type="float" office:value="0.0177019251052928" calcext:value-type="float">
            <text:p>0.0177019251</text:p>
          </table:table-cell>
          <table:table-cell table:formula="of:=SIN([.A441])+(RAND()-0.5)*0.2" office:value-type="float" office:value="0.101491850615357" calcext:value-type="float">
            <text:p>0.1014918506</text:p>
          </table:table-cell>
        </table:table-row>
        <table:table-row table:style-name="ro1">
          <table:table-cell office:value-type="float" office:value="44.0999999999999" calcext:value-type="float">
            <text:p>44.1</text:p>
          </table:table-cell>
          <table:table-cell table:formula="of:=SIN([.A442])" office:value-type="float" office:value="0.117431262826969" calcext:value-type="float">
            <text:p>0.1174312628</text:p>
          </table:table-cell>
          <table:table-cell table:formula="of:=SIN([.A442])+(RAND()-0.5)*0.2" office:value-type="float" office:value="0.194875013309021" calcext:value-type="float">
            <text:p>0.1948750133</text:p>
          </table:table-cell>
        </table:table-row>
        <table:table-row table:style-name="ro1">
          <table:table-cell office:value-type="float" office:value="44.1999999999999" calcext:value-type="float">
            <text:p>44.2</text:p>
          </table:table-cell>
          <table:table-cell table:formula="of:=SIN([.A443])" office:value-type="float" office:value="0.215987266188099" calcext:value-type="float">
            <text:p>0.2159872662</text:p>
          </table:table-cell>
          <table:table-cell table:formula="of:=SIN([.A443])+(RAND()-0.5)*0.2" office:value-type="float" office:value="0.246398435214146" calcext:value-type="float">
            <text:p>0.2463984352</text:p>
          </table:table-cell>
        </table:table-row>
        <table:table-row table:style-name="ro1">
          <table:table-cell office:value-type="float" office:value="44.2999999999999" calcext:value-type="float">
            <text:p>44.3</text:p>
          </table:table-cell>
          <table:table-cell table:formula="of:=SIN([.A444])" office:value-type="float" office:value="0.312385196181376" calcext:value-type="float">
            <text:p>0.3123851962</text:p>
          </table:table-cell>
          <table:table-cell table:formula="of:=SIN([.A444])+(RAND()-0.5)*0.2" office:value-type="float" office:value="0.27610042862444" calcext:value-type="float">
            <text:p>0.2761004286</text:p>
          </table:table-cell>
        </table:table-row>
        <table:table-row table:style-name="ro1">
          <table:table-cell office:value-type="float" office:value="44.3999999999999" calcext:value-type="float">
            <text:p>44.4</text:p>
          </table:table-cell>
          <table:table-cell table:formula="of:=SIN([.A445])" office:value-type="float" office:value="0.405661876555219" calcext:value-type="float">
            <text:p>0.4056618766</text:p>
          </table:table-cell>
          <table:table-cell table:formula="of:=SIN([.A445])+(RAND()-0.5)*0.2" office:value-type="float" office:value="0.312219869866654" calcext:value-type="float">
            <text:p>0.3122198699</text:p>
          </table:table-cell>
        </table:table-row>
        <table:table-row table:style-name="ro1">
          <table:table-cell office:value-type="float" office:value="44.4999999999999" calcext:value-type="float">
            <text:p>44.5</text:p>
          </table:table-cell>
          <table:table-cell table:formula="of:=SIN([.A446])" office:value-type="float" office:value="0.494885317552517" calcext:value-type="float">
            <text:p>0.4948853176</text:p>
          </table:table-cell>
          <table:table-cell table:formula="of:=SIN([.A446])+(RAND()-0.5)*0.2" office:value-type="float" office:value="0.473533367588798" calcext:value-type="float">
            <text:p>0.4735333676</text:p>
          </table:table-cell>
        </table:table-row>
        <table:table-row table:style-name="ro1">
          <table:table-cell office:value-type="float" office:value="44.5999999999999" calcext:value-type="float">
            <text:p>44.6</text:p>
          </table:table-cell>
          <table:table-cell table:formula="of:=SIN([.A447])" office:value-type="float" office:value="0.579164028044167" calcext:value-type="float">
            <text:p>0.579164028</text:p>
          </table:table-cell>
          <table:table-cell table:formula="of:=SIN([.A447])+(RAND()-0.5)*0.2" office:value-type="float" office:value="0.672240882196771" calcext:value-type="float">
            <text:p>0.6722408822</text:p>
          </table:table-cell>
        </table:table-row>
        <table:table-row table:style-name="ro1">
          <table:table-cell office:value-type="float" office:value="44.6999999999999" calcext:value-type="float">
            <text:p>44.7</text:p>
          </table:table-cell>
          <table:table-cell table:formula="of:=SIN([.A448])" office:value-type="float" office:value="0.657655923013773" calcext:value-type="float">
            <text:p>0.657655923</text:p>
          </table:table-cell>
          <table:table-cell table:formula="of:=SIN([.A448])+(RAND()-0.5)*0.2" office:value-type="float" office:value="0.64782117855848" calcext:value-type="float">
            <text:p>0.6478211786</text:p>
          </table:table-cell>
        </table:table-row>
        <table:table-row table:style-name="ro1">
          <table:table-cell office:value-type="float" office:value="44.7999999999999" calcext:value-type="float">
            <text:p>44.8</text:p>
          </table:table-cell>
          <table:table-cell table:formula="of:=SIN([.A449])" office:value-type="float" office:value="0.729576737392771" calcext:value-type="float">
            <text:p>0.7295767374</text:p>
          </table:table-cell>
          <table:table-cell table:formula="of:=SIN([.A449])+(RAND()-0.5)*0.2" office:value-type="float" office:value="0.686089352663684" calcext:value-type="float">
            <text:p>0.6860893527</text:p>
          </table:table-cell>
        </table:table-row>
        <table:table-row table:style-name="ro1">
          <table:table-cell office:value-type="float" office:value="44.8999999999999" calcext:value-type="float">
            <text:p>44.9</text:p>
          </table:table-cell>
          <table:table-cell table:formula="of:=SIN([.A450])" office:value-type="float" office:value="0.794207862177741" calcext:value-type="float">
            <text:p>0.7942078622</text:p>
          </table:table-cell>
          <table:table-cell table:formula="of:=SIN([.A450])+(RAND()-0.5)*0.2" office:value-type="float" office:value="0.709746733326342" calcext:value-type="float">
            <text:p>0.7097467333</text:p>
          </table:table-cell>
        </table:table-row>
        <table:table-row table:style-name="ro1">
          <table:table-cell office:value-type="float" office:value="44.9999999999999" calcext:value-type="float">
            <text:p>45</text:p>
          </table:table-cell>
          <table:table-cell table:formula="of:=SIN([.A451])" office:value-type="float" office:value="0.850903524534051" calcext:value-type="float">
            <text:p>0.8509035245</text:p>
          </table:table-cell>
          <table:table-cell table:formula="of:=SIN([.A451])+(RAND()-0.5)*0.2" office:value-type="float" office:value="0.797013149439563" calcext:value-type="float">
            <text:p>0.7970131494</text:p>
          </table:table-cell>
        </table:table-row>
        <table:table-row table:style-name="ro1">
          <table:table-cell office:value-type="float" office:value="45.0999999999999" calcext:value-type="float">
            <text:p>45.1</text:p>
          </table:table-cell>
          <table:table-cell table:formula="of:=SIN([.A452])" office:value-type="float" office:value="0.899097240144526" calcext:value-type="float">
            <text:p>0.8990972401</text:p>
          </table:table-cell>
          <table:table-cell table:formula="of:=SIN([.A452])+(RAND()-0.5)*0.2" office:value-type="float" office:value="0.925908730166172" calcext:value-type="float">
            <text:p>0.9259087302</text:p>
          </table:table-cell>
        </table:table-row>
        <table:table-row table:style-name="ro1">
          <table:table-cell office:value-type="float" office:value="45.1999999999999" calcext:value-type="float">
            <text:p>45.2</text:p>
          </table:table-cell>
          <table:table-cell table:formula="of:=SIN([.A453])" office:value-type="float" office:value="0.938307473333508" calcext:value-type="float">
            <text:p>0.9383074733</text:p>
          </table:table-cell>
          <table:table-cell table:formula="of:=SIN([.A453])+(RAND()-0.5)*0.2" office:value-type="float" office:value="0.931735760569528" calcext:value-type="float">
            <text:p>0.9317357606</text:p>
          </table:table-cell>
        </table:table-row>
        <table:table-row table:style-name="ro1">
          <table:table-cell office:value-type="float" office:value="45.2999999999999" calcext:value-type="float">
            <text:p>45.3</text:p>
          </table:table-cell>
          <table:table-cell table:formula="of:=SIN([.A454])" office:value-type="float" office:value="0.968142448412157" calcext:value-type="float">
            <text:p>0.9681424484</text:p>
          </table:table-cell>
          <table:table-cell table:formula="of:=SIN([.A454])+(RAND()-0.5)*0.2" office:value-type="float" office:value="1.02645446276283" calcext:value-type="float">
            <text:p>1.0264544628</text:p>
          </table:table-cell>
        </table:table-row>
        <table:table-row table:style-name="ro1">
          <table:table-cell office:value-type="float" office:value="45.3999999999999" calcext:value-type="float">
            <text:p>45.4</text:p>
          </table:table-cell>
          <table:table-cell table:formula="of:=SIN([.A455])" office:value-type="float" office:value="0.988304064171617" calcext:value-type="float">
            <text:p>0.9883040642</text:p>
          </table:table-cell>
          <table:table-cell table:formula="of:=SIN([.A455])+(RAND()-0.5)*0.2" office:value-type="float" office:value="0.990008167671268" calcext:value-type="float">
            <text:p>0.9900081677</text:p>
          </table:table-cell>
        </table:table-row>
        <table:table-row table:style-name="ro1">
          <table:table-cell office:value-type="float" office:value="45.4999999999999" calcext:value-type="float">
            <text:p>45.5</text:p>
          </table:table-cell>
          <table:table-cell table:formula="of:=SIN([.A456])" office:value-type="float" office:value="0.998590872411764" calcext:value-type="float">
            <text:p>0.9985908724</text:p>
          </table:table-cell>
          <table:table-cell table:formula="of:=SIN([.A456])+(RAND()-0.5)*0.2" office:value-type="float" office:value="0.989435803818664" calcext:value-type="float">
            <text:p>0.9894358038</text:p>
          </table:table-cell>
        </table:table-row>
        <table:table-row table:style-name="ro1">
          <table:table-cell office:value-type="float" office:value="45.5999999999999" calcext:value-type="float">
            <text:p>45.6</text:p>
          </table:table-cell>
          <table:table-cell table:formula="of:=SIN([.A457])" office:value-type="float" office:value="0.998900090745027" calcext:value-type="float">
            <text:p>0.9989000907</text:p>
          </table:table-cell>
          <table:table-cell table:formula="of:=SIN([.A457])+(RAND()-0.5)*0.2" office:value-type="float" office:value="0.935816898458014" calcext:value-type="float">
            <text:p>0.9358168985</text:p>
          </table:table-cell>
        </table:table-row>
        <table:table-row table:style-name="ro1">
          <table:table-cell office:value-type="float" office:value="45.6999999999999" calcext:value-type="float">
            <text:p>45.7</text:p>
          </table:table-cell>
          <table:table-cell table:formula="of:=SIN([.A458])" office:value-type="float" office:value="0.989228629564037" calcext:value-type="float">
            <text:p>0.9892286296</text:p>
          </table:table-cell>
          <table:table-cell table:formula="of:=SIN([.A458])+(RAND()-0.5)*0.2" office:value-type="float" office:value="1.01935301433421" calcext:value-type="float">
            <text:p>1.0193530143</text:p>
          </table:table-cell>
        </table:table-row>
        <table:table-row table:style-name="ro1">
          <table:table-cell office:value-type="float" office:value="45.7999999999999" calcext:value-type="float">
            <text:p>45.8</text:p>
          </table:table-cell>
          <table:table-cell table:formula="of:=SIN([.A459])" office:value-type="float" office:value="0.969673122911952" calcext:value-type="float">
            <text:p>0.9696731229</text:p>
          </table:table-cell>
          <table:table-cell table:formula="of:=SIN([.A459])+(RAND()-0.5)*0.2" office:value-type="float" office:value="0.975884302453376" calcext:value-type="float">
            <text:p>0.9758843025</text:p>
          </table:table-cell>
        </table:table-row>
        <table:table-row table:style-name="ro1">
          <table:table-cell office:value-type="float" office:value="45.8999999999999" calcext:value-type="float">
            <text:p>45.9</text:p>
          </table:table-cell>
          <table:table-cell table:formula="of:=SIN([.A460])" office:value-type="float" office:value="0.940428962947049" calcext:value-type="float">
            <text:p>0.9404289629</text:p>
          </table:table-cell>
          <table:table-cell table:formula="of:=SIN([.A460])+(RAND()-0.5)*0.2" office:value-type="float" office:value="1.0384734411884" calcext:value-type="float">
            <text:p>1.0384734412</text:p>
          </table:table-cell>
        </table:table-row>
        <table:table-row table:style-name="ro1">
          <table:table-cell office:value-type="float" office:value="45.9999999999999" calcext:value-type="float">
            <text:p>46</text:p>
          </table:table-cell>
          <table:table-cell table:formula="of:=SIN([.A461])" office:value-type="float" office:value="0.901788347648867" calcext:value-type="float">
            <text:p>0.9017883476</text:p>
          </table:table-cell>
          <table:table-cell table:formula="of:=SIN([.A461])+(RAND()-0.5)*0.2" office:value-type="float" office:value="0.988591219732949" calcext:value-type="float">
            <text:p>0.9885912197</text:p>
          </table:table-cell>
        </table:table-row>
        <table:table-row table:style-name="ro1">
          <table:table-cell office:value-type="float" office:value="46.0999999999999" calcext:value-type="float">
            <text:p>46.1</text:p>
          </table:table-cell>
          <table:table-cell table:formula="of:=SIN([.A462])" office:value-type="float" office:value="0.854137361272571" calcext:value-type="float">
            <text:p>0.8541373613</text:p>
          </table:table-cell>
          <table:table-cell table:formula="of:=SIN([.A462])+(RAND()-0.5)*0.2" office:value-type="float" office:value="0.862193953748194" calcext:value-type="float">
            <text:p>0.8621939537</text:p>
          </table:table-cell>
        </table:table-row>
        <table:table-row table:style-name="ro1">
          <table:table-cell office:value-type="float" office:value="46.1999999999999" calcext:value-type="float">
            <text:p>46.2</text:p>
          </table:table-cell>
          <table:table-cell table:formula="of:=SIN([.A463])" office:value-type="float" office:value="0.797952116722712" calcext:value-type="float">
            <text:p>0.7979521167</text:p>
          </table:table-cell>
          <table:table-cell table:formula="of:=SIN([.A463])+(RAND()-0.5)*0.2" office:value-type="float" office:value="0.870157021772588" calcext:value-type="float">
            <text:p>0.8701570218</text:p>
          </table:table-cell>
        </table:table-row>
        <table:table-row table:style-name="ro1">
          <table:table-cell office:value-type="float" office:value="46.2999999999999" calcext:value-type="float">
            <text:p>46.3</text:p>
          </table:table-cell>
          <table:table-cell table:formula="of:=SIN([.A464])" office:value-type="float" office:value="0.733793998390461" calcext:value-type="float">
            <text:p>0.7337939984</text:p>
          </table:table-cell>
          <table:table-cell table:formula="of:=SIN([.A464])+(RAND()-0.5)*0.2" office:value-type="float" office:value="0.788248638177315" calcext:value-type="float">
            <text:p>0.7882486382</text:p>
          </table:table-cell>
        </table:table-row>
        <table:table-row table:style-name="ro1">
          <table:table-cell office:value-type="float" office:value="46.3999999999999" calcext:value-type="float">
            <text:p>46.4</text:p>
          </table:table-cell>
          <table:table-cell table:formula="of:=SIN([.A465])" office:value-type="float" office:value="0.662304052986339" calcext:value-type="float">
            <text:p>0.662304053</text:p>
          </table:table-cell>
          <table:table-cell table:formula="of:=SIN([.A465])+(RAND()-0.5)*0.2" office:value-type="float" office:value="0.697295751791581" calcext:value-type="float">
            <text:p>0.6972957518</text:p>
          </table:table-cell>
        </table:table-row>
        <table:table-row table:style-name="ro1">
          <table:table-cell office:value-type="float" office:value="46.4999999999999" calcext:value-type="float">
            <text:p>46.5</text:p>
          </table:table-cell>
          <table:table-cell table:formula="of:=SIN([.A466])" office:value-type="float" office:value="0.584196584413395" calcext:value-type="float">
            <text:p>0.5841965844</text:p>
          </table:table-cell>
          <table:table-cell table:formula="of:=SIN([.A466])+(RAND()-0.5)*0.2" office:value-type="float" office:value="0.525269688081563" calcext:value-type="float">
            <text:p>0.5252696881</text:p>
          </table:table-cell>
        </table:table-row>
        <table:table-row table:style-name="ro1">
          <table:table-cell office:value-type="float" office:value="46.5999999999999" calcext:value-type="float">
            <text:p>46.6</text:p>
          </table:table-cell>
          <table:table-cell table:formula="of:=SIN([.A467])" office:value-type="float" office:value="0.500252016678704" calcext:value-type="float">
            <text:p>0.5002520167</text:p>
          </table:table-cell>
          <table:table-cell table:formula="of:=SIN([.A467])+(RAND()-0.5)*0.2" office:value-type="float" office:value="0.560548864908768" calcext:value-type="float">
            <text:p>0.5605488649</text:p>
          </table:table-cell>
        </table:table-row>
        <table:table-row table:style-name="ro1">
          <table:table-cell office:value-type="float" office:value="46.6999999999999" calcext:value-type="float">
            <text:p>46.7</text:p>
          </table:table-cell>
          <table:table-cell table:formula="of:=SIN([.A468])" office:value-type="float" office:value="0.41130909615469" calcext:value-type="float">
            <text:p>0.4113090962</text:p>
          </table:table-cell>
          <table:table-cell table:formula="of:=SIN([.A468])+(RAND()-0.5)*0.2" office:value-type="float" office:value="0.327211778269083" calcext:value-type="float">
            <text:p>0.3272117783</text:p>
          </table:table-cell>
        </table:table-row>
        <table:table-row table:style-name="ro1">
          <table:table-cell office:value-type="float" office:value="46.7999999999999" calcext:value-type="float">
            <text:p>46.8</text:p>
          </table:table-cell>
          <table:table-cell table:formula="of:=SIN([.A469])" office:value-type="float" office:value="0.318256511102616" calcext:value-type="float">
            <text:p>0.3182565111</text:p>
          </table:table-cell>
          <table:table-cell table:formula="of:=SIN([.A469])+(RAND()-0.5)*0.2" office:value-type="float" office:value="0.219884587620571" calcext:value-type="float">
            <text:p>0.2198845876</text:p>
          </table:table-cell>
        </table:table-row>
        <table:table-row table:style-name="ro1">
          <table:table-cell office:value-type="float" office:value="46.8999999999999" calcext:value-type="float">
            <text:p>46.9</text:p>
          </table:table-cell>
          <table:table-cell table:formula="of:=SIN([.A470])" office:value-type="float" office:value="0.222024012193214" calcext:value-type="float">
            <text:p>0.2220240122</text:p>
          </table:table-cell>
          <table:table-cell table:formula="of:=SIN([.A470])+(RAND()-0.5)*0.2" office:value-type="float" office:value="0.157743178982418" calcext:value-type="float">
            <text:p>0.157743179</text:p>
          </table:table-cell>
        </table:table-row>
        <table:table-row table:style-name="ro1">
          <table:table-cell office:value-type="float" office:value="46.9999999999999" calcext:value-type="float">
            <text:p>47</text:p>
          </table:table-cell>
          <table:table-cell table:formula="of:=SIN([.A471])" office:value-type="float" office:value="0.123573122745358" calcext:value-type="float">
            <text:p>0.1235731227</text:p>
          </table:table-cell>
          <table:table-cell table:formula="of:=SIN([.A471])+(RAND()-0.5)*0.2" office:value-type="float" office:value="0.0308653162456831" calcext:value-type="float">
            <text:p>0.0308653162</text:p>
          </table:table-cell>
        </table:table-row>
        <table:table-row table:style-name="ro1">
          <table:table-cell office:value-type="float" office:value="47.0999999999999" calcext:value-type="float">
            <text:p>47.1</text:p>
          </table:table-cell>
          <table:table-cell table:formula="of:=SIN([.A472])" office:value-type="float" office:value="0.0238875315028738" calcext:value-type="float">
            <text:p>0.0238875315</text:p>
          </table:table-cell>
          <table:table-cell table:formula="of:=SIN([.A472])+(RAND()-0.5)*0.2" office:value-type="float" office:value="-0.0220947771829057" calcext:value-type="float">
            <text:p>-0.0220947772</text:p>
          </table:table-cell>
        </table:table-row>
        <table:table-row table:style-name="ro1">
          <table:table-cell office:value-type="float" office:value="47.1999999999999" calcext:value-type="float">
            <text:p>47.2</text:p>
          </table:table-cell>
          <table:table-cell table:formula="of:=SIN([.A473])" office:value-type="float" office:value="-0.0760367360582189" calcext:value-type="float">
            <text:p>-0.0760367361</text:p>
          </table:table-cell>
          <table:table-cell table:formula="of:=SIN([.A473])+(RAND()-0.5)*0.2" office:value-type="float" office:value="0.00542137933321429" calcext:value-type="float">
            <text:p>0.0054213793</text:p>
          </table:table-cell>
        </table:table-row>
        <table:table-row table:style-name="ro1">
          <table:table-cell office:value-type="float" office:value="47.2999999999999" calcext:value-type="float">
            <text:p>47.3</text:p>
          </table:table-cell>
          <table:table-cell table:formula="of:=SIN([.A474])" office:value-type="float" office:value="-0.175201269687014" calcext:value-type="float">
            <text:p>-0.1752012697</text:p>
          </table:table-cell>
          <table:table-cell table:formula="of:=SIN([.A474])+(RAND()-0.5)*0.2" office:value-type="float" office:value="-0.137609922542098" calcext:value-type="float">
            <text:p>-0.1376099225</text:p>
          </table:table-cell>
        </table:table-row>
        <table:table-row table:style-name="ro1">
          <table:table-cell office:value-type="float" office:value="47.3999999999999" calcext:value-type="float">
            <text:p>47.4</text:p>
          </table:table-cell>
          <table:table-cell table:formula="of:=SIN([.A475])" office:value-type="float" office:value="-0.272615250142944" calcext:value-type="float">
            <text:p>-0.2726152501</text:p>
          </table:table-cell>
          <table:table-cell table:formula="of:=SIN([.A475])+(RAND()-0.5)*0.2" office:value-type="float" office:value="-0.299106815865916" calcext:value-type="float">
            <text:p>-0.2991068159</text:p>
          </table:table-cell>
        </table:table-row>
        <table:table-row table:style-name="ro1">
          <table:table-cell office:value-type="float" office:value="47.4999999999999" calcext:value-type="float">
            <text:p>47.5</text:p>
          </table:table-cell>
          <table:table-cell table:formula="of:=SIN([.A476])" office:value-type="float" office:value="-0.367305349134066" calcext:value-type="float">
            <text:p>-0.3673053491</text:p>
          </table:table-cell>
          <table:table-cell table:formula="of:=SIN([.A476])+(RAND()-0.5)*0.2" office:value-type="float" office:value="-0.37057486087472" calcext:value-type="float">
            <text:p>-0.3705748609</text:p>
          </table:table-cell>
        </table:table-row>
        <table:table-row table:style-name="ro1">
          <table:table-cell office:value-type="float" office:value="47.5999999999999" calcext:value-type="float">
            <text:p>47.6</text:p>
          </table:table-cell>
          <table:table-cell table:formula="of:=SIN([.A477])" office:value-type="float" office:value="-0.45832545449164" calcext:value-type="float">
            <text:p>-0.4583254545</text:p>
          </table:table-cell>
          <table:table-cell table:formula="of:=SIN([.A477])+(RAND()-0.5)*0.2" office:value-type="float" office:value="-0.4290773447058" calcext:value-type="float">
            <text:p>-0.4290773447</text:p>
          </table:table-cell>
        </table:table-row>
        <table:table-row table:style-name="ro1">
          <table:table-cell office:value-type="float" office:value="47.6999999999999" calcext:value-type="float">
            <text:p>47.7</text:p>
          </table:table-cell>
          <table:table-cell table:formula="of:=SIN([.A478])" office:value-type="float" office:value="-0.544766123410192" calcext:value-type="float">
            <text:p>-0.5447661234</text:p>
          </table:table-cell>
          <table:table-cell table:formula="of:=SIN([.A478])+(RAND()-0.5)*0.2" office:value-type="float" office:value="-0.463922435514507" calcext:value-type="float">
            <text:p>-0.4639224355</text:p>
          </table:table-cell>
        </table:table-row>
        <table:table-row table:style-name="ro1">
          <table:table-cell office:value-type="float" office:value="47.7999999999999" calcext:value-type="float">
            <text:p>47.8</text:p>
          </table:table-cell>
          <table:table-cell table:formula="of:=SIN([.A479])" office:value-type="float" office:value="-0.625763669299368" calcext:value-type="float">
            <text:p>-0.6257636693</text:p>
          </table:table-cell>
          <table:table-cell table:formula="of:=SIN([.A479])+(RAND()-0.5)*0.2" office:value-type="float" office:value="-0.623982445817847" calcext:value-type="float">
            <text:p>-0.6239824458</text:p>
          </table:table-cell>
        </table:table-row>
        <table:table-row table:style-name="ro1">
          <table:table-cell office:value-type="float" office:value="47.8999999999999" calcext:value-type="float">
            <text:p>47.9</text:p>
          </table:table-cell>
          <table:table-cell table:formula="of:=SIN([.A480])" office:value-type="float" office:value="-0.700508791454873" calcext:value-type="float">
            <text:p>-0.7005087915</text:p>
          </table:table-cell>
          <table:table-cell table:formula="of:=SIN([.A480])+(RAND()-0.5)*0.2" office:value-type="float" office:value="-0.760317516620076" calcext:value-type="float">
            <text:p>-0.7603175166</text:p>
          </table:table-cell>
        </table:table-row>
        <table:table-row table:style-name="ro1">
          <table:table-cell office:value-type="float" office:value="47.9999999999999" calcext:value-type="float">
            <text:p>48</text:p>
          </table:table-cell>
          <table:table-cell table:formula="of:=SIN([.A481])" office:value-type="float" office:value="-0.76825466132358" calcext:value-type="float">
            <text:p>-0.7682546613</text:p>
          </table:table-cell>
          <table:table-cell table:formula="of:=SIN([.A481])+(RAND()-0.5)*0.2" office:value-type="float" office:value="-0.685259744148779" calcext:value-type="float">
            <text:p>-0.6852597441</text:p>
          </table:table-cell>
        </table:table-row>
        <table:table-row table:style-name="ro1">
          <table:table-cell office:value-type="float" office:value="48.0999999999999" calcext:value-type="float">
            <text:p>48.1</text:p>
          </table:table-cell>
          <table:table-cell table:formula="of:=SIN([.A482])" office:value-type="float" office:value="-0.828324384567566" calcext:value-type="float">
            <text:p>-0.8283243846</text:p>
          </table:table-cell>
          <table:table-cell table:formula="of:=SIN([.A482])+(RAND()-0.5)*0.2" office:value-type="float" office:value="-0.804391784918733" calcext:value-type="float">
            <text:p>-0.8043917849</text:p>
          </table:table-cell>
        </table:table-row>
        <table:table-row table:style-name="ro1">
          <table:table-cell office:value-type="float" office:value="48.1999999999999" calcext:value-type="float">
            <text:p>48.2</text:p>
          </table:table-cell>
          <table:table-cell table:formula="of:=SIN([.A483])" office:value-type="float" office:value="-0.880117764368594" calcext:value-type="float">
            <text:p>-0.8801177644</text:p>
          </table:table-cell>
          <table:table-cell table:formula="of:=SIN([.A483])+(RAND()-0.5)*0.2" office:value-type="float" office:value="-0.788395452311204" calcext:value-type="float">
            <text:p>-0.7883954523</text:p>
          </table:table-cell>
        </table:table-row>
        <table:table-row table:style-name="ro1">
          <table:table-cell office:value-type="float" office:value="48.2999999999999" calcext:value-type="float">
            <text:p>48.3</text:p>
          </table:table-cell>
          <table:table-cell table:formula="of:=SIN([.A484])" office:value-type="float" office:value="-0.923117298396305" calcext:value-type="float">
            <text:p>-0.9231172984</text:p>
          </table:table-cell>
          <table:table-cell table:formula="of:=SIN([.A484])+(RAND()-0.5)*0.2" office:value-type="float" office:value="-0.940822171974928" calcext:value-type="float">
            <text:p>-0.940822172</text:p>
          </table:table-cell>
        </table:table-row>
        <table:table-row table:style-name="ro1">
          <table:table-cell office:value-type="float" office:value="48.3999999999999" calcext:value-type="float">
            <text:p>48.4</text:p>
          </table:table-cell>
          <table:table-cell table:formula="of:=SIN([.A485])" office:value-type="float" office:value="-0.956893349520446" calcext:value-type="float">
            <text:p>-0.9568933495</text:p>
          </table:table-cell>
          <table:table-cell table:formula="of:=SIN([.A485])+(RAND()-0.5)*0.2" office:value-type="float" office:value="-0.95013206548761" calcext:value-type="float">
            <text:p>-0.9501320655</text:p>
          </table:table-cell>
        </table:table-row>
        <table:table-row table:style-name="ro1">
          <table:table-cell office:value-type="float" office:value="48.4999999999999" calcext:value-type="float">
            <text:p>48.5</text:p>
          </table:table-cell>
          <table:table-cell table:formula="of:=SIN([.A486])" office:value-type="float" office:value="-0.981108438603069" calcext:value-type="float">
            <text:p>-0.9811084386</text:p>
          </table:table-cell>
          <table:table-cell table:formula="of:=SIN([.A486])+(RAND()-0.5)*0.2" office:value-type="float" office:value="-0.935090750229966" calcext:value-type="float">
            <text:p>-0.9350907502</text:p>
          </table:table-cell>
        </table:table-row>
        <table:table-row table:style-name="ro1">
          <table:table-cell office:value-type="float" office:value="48.5999999999999" calcext:value-type="float">
            <text:p>48.6</text:p>
          </table:table-cell>
          <table:table-cell table:formula="of:=SIN([.A487])" office:value-type="float" office:value="-0.995520616478502" calcext:value-type="float">
            <text:p>-0.9955206165</text:p>
          </table:table-cell>
          <table:table-cell table:formula="of:=SIN([.A487])+(RAND()-0.5)*0.2" office:value-type="float" office:value="-1.07021169356744" calcext:value-type="float">
            <text:p>-1.0702116936</text:p>
          </table:table-cell>
        </table:table-row>
        <table:table-row table:style-name="ro1">
          <table:table-cell office:value-type="float" office:value="48.6999999999999" calcext:value-type="float">
            <text:p>48.7</text:p>
          </table:table-cell>
          <table:table-cell table:formula="of:=SIN([.A488])" office:value-type="float" office:value="-0.999985881429445" calcext:value-type="float">
            <text:p>-0.9999858814</text:p>
          </table:table-cell>
          <table:table-cell table:formula="of:=SIN([.A488])+(RAND()-0.5)*0.2" office:value-type="float" office:value="-0.90813840329675" calcext:value-type="float">
            <text:p>-0.9081384033</text:p>
          </table:table-cell>
        </table:table-row>
        <table:table-row table:style-name="ro1">
          <table:table-cell office:value-type="float" office:value="48.7999999999999" calcext:value-type="float">
            <text:p>48.8</text:p>
          </table:table-cell>
          <table:table-cell table:formula="of:=SIN([.A489])" office:value-type="float" office:value="-0.99445961800453" calcext:value-type="float">
            <text:p>-0.994459618</text:p>
          </table:table-cell>
          <table:table-cell table:formula="of:=SIN([.A489])+(RAND()-0.5)*0.2" office:value-type="float" office:value="-1.04226392524366" calcext:value-type="float">
            <text:p>-1.0422639252</text:p>
          </table:table-cell>
        </table:table-row>
        <table:table-row table:style-name="ro1">
          <table:table-cell office:value-type="float" office:value="48.8999999999999" calcext:value-type="float">
            <text:p>48.9</text:p>
          </table:table-cell>
          <table:table-cell table:formula="of:=SIN([.A490])" office:value-type="float" office:value="-0.978997042801159" calcext:value-type="float">
            <text:p>-0.9789970428</text:p>
          </table:table-cell>
          <table:table-cell table:formula="of:=SIN([.A490])+(RAND()-0.5)*0.2" office:value-type="float" office:value="-0.954508032908591" calcext:value-type="float">
            <text:p>-0.9545080329</text:p>
          </table:table-cell>
        </table:table-row>
        <table:table-row table:style-name="ro1">
          <table:table-cell office:value-type="float" office:value="48.9999999999999" calcext:value-type="float">
            <text:p>49</text:p>
          </table:table-cell>
          <table:table-cell table:formula="of:=SIN([.A491])" office:value-type="float" office:value="-0.953752652759514" calcext:value-type="float">
            <text:p>-0.9537526528</text:p>
          </table:table-cell>
          <table:table-cell table:formula="of:=SIN([.A491])+(RAND()-0.5)*0.2" office:value-type="float" office:value="-0.960129838081859" calcext:value-type="float">
            <text:p>-0.9601298381</text:p>
          </table:table-cell>
        </table:table-row>
        <table:table-row table:style-name="ro1">
          <table:table-cell office:value-type="float" office:value="49.0999999999999" calcext:value-type="float">
            <text:p>49.1</text:p>
          </table:table-cell>
          <table:table-cell table:formula="of:=SIN([.A492])" office:value-type="float" office:value="-0.918978681480208" calcext:value-type="float">
            <text:p>-0.9189786815</text:p>
          </table:table-cell>
          <table:table-cell table:formula="of:=SIN([.A492])+(RAND()-0.5)*0.2" office:value-type="float" office:value="-0.993553556147659" calcext:value-type="float">
            <text:p>-0.9935535561</text:p>
          </table:table-cell>
        </table:table-row>
        <table:table-row table:style-name="ro1">
          <table:table-cell office:value-type="float" office:value="49.1999999999999" calcext:value-type="float">
            <text:p>49.2</text:p>
          </table:table-cell>
          <table:table-cell table:formula="of:=SIN([.A493])" office:value-type="float" office:value="-0.875022578989519" calcext:value-type="float">
            <text:p>-0.875022579</text:p>
          </table:table-cell>
          <table:table-cell table:formula="of:=SIN([.A493])+(RAND()-0.5)*0.2" office:value-type="float" office:value="-0.933816471328391" calcext:value-type="float">
            <text:p>-0.9338164713</text:p>
          </table:table-cell>
        </table:table-row>
        <table:table-row table:style-name="ro1">
          <table:table-cell office:value-type="float" office:value="49.2999999999999" calcext:value-type="float">
            <text:p>49.3</text:p>
          </table:table-cell>
          <table:table-cell table:formula="of:=SIN([.A494])" office:value-type="float" office:value="-0.822323540133572" calcext:value-type="float">
            <text:p>-0.8223235401</text:p>
          </table:table-cell>
          <table:table-cell table:formula="of:=SIN([.A494])+(RAND()-0.5)*0.2" office:value-type="float" office:value="-0.734682406858689" calcext:value-type="float">
            <text:p>-0.7346824069</text:p>
          </table:table-cell>
        </table:table-row>
        <table:table-row table:style-name="ro1">
          <table:table-cell office:value-type="float" office:value="49.3999999999999" calcext:value-type="float">
            <text:p>49.4</text:p>
          </table:table-cell>
          <table:table-cell table:formula="of:=SIN([.A495])" office:value-type="float" office:value="-0.761408116288633" calcext:value-type="float">
            <text:p>-0.7614081163</text:p>
          </table:table-cell>
          <table:table-cell table:formula="of:=SIN([.A495])+(RAND()-0.5)*0.2" office:value-type="float" office:value="-0.824656536888481" calcext:value-type="float">
            <text:p>-0.8246565369</text:p>
          </table:table-cell>
        </table:table-row>
        <table:table-row table:style-name="ro1">
          <table:table-cell office:value-type="float" office:value="49.4999999999999" calcext:value-type="float">
            <text:p>49.5</text:p>
          </table:table-cell>
          <table:table-cell table:formula="of:=SIN([.A496])" office:value-type="float" office:value="-0.692884954233798" calcext:value-type="float">
            <text:p>-0.6928849542</text:p>
          </table:table-cell>
          <table:table-cell table:formula="of:=SIN([.A496])+(RAND()-0.5)*0.2" office:value-type="float" office:value="-0.657680746616009" calcext:value-type="float">
            <text:p>-0.6576807466</text:p>
          </table:table-cell>
        </table:table-row>
        <table:table-row table:style-name="ro1">
          <table:table-cell office:value-type="float" office:value="49.5999999999999" calcext:value-type="float">
            <text:p>49.6</text:p>
          </table:table-cell>
          <table:table-cell table:formula="of:=SIN([.A497])" office:value-type="float" office:value="-0.617438714753574" calcext:value-type="float">
            <text:p>-0.6174387148</text:p>
          </table:table-cell>
          <table:table-cell table:formula="of:=SIN([.A497])+(RAND()-0.5)*0.2" office:value-type="float" office:value="-0.648293248971661" calcext:value-type="float">
            <text:p>-0.648293249</text:p>
          </table:table-cell>
        </table:table-row>
        <table:table-row table:style-name="ro1">
          <table:table-cell office:value-type="float" office:value="49.6999999999999" calcext:value-type="float">
            <text:p>49.7</text:p>
          </table:table-cell>
          <table:table-cell table:formula="of:=SIN([.A498])" office:value-type="float" office:value="-0.535823231733641" calcext:value-type="float">
            <text:p>-0.5358232317</text:p>
          </table:table-cell>
          <table:table-cell table:formula="of:=SIN([.A498])+(RAND()-0.5)*0.2" office:value-type="float" office:value="-0.536149696245095" calcext:value-type="float">
            <text:p>-0.5361496962</text:p>
          </table:table-cell>
        </table:table-row>
        <table:table-row table:style-name="ro1">
          <table:table-cell office:value-type="float" office:value="49.7999999999999" calcext:value-type="float">
            <text:p>49.8</text:p>
          </table:table-cell>
          <table:table-cell table:formula="of:=SIN([.A499])" office:value-type="float" office:value="-0.448853980101832" calcext:value-type="float">
            <text:p>-0.4488539801</text:p>
          </table:table-cell>
          <table:table-cell table:formula="of:=SIN([.A499])+(RAND()-0.5)*0.2" office:value-type="float" office:value="-0.444789880424924" calcext:value-type="float">
            <text:p>-0.4447898804</text:p>
          </table:table-cell>
        </table:table-row>
        <table:table-row table:style-name="ro1">
          <table:table-cell office:value-type="float" office:value="49.8999999999999" calcext:value-type="float">
            <text:p>49.9</text:p>
          </table:table-cell>
          <table:table-cell table:formula="of:=SIN([.A500])" office:value-type="float" office:value="-0.357399927872244" calcext:value-type="float">
            <text:p>-0.3573999279</text:p>
          </table:table-cell>
          <table:table-cell table:formula="of:=SIN([.A500])+(RAND()-0.5)*0.2" office:value-type="float" office:value="-0.337328559719968" calcext:value-type="float">
            <text:p>-0.3373285597</text:p>
          </table:table-cell>
        </table:table-row>
        <table:table-row table:style-name="ro1">
          <table:table-cell office:value-type="float" office:value="49.9999999999999" calcext:value-type="float">
            <text:p>50</text:p>
          </table:table-cell>
          <table:table-cell table:formula="of:=SIN([.A501])" office:value-type="float" office:value="-0.262374853704073" calcext:value-type="float">
            <text:p>-0.2623748537</text:p>
          </table:table-cell>
          <table:table-cell table:formula="of:=SIN([.A501])+(RAND()-0.5)*0.2" office:value-type="float" office:value="-0.307425994042255" calcext:value-type="float">
            <text:p>-0.307425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09:42:12.116920679</meta:creation-date>
    <dc:date>2016-05-02T09:50:18.921395282</dc:date>
    <meta:editing-duration>PT8M7S</meta:editing-duration>
    <meta:editing-cycles>1</meta:editing-cycles>
    <meta:document-statistic meta:table-count="1" meta:cell-count="1503" meta:object-count="0"/>
    <meta:generator>LibreOffice/4.3.3.2$Linux_X86_64 LibreOffice_project/430m0$Build-2</meta:generator>
  </office:meta>
</office:document-meta>
</file>